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60">
      <style:table-cell-properties fo:background-color="#ffff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3" table:number-columns-repeated="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8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4" table:default-cell-style-name="ce4"/>
        <table:table-column table:style-name="co1" table:default-cell-style-name="ce4"/>
        <table:table-column table:style-name="co6" table:default-cell-style-name="ce4"/>
        <table:table-column table:style-name="co1" table:number-columns-repeated="4" table:default-cell-style-name="Default"/>
        <table:table-row table:style-name="ro1">
          <table:table-cell table:number-columns-repeated="31"/>
        </table:table-row>
        <table:table-row table:style-name="ro1">
          <table:table-cell table:style-name="ce2" office:value-type="string" calcext:value-type="string" table:number-columns-spanned="4" table:number-rows-spanned="1">
            <text:p>conv2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conv4</text:p>
          </table:table-cell>
          <table:covered-table-cell table:number-columns-repeated="3"/>
          <table:table-cell table:style-name="ce3" office:value-type="string" calcext:value-type="string">
            <text:p>fc0</text:p>
          </table:table-cell>
          <table:table-cell table:style-name="ce3"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base_lr</text:p>
          </table:table-cell>
          <table:table-cell office:value-type="string" calcext:value-type="string">
            <text:p>stepsiz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iteration</text:p>
          </table:table-cell>
          <table:table-cell table:style-name="ce3" office:value-type="string" calcext:value-type="string" table:number-columns-spanned="2" table:number-rows-spanned="1">
            <text:p>batchsize</text:p>
          </table:table-cell>
          <table:covered-table-cell/>
          <table:table-cell office:value-type="string" calcext:value-type="string">
            <text:p>data size</text:p>
          </table:table-cell>
          <table:table-cell table:style-name="ce3" office:value-type="string" calcext:value-type="string" table:number-columns-spanned="2" table:number-rows-spanned="1">
            <text:p>start </text:p>
          </table:table-cell>
          <table:covered-table-cell/>
          <table:table-cell table:style-name="ce3" office:value-type="string" calcext:value-type="string" table:number-columns-spanned="2" table:number-rows-spanned="1">
            <text:p>final </text:p>
          </table:table-cell>
          <table:covered-table-cell/>
          <table:table-cell table:style-name="ce3" office:value-type="string" calcext:value-type="string" table:number-columns-spanned="2" table:number-rows-spanned="1">
            <text:p>tain</text:p>
          </table:table-cell>
          <table:covered-table-cell/>
          <table:table-cell table:style-name="ce3" office:value-type="string" calcext:value-type="string" table:number-columns-spanned="2" table:number-rows-spanned="1">
            <text:p>test</text:p>
          </table:table-cell>
          <table:covered-table-cell/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PS</text:p>
          </table:table-cell>
          <table:table-cell/>
        </table:table-row>
        <table:table-row table:style-name="ro1">
          <table:table-cell office:value-type="string" calcext:value-type="string">
            <text:p>kernel siz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outputNumber</text:p>
          </table:table-cell>
          <table:table-cell office:value-type="string" calcext:value-type="string">
            <text:p>kernel siz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outputNumber</text:p>
          </table:table-cell>
          <table:table-cell office:value-type="string" calcext:value-type="string">
            <text:p>lr</text:p>
          </table:table-cell>
          <table:table-cell table:number-columns-repeated="3" office:value-type="string" calcext:value-type="string">
            <text:p>outputNumber</text:p>
          </table:table-cell>
          <table:table-cell table:number-columns-repeated="5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Hingeloss-L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Hingeloss-L2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599.622" calcext:value-type="float">
            <text:p>599.622</text:p>
          </table:table-cell>
          <table:table-cell/>
          <table:table-cell office:value-type="float" office:value="0.86" calcext:value-type="float">
            <text:p>0.8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Hingeloss-L2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599.622" calcext:value-type="float">
            <text:p>599.622</text:p>
          </table:table-cell>
          <table:table-cell/>
          <table:table-cell office:value-type="float" office:value="0.86" calcext:value-type="float">
            <text:p>0.8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Hingeloss-L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600.241" calcext:value-type="float">
            <text:p>600.241</text:p>
          </table:table-cell>
          <table:table-cell/>
          <table:table-cell office:value-type="float" office:value="0.858" calcext:value-type="float">
            <text:p>0.85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28.39" calcext:value-type="float">
            <text:p>28.39</text:p>
          </table:table-cell>
          <table:table-cell/>
          <table:table-cell office:value-type="float" office:value="28.28" calcext:value-type="float">
            <text:p>28.2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SigmoidCrossEntropyLoss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361.115" calcext:value-type="float">
            <text:p>361.115</text:p>
          </table:table-cell>
          <table:table-cell/>
          <table:table-cell office:value-type="float" office:value="190.557" calcext:value-type="float">
            <text:p>190.55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SigmoidCrossEntropyLoss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5"/>
          <table:table-cell office:value-type="float" office:value="-3.564095" calcext:value-type="float">
            <text:p>-3.564095</text:p>
          </table:table-cell>
          <table:table-cell office:value-type="float" office:value="-1.374772" calcext:value-type="float">
            <text:p>-1.37477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Hingeloss-L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-3.912069" calcext:value-type="float">
            <text:p>-3.912069</text:p>
          </table:table-cell>
          <table:table-cell office:value-type="float" office:value="1.029018" calcext:value-type="float">
            <text:p>1.02901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-0.017868" calcext:value-type="float">
            <text:p>-0.017868</text:p>
          </table:table-cell>
          <table:table-cell office:value-type="float" office:value="0.268374" calcext:value-type="float">
            <text:p>0.26837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-0.003975" calcext:value-type="float">
            <text:p>-0.003975</text:p>
          </table:table-cell>
          <table:table-cell office:value-type="float" office:value="0.205685" calcext:value-type="float">
            <text:p>0.20568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30.6645" calcext:value-type="float">
            <text:p>30.6645</text:p>
          </table:table-cell>
          <table:table-cell/>
          <table:table-cell office:value-type="float" office:value="27.9983" calcext:value-type="float">
            <text:p>27.9983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ngeloss-L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603.494" calcext:value-type="float">
            <text:p>603.494</text:p>
          </table:table-cell>
          <table:table-cell/>
          <table:table-cell office:value-type="float" office:value="1.124" calcext:value-type="float">
            <text:p>1.124</text:p>
          </table:table-cell>
          <table:table-cell table:number-columns-repeated="7"/>
          <table:table-cell office:value-type="string" calcext:value-type="string">
            <text:p>正负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ngeloss-L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543.559" calcext:value-type="float">
            <text:p>543.559</text:p>
          </table:table-cell>
          <table:table-cell/>
          <table:table-cell office:value-type="float" office:value="0.691602" calcext:value-type="float">
            <text:p>0.691602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igmoidCrossEntropyLos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404" calcext:value-type="float">
            <text:p>404</text:p>
          </table:table-cell>
          <table:table-cell/>
          <table:table-cell table:style-name="ce8" office:value-type="string" calcext:value-type="string">
            <text:p>nan</text:p>
          </table:table-cell>
          <table:table-cell table:style-name="ce8"/>
          <table:table-cell table:number-columns-repeated="6"/>
          <table:table-cell office:value-type="string" calcext:value-type="string">
            <text:p>不支持正负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289.211" calcext:value-type="float">
            <text:p>289.211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5"/>
          <table:table-cell office:value-type="float" office:value="-0.95" calcext:value-type="float">
            <text:p>-0.95</text:p>
          </table:table-cell>
          <table:table-cell office:value-type="float" office:value="-0.6" calcext:value-type="float">
            <text:p>-0.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287" calcext:value-type="float">
            <text:p>287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style-name="ce6" office:value-type="string" calcext:value-type="string">
            <text:p>Hingeloss-L2</text:p>
          </table:table-cell>
          <table:table-cell table:style-name="ce6" table:number-columns-repeated="3"/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-200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.135" calcext:value-type="float">
            <text:p>1.13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月20日</text:p>
          </table:table-cell>
          <table:table-cell table:number-columns-repeated="10"/>
          <table:table-cell table:style-name="ce6" table:number-columns-repeated="4"/>
          <table:table-cell table:number-columns-repeated="12"/>
          <table:table-cell office:value-type="string" calcext:value-type="string">
            <text:p>ratio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9</text:p>
          </table:table-cell>
          <table:table-cell office:value-type="float" office:value="29.6" calcext:value-type="float">
            <text:p>29.6</text:p>
          </table:table-cell>
          <table:table-cell office:value-type="float" office:value="28.7718" calcext:value-type="float">
            <text:p>28.7718</text:p>
          </table:table-cell>
          <table:table-cell table:style-name="ce9" office:value-type="float" office:value="0.000000192" calcext:value-type="float">
            <text:p>1.92E-007</text:p>
          </table:table-cell>
          <table:table-cell office:value-type="float" office:value="50.7721" calcext:value-type="float">
            <text:p>50.772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0</text:p>
          </table:table-cell>
          <table:table-cell office:value-type="float" office:value="28.5" calcext:value-type="float">
            <text:p>28.5</text:p>
          </table:table-cell>
          <table:table-cell office:value-type="float" office:value="28.63" calcext:value-type="float">
            <text:p>28.63</text:p>
          </table:table-cell>
          <table:table-cell office:value-type="float" office:value="22.8" calcext:value-type="float">
            <text:p>22.8</text:p>
          </table:table-cell>
          <table:table-cell office:value-type="float" office:value="30.9271" calcext:value-type="float">
            <text:p>30.927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0-10</text:p>
          </table:table-cell>
          <table:table-cell office:value-type="float" office:value="29.2" calcext:value-type="float">
            <text:p>29.2</text:p>
          </table:table-cell>
          <table:table-cell office:value-type="float" office:value="29.4" calcext:value-type="float">
            <text:p>29.4</text:p>
          </table:table-cell>
          <table:table-cell office:value-type="float" office:value="21.798" calcext:value-type="float">
            <text:p>21.798</text:p>
          </table:table-cell>
          <table:table-cell office:value-type="float" office:value="31.07" calcext:value-type="float">
            <text:p>31.0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0-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7.4492" calcext:value-type="float">
            <text:p>17.4492</text:p>
          </table:table-cell>
          <table:table-cell office:value-type="float" office:value="31.22" calcext:value-type="float">
            <text:p>31.22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formula="of:=[.AA29]/[.Z29]" office:value-type="float" office:value="0.144444444444444" calcext:value-type="float">
            <text:p>0.144444444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07" calcext:value-type="float">
            <text:p>0.07</text:p>
          </table:table-cell>
          <table:table-cell office:value-type="float" office:value="51.36" calcext:value-type="float">
            <text:p>51.3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[.AA30]/[.Z30]" office:value-type="float" office:value="0.15625" calcext:value-type="float">
            <text:p>0.1562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9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9" office:value-type="float" office:value="0.0000002" calcext:value-type="float">
            <text:p>2.00E-007</text:p>
          </table:table-cell>
          <table:table-cell office:value-type="float" office:value="51.92" calcext:value-type="float">
            <text:p>51.9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[.AA31]/[.Z31]" office:value-type="float" office:value="0.15625" calcext:value-type="float">
            <text:p>0.1562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0" calcext:value-type="float">
            <text:p>270</text:p>
          </table:table-cell>
          <table:table-cell office:value-type="float" office:value="48" calcext:value-type="float">
            <text:p>48</text:p>
          </table:table-cell>
          <table:table-cell office:value-type="float" office:value="271" calcext:value-type="float">
            <text:p>271</text:p>
          </table:table-cell>
          <table:table-cell office:value-type="float" office:value="35" calcext:value-type="float">
            <text:p>35</text:p>
          </table:table-cell>
          <table:table-cell table:formula="of:=[.AA32]/[.Z32]" office:value-type="float" office:value="0.129151291512915" calcext:value-type="float">
            <text:p>0.129151291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table:formula="of:=[.AA33]/[.Z33]" office:value-type="float" office:value="0.151515151515152" calcext:value-type="float">
            <text:p>0.151515151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formula="of:=[.AA34]/[.Z34]" office:value-type="float" office:value="0.136752136752137" calcext:value-type="float">
            <text:p>0.13675213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月21日</text:p>
          </table:table-cell>
          <table:table-cell table:number-columns-repeated="6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0107" calcext:value-type="float">
            <text:p>101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-2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.56" calcext:value-type="float">
            <text:p>0.56</text:p>
          </table:table-cell>
          <table:table-cell table:style-name="ce8" office:value-type="float" office:value="6.398" calcext:value-type="float">
            <text:p>6.39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table:formula="of:=[.AA36]/[.Z36]" office:value-type="float" office:value="0.126506024096386" calcext:value-type="float">
            <text:p>0.126506024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45002" calcext:value-type="float">
            <text:p>450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-20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9" office:value-type="float" office:value="0.000000237" calcext:value-type="float">
            <text:p>2.37E-007</text:p>
          </table:table-cell>
          <table:table-cell table:style-name="ce8" office:value-type="float" office:value="2.434" calcext:value-type="float">
            <text:p>2.43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table:formula="of:=[.AA37]/[.Z37]" office:value-type="float" office:value="0.128440366972477" calcext:value-type="float">
            <text:p>0.1284403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45201" calcext:value-type="float">
            <text:p>1452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-20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9" office:value-type="float" office:value="0.0000005" calcext:value-type="float">
            <text:p>5.00E-007</text:p>
          </table:table-cell>
          <table:table-cell table:style-name="ce8" office:value-type="float" office:value="3.6" calcext:value-type="float">
            <text:p>3.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table:formula="of:=[.AA38]/[.Z38]" office:value-type="float" office:value="0.128440366972477" calcext:value-type="float">
            <text:p>0.1284403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69877" calcext:value-type="float">
            <text:p>6987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0-1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.95" calcext:value-type="float">
            <text:p>0.9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1" calcext:value-type="float">
            <text:p>241</text:p>
          </table:table-cell>
          <table:table-cell office:value-type="float" office:value="31" calcext:value-type="float">
            <text:p>31</text:p>
          </table:table-cell>
          <table:table-cell table:formula="of:=[.AA39]/[.Z39]" office:value-type="float" office:value="0.128630705394191" calcext:value-type="float">
            <text:p>0.1286307054</text:p>
          </table:table-cell>
          <table:table-cell/>
          <table:table-cell office:value-type="string" calcext:value-type="string">
            <text:p>过拟合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34206" calcext:value-type="float">
            <text:p>34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-20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9" office:value-type="float" office:value="0.0000148" calcext:value-type="float">
            <text:p>1.48E-005</text:p>
          </table:table-cell>
          <table:table-cell table:style-name="ce10" office:value-type="float" office:value="0.00000895" calcext:value-type="float">
            <text:p>8.95E-00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table:formula="of:=[.AA40]/[.Z40]" office:value-type="float" office:value="0.128571428571429" calcext:value-type="float">
            <text:p>0.12857142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33256" calcext:value-type="float">
            <text:p>33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-2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.89" calcext:value-type="float">
            <text:p>2.89</text:p>
          </table:table-cell>
          <table:table-cell table:style-name="ce8" office:value-type="float" office:value="0.396" calcext:value-type="float">
            <text:p>0.39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[.AA41]/[.Z41]" office:value-type="float" office:value="0.137724550898204" calcext:value-type="float">
            <text:p>0.1377245509</text:p>
          </table:table-cell>
          <table:table-cell/>
          <table:table-cell office:value-type="string" calcext:value-type="string">
            <text:p>dropou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89960" calcext:value-type="float">
            <text:p>899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-20</text:p>
          </table:table-cell>
          <table:table-cell table:number-columns-repeated="2"/>
          <table:table-cell office:value-type="float" office:value="2.34" calcext:value-type="float">
            <text:p>2.34</text:p>
          </table:table-cell>
          <table:table-cell table:style-name="ce8" office:value-type="float" office:value="0.39" calcext:value-type="float">
            <text:p>0.3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table:formula="of:=[.AA42]/[.Z42]" office:value-type="float" office:value="0.136904761904762" calcext:value-type="float">
            <text:p>0.1369047619</text:p>
          </table:table-cell>
          <table:table-cell/>
          <table:table-cell office:value-type="string" calcext:value-type="string">
            <text:p>dropou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19742" calcext:value-type="float">
            <text:p>1197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800-2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.56" calcext:value-type="float">
            <text:p>4.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table:formula="of:=[.AA43]/[.Z43]" office:value-type="float" office:value="0.131578947368421" calcext:value-type="float">
            <text:p>0.13157894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月22日</text:p>
          </table:table-cell>
          <table:table-cell table:number-columns-repeated="3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20156" calcext:value-type="float">
            <text:p>20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-20</text:p>
          </table:table-cell>
          <table:table-cell office:value-type="float" office:value="29.2" calcext:value-type="float">
            <text:p>29.2</text:p>
          </table:table-cell>
          <table:table-cell office:value-type="float" office:value="28.59" calcext:value-type="float">
            <text:p>28.59</text:p>
          </table:table-cell>
          <table:table-cell office:value-type="float" office:value="0.567" calcext:value-type="float">
            <text:p>0.567</text:p>
          </table:table-cell>
          <table:table-cell office:value-type="float" office:value="28.019" calcext:value-type="float">
            <text:p>28.01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  <table:table-cell table:formula="of:=[.AA45]/[.Z45]" office:value-type="float" office:value="0.129496402877698" calcext:value-type="float">
            <text:p>0.129496402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clideanLoss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20744" calcext:value-type="float">
            <text:p>207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-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187" calcext:value-type="float">
            <text:p>1.187</text:p>
          </table:table-cell>
          <table:table-cell office:value-type="float" office:value="27.934" calcext:value-type="float">
            <text:p>27.93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table:formula="of:=[.AA46]/[.Z46]" office:value-type="float" office:value="0.136094674556213" calcext:value-type="float">
            <text:p>0.136094674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clideanLoss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21495" calcext:value-type="float">
            <text:p>21495</text:p>
          </table:table-cell>
          <table:table-cell table:number-columns-repeated="2"/>
          <table:table-cell office:value-type="string" calcext:value-type="string">
            <text:p>200-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.268" calcext:value-type="float">
            <text:p>2.268</text:p>
          </table:table-cell>
          <table:table-cell office:value-type="float" office:value="28.109" calcext:value-type="float">
            <text:p>28.10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table:formula="of:=[.AA47]/[.Z47]" office:value-type="float" office:value="0.134453781512605" calcext:value-type="float">
            <text:p>0.13445378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clideanLoss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20359" calcext:value-type="float">
            <text:p>203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-20</text:p>
          </table:table-cell>
          <table:table-cell table:number-columns-repeated="2"/>
          <table:table-cell office:value-type="float" office:value="0.788" calcext:value-type="float">
            <text:p>0.788</text:p>
          </table:table-cell>
          <table:table-cell office:value-type="float" office:value="28.311" calcext:value-type="float">
            <text:p>28.31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formula="of:=[.AA48]/[.Z48]" office:value-type="float" office:value="0.133333333333333" calcext:value-type="float">
            <text:p>0.1333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clideanLoss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21505" calcext:value-type="float">
            <text:p>215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0-20</text:p>
          </table:table-cell>
          <table:table-cell table:number-columns-repeated="2"/>
          <table:table-cell office:value-type="float" office:value="0.838" calcext:value-type="float">
            <text:p>0.838</text:p>
          </table:table-cell>
          <table:table-cell office:value-type="float" office:value="28.284" calcext:value-type="float">
            <text:p>28.28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table:formula="of:=[.AA49]/[.Z49]" office:value-type="float" office:value="0.131578947368421" calcext:value-type="float">
            <text:p>0.131578947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20146" calcext:value-type="float">
            <text:p>201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-20</text:p>
          </table:table-cell>
          <table:table-cell table:number-columns-repeated="2"/>
          <table:table-cell office:value-type="float" office:value="0.853" calcext:value-type="float">
            <text:p>0.853</text:p>
          </table:table-cell>
          <table:table-cell office:value-type="float" office:value="28.253" calcext:value-type="float">
            <text:p>28.253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table:formula="of:=[.AA50]/[.Z50]" office:value-type="float" office:value="0.131034482758621" calcext:value-type="float">
            <text:p>0.131034482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20839" calcext:value-type="float">
            <text:p>208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-20</text:p>
          </table:table-cell>
          <table:table-cell table:number-columns-repeated="2"/>
          <table:table-cell office:value-type="float" office:value="0.755" calcext:value-type="float">
            <text:p>0.755</text:p>
          </table:table-cell>
          <table:table-cell office:value-type="float" office:value="28.219" calcext:value-type="float">
            <text:p>28.219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  <table:table-cell table:formula="of:=[.AA51]/[.Z51]" office:value-type="float" office:value="0.127659574468085" calcext:value-type="float">
            <text:p>0.12765957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20546" calcext:value-type="float">
            <text:p>205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-20</text:p>
          </table:table-cell>
          <table:table-cell table:number-columns-repeated="2"/>
          <table:table-cell office:value-type="float" office:value="0.738" calcext:value-type="float">
            <text:p>0.738</text:p>
          </table:table-cell>
          <table:table-cell office:value-type="float" office:value="28.188" calcext:value-type="float">
            <text:p>28.188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  <table:table-cell table:formula="of:=[.AA52]/[.Z52]" office:value-type="float" office:value="0.131386861313869" calcext:value-type="float">
            <text:p>0.131386861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3086" calcext:value-type="float">
            <text:p>3086</text:p>
          </table:table-cell>
          <table:table-cell table:number-columns-repeated="2"/>
          <table:table-cell office:value-type="string" calcext:value-type="string">
            <text:p>200-20</text:p>
          </table:table-cell>
          <table:table-cell table:number-columns-repeated="2"/>
          <table:table-cell office:value-type="float" office:value="2.345" calcext:value-type="float">
            <text:p>2.345</text:p>
          </table:table-cell>
          <table:table-cell office:value-type="float" office:value="29.401" calcext:value-type="float">
            <text:p>29.40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table:formula="of:=[.AA53]/[.Z53]" office:value-type="float" office:value="0.129353233830846" calcext:value-type="float">
            <text:p>0.129353233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20069" calcext:value-type="float">
            <text:p>20069</text:p>
          </table:table-cell>
          <table:table-cell table:number-columns-repeated="9"/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table:formula="of:=[.AA54]/[.Z54]" office:value-type="float" office:value="0.134228187919463" calcext:value-type="float">
            <text:p>0.134228187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25542" calcext:value-type="float">
            <text:p>25542</text:p>
          </table:table-cell>
          <table:table-cell table:number-columns-repeated="5"/>
          <table:table-cell office:value-type="float" office:value="0.799" calcext:value-type="float">
            <text:p>0.799</text:p>
          </table:table-cell>
          <table:table-cell office:value-type="float" office:value="28.152" calcext:value-type="float">
            <text:p>28.152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table:formula="of:=[.AA55]/[.Z55]" office:value-type="float" office:value="0.130718954248366" calcext:value-type="float">
            <text:p>0.130718954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clideanLoss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845" calcext:value-type="float">
            <text:p>0.845</text:p>
          </table:table-cell>
          <table:table-cell office:value-type="float" office:value="29.537" calcext:value-type="float">
            <text:p>29.537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table:formula="of:=[.AA56]/[.Z56]" office:value-type="float" office:value="0.128834355828221" calcext:value-type="float">
            <text:p>0.128834355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4038" calcext:value-type="float">
            <text:p>14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-19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45.411" calcext:value-type="float">
            <text:p>45.41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[.AA57]/[.Z57]" office:value-type="float" office:value="0.15625" calcext:value-type="float">
            <text:p>0.156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21627" calcext:value-type="float">
            <text:p>21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-1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39.393" calcext:value-type="float">
            <text:p>39.39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table:formula="of:=[.AA58]/[.Z58]" office:value-type="float" office:value="0.140625" calcext:value-type="float">
            <text:p>0.1406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1538" calcext:value-type="float">
            <text:p>115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-25</text:p>
          </table:table-cell>
          <table:table-cell table:number-columns-repeated="2"/>
          <table:table-cell office:value-type="float" office:value="0.043" calcext:value-type="float">
            <text:p>0.043</text:p>
          </table:table-cell>
          <table:table-cell office:value-type="float" office:value="31.79" calcext:value-type="float">
            <text:p>31.7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AA59]/[.Z59]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56500" calcext:value-type="float">
            <text:p>56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-20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30.298" calcext:value-type="float">
            <text:p>30.29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A60]/[.Z60]" office:value-type="float" office:value="0.122448979591837" calcext:value-type="float">
            <text:p>0.122448979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33241" calcext:value-type="float">
            <text:p>33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-20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office:value-type="float" office:value="29.825" calcext:value-type="float">
            <text:p>29.82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AA61]/[.Z61]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65157" calcext:value-type="float">
            <text:p>65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0-2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28.545" calcext:value-type="float">
            <text:p>28.54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formula="of:=[.AA62]/[.Z62]" office:value-type="float" office:value="0.139240506329114" calcext:value-type="float">
            <text:p>0.139240506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01071" calcext:value-type="float">
            <text:p>1010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0-20</text:p>
          </table:table-cell>
          <table:table-cell table:number-columns-repeated="2"/>
          <table:table-cell office:value-type="float" office:value="0.157" calcext:value-type="float">
            <text:p>0.157</text:p>
          </table:table-cell>
          <table:table-cell office:value-type="float" office:value="28.567" calcext:value-type="float">
            <text:p>28.56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formula="of:=[.AA63]/[.Z63]" office:value-type="float" office:value="0.141176470588235" calcext:value-type="float">
            <text:p>0.141176470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79750" calcext:value-type="float">
            <text:p>1797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0-20</text:p>
          </table:table-cell>
          <table:table-cell table:number-columns-repeated="2"/>
          <table:table-cell office:value-type="float" office:value="0.164" calcext:value-type="float">
            <text:p>0.164</text:p>
          </table:table-cell>
          <table:table-cell office:value-type="float" office:value="28.544" calcext:value-type="float">
            <text:p>28.54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formula="of:=[.AA64]/[.Z64]" office:value-type="float" office:value="0.129411764705882" calcext:value-type="float">
            <text:p>0.129411764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87019" calcext:value-type="float">
            <text:p>87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50-50</text:p>
          </table:table-cell>
          <table:table-cell table:number-columns-repeated="2"/>
          <table:table-cell office:value-type="float" office:value="0.544" calcext:value-type="float">
            <text:p>0.544</text:p>
          </table:table-cell>
          <table:table-cell office:value-type="float" office:value="28.57" calcext:value-type="float">
            <text:p>28.5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formula="of:=[.AA65]/[.Z65]" office:value-type="float" office:value="0.118181818181818" calcext:value-type="float">
            <text:p>0.118181818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74033" calcext:value-type="float">
            <text:p>740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50-50</text:p>
          </table:table-cell>
          <table:table-cell table:number-columns-repeated="2"/>
          <table:table-cell office:value-type="float" office:value="0.505" calcext:value-type="float">
            <text:p>0.505</text:p>
          </table:table-cell>
          <table:table-cell office:value-type="float" office:value="28.992" calcext:value-type="float">
            <text:p>28.992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  <table:table-cell table:formula="of:=[.AA66]/[.Z66]" office:value-type="float" office:value="0.131386861313869" calcext:value-type="float">
            <text:p>0.131386861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EuclideanLoss</text:p>
          </table:table-cell>
          <table:table-cell table:number-columns-repeated="2"/>
          <table:table-cell office:value-type="string" calcext:value-type="string">
            <text:p>下降很平滑</text:p>
          </table:table-cell>
          <table:table-cell office:value-type="float" office:value="33977" calcext:value-type="float">
            <text:p>3397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50-50</text:p>
          </table:table-cell>
          <table:table-cell table:number-columns-repeated="2"/>
          <table:table-cell office:value-type="float" office:value="0.574" calcext:value-type="float">
            <text:p>0.574</text:p>
          </table:table-cell>
          <table:table-cell office:value-type="float" office:value="29.672" calcext:value-type="float">
            <text:p>29.67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9" calcext:value-type="float">
            <text:p>19</text:p>
          </table:table-cell>
          <table:table-cell table:formula="of:=[.AA67]/[.Z67]" office:value-type="float" office:value="0.13013698630137" calcext:value-type="float">
            <text:p>0.130136986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33863" calcext:value-type="float">
            <text:p>3386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50-50</text:p>
          </table:table-cell>
          <table:table-cell table:number-columns-repeated="2"/>
          <table:table-cell office:value-type="float" office:value="0.547" calcext:value-type="float">
            <text:p>0.547</text:p>
          </table:table-cell>
          <table:table-cell office:value-type="float" office:value="29.277" calcext:value-type="float">
            <text:p>29.27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[.AA68]/[.Z68]" office:value-type="float" office:value="0.133333333333333" calcext:value-type="float">
            <text:p>0.1333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131717" calcext:value-type="float">
            <text:p>11317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3000-20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30.705" calcext:value-type="float">
            <text:p>230.705</text:p>
          </table:table-cell>
          <table:table-cell office:value-type="float" office:value="57.89" calcext:value-type="float">
            <text:p>57.89</text:p>
          </table:table-cell>
          <table:table-cell table:formula="of:=[.AA69]/[.Z69]" office:value-type="float" office:value="0.250926507878026" calcext:value-type="float">
            <text:p>0.250926507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493101" calcext:value-type="float">
            <text:p>14931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3000-200</text:p>
          </table:table-cell>
          <table:table-cell table:number-columns-repeated="2"/>
          <table:table-cell office:value-type="float" office:value="2.78" calcext:value-type="float">
            <text:p>2.7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57.35" calcext:value-type="float">
            <text:p>57.35</text:p>
          </table:table-cell>
          <table:table-cell table:formula="of:=[.AA70]/[.Z70]" office:value-type="float" office:value="0.250436681222707" calcext:value-type="float">
            <text:p>0.25043668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月24日</text:p>
          </table:table-cell>
          <table:table-cell office:value-type="string" calcext:value-type="string">
            <text:p>小规模</text:p>
          </table:table-cell>
          <table:table-cell office:value-type="string" calcext:value-type="string">
            <text:p>4port</text:p>
          </table:table-cell>
          <table:table-cell table:number-columns-repeated="10"/>
          <table:table-cell office:value-type="float" office:value="100000" calcext:value-type="float">
            <text:p>100000</text:p>
          </table:table-cell>
          <table:table-cell office:value-type="string" calcext:value-type="string">
            <text:p>带2个pool</text:p>
          </table:table-cell>
          <table:table-cell office:value-type="float" office:value="54351" calcext:value-type="float">
            <text:p>543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800-20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2" calcext:value-type="float">
            <text:p>1.2</text:p>
          </table:table-cell>
          <table:table-cell office:value-type="float" office:value="31.248818" calcext:value-type="float">
            <text:p>31.248818</text:p>
          </table:table-cell>
          <table:table-cell table:number-columns-repeated="2"/>
          <table:table-cell office:value-type="float" office:value="217.79" calcext:value-type="float">
            <text:p>217.79</text:p>
          </table:table-cell>
          <table:table-cell office:value-type="float" office:value="29.6" calcext:value-type="float">
            <text:p>29.6</text:p>
          </table:table-cell>
          <table:table-cell table:formula="of:=[.AA71]/[.Z71]" office:value-type="float" office:value="0.135910739703384" calcext:value-type="float">
            <text:p>0.135910739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360486" calcext:value-type="float">
            <text:p>136048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800-20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08" calcext:value-type="float">
            <text:p>1.08</text:p>
          </table:table-cell>
          <table:table-cell office:value-type="float" office:value="31.1398" calcext:value-type="float">
            <text:p>31.1398</text:p>
          </table:table-cell>
          <table:table-cell table:number-columns-repeated="2"/>
          <table:table-cell office:value-type="float" office:value="217.77" calcext:value-type="float">
            <text:p>217.77</text:p>
          </table:table-cell>
          <table:table-cell office:value-type="float" office:value="29.42" calcext:value-type="float">
            <text:p>29.42</text:p>
          </table:table-cell>
          <table:table-cell table:formula="of:=[.AA72]/[.Z72]" office:value-type="float" office:value="0.135096661615466" calcext:value-type="float">
            <text:p>0.135096661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6519" calcext:value-type="float">
            <text:p>165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-20</text:p>
          </table:table-cell>
          <table:table-cell office:value-type="float" office:value="1.86" calcext:value-type="float">
            <text:p>1.86</text:p>
          </table:table-cell>
          <table:table-cell office:value-type="float" office:value="1.7" calcext:value-type="float">
            <text:p>1.7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3.429697" calcext:value-type="float">
            <text:p>3.42969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table:formula="of:=[.AA73]/[.Z73]" office:value-type="float" office:value="0.1125" calcext:value-type="float">
            <text:p>0.112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6594" calcext:value-type="float">
            <text:p>65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float" office:value="1.86" calcext:value-type="float">
            <text:p>1.86</text:p>
          </table:table-cell>
          <table:table-cell office:value-type="float" office:value="1.7" calcext:value-type="float">
            <text:p>1.7</text:p>
          </table:table-cell>
          <table:table-cell office:value-type="float" office:value="0.0029" calcext:value-type="float">
            <text:p>0.0029</text:p>
          </table:table-cell>
          <table:table-cell office:value-type="float" office:value="1.89" calcext:value-type="float">
            <text:p>1.89</text:p>
          </table:table-cell>
          <table:table-cell table:number-columns-repeated="2"/>
          <table:table-cell office:value-type="float" office:value="8.05" calcext:value-type="float">
            <text:p>8.05</text:p>
          </table:table-cell>
          <table:table-cell office:value-type="float" office:value="1.95" calcext:value-type="float">
            <text:p>1.95</text:p>
          </table:table-cell>
          <table:table-cell table:formula="of:=[.AA74]/[.Z74]" office:value-type="float" office:value="0.24223602484472" calcext:value-type="float">
            <text:p>0.242236024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2647" calcext:value-type="float">
            <text:p>12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-20</text:p>
          </table:table-cell>
          <table:table-cell office:value-type="float" office:value="1.7" calcext:value-type="float">
            <text:p>1.7</text:p>
          </table:table-cell>
          <table:table-cell office:value-type="float" office:value="1.72" calcext:value-type="float">
            <text:p>1.72</text:p>
          </table:table-cell>
          <table:table-cell office:value-type="float" office:value="0.288" calcext:value-type="float">
            <text:p>0.288</text:p>
          </table:table-cell>
          <table:table-cell office:value-type="float" office:value="1.85" calcext:value-type="float">
            <text:p>1.85</text:p>
          </table:table-cell>
          <table:table-cell office:value-type="float" office:value="4.28" calcext:value-type="float">
            <text:p>4.28</text:p>
          </table:table-cell>
          <table:table-cell office:value-type="float" office:value="4" calcext:value-type="float">
            <text:p>4</text:p>
          </table:table-cell>
          <table:table-cell office:value-type="float" office:value="8.2" calcext:value-type="float">
            <text:p>8.2</text:p>
          </table:table-cell>
          <table:table-cell office:value-type="float" office:value="2.15" calcext:value-type="float">
            <text:p>2.15</text:p>
          </table:table-cell>
          <table:table-cell table:formula="of:=[.AA75]/[.Z75]" office:value-type="float" office:value="0.26219512195122" calcext:value-type="float">
            <text:p>0.26219512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24229" calcext:value-type="float">
            <text:p>242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-20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0.945471" calcext:value-type="float">
            <text:p>0.945471</text:p>
          </table:table-cell>
          <table:table-cell office:value-type="float" office:value="1.743197" calcext:value-type="float">
            <text:p>1.743197</text:p>
          </table:table-cell>
          <table:table-cell office:value-type="float" office:value="7.94" calcext:value-type="float">
            <text:p>7.94</text:p>
          </table:table-cell>
          <table:table-cell office:value-type="float" office:value="3.68" calcext:value-type="float">
            <text:p>3.68</text:p>
          </table:table-cell>
          <table:table-cell office:value-type="float" office:value="9.7" calcext:value-type="float">
            <text:p>9.7</text:p>
          </table:table-cell>
          <table:table-cell office:value-type="float" office:value="2.25" calcext:value-type="float">
            <text:p>2.25</text:p>
          </table:table-cell>
          <table:table-cell table:formula="of:=[.AA76]/[.Z76]" office:value-type="float" office:value="0.231958762886598" calcext:value-type="float">
            <text:p>0.231958762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37669" calcext:value-type="float">
            <text:p>376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-20</text:p>
          </table:table-cell>
          <table:table-cell table:style-name="Default" table:number-columns-repeated="2"/>
          <table:table-cell office:value-type="float" office:value="1.289" calcext:value-type="float">
            <text:p>1.289</text:p>
          </table:table-cell>
          <table:table-cell office:value-type="float" office:value="1.551606" calcext:value-type="float">
            <text:p>1.551606</text:p>
          </table:table-cell>
          <table:table-cell office:value-type="float" office:value="9.575" calcext:value-type="float">
            <text:p>9.575</text:p>
          </table:table-cell>
          <table:table-cell office:value-type="float" office:value="3.455" calcext:value-type="float">
            <text:p>3.455</text:p>
          </table:table-cell>
          <table:table-cell office:value-type="float" office:value="10.3" calcext:value-type="float">
            <text:p>10.3</text:p>
          </table:table-cell>
          <table:table-cell office:value-type="float" office:value="2.65" calcext:value-type="float">
            <text:p>2.65</text:p>
          </table:table-cell>
          <table:table-cell table:formula="of:=[.AA77]/[.Z77]" office:value-type="float" office:value="0.257281553398058" calcext:value-type="float">
            <text:p>0.257281553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05283" calcext:value-type="float">
            <text:p>1052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-20</text:p>
          </table:table-cell>
          <table:table-cell table:number-columns-repeated="2"/>
          <table:table-cell office:value-type="float" office:value="1.665407" calcext:value-type="float">
            <text:p>1.665407</text:p>
          </table:table-cell>
          <table:table-cell office:value-type="float" office:value="1.665634" calcext:value-type="float">
            <text:p>1.66563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AA78]/[.Z78]" office:value-type="float" office:value="0.166666666666667" calcext:value-type="float">
            <text:p>0.1666666667</text:p>
          </table:table-cell>
          <table:table-cell table:number-columns-repeated="3"/>
        </table:table-row>
        <table:table-row table:style-name="ro2">
          <table:table-cell table:number-columns-repeated="11"/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9113" calcext:value-type="float">
            <text:p>19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0-20</text:p>
          </table:table-cell>
          <table:table-cell table:number-columns-repeated="2"/>
          <table:table-cell table:number-columns-repeated="2" office:value-type="float" office:value="1.6" calcext:value-type="float">
            <text:p>1.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AA79]/[.Z79]" office:value-type="float" office:value="0.166666666666667" calcext:value-type="float">
            <text:p>0.16666666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月25日</text:p>
          </table:table-cell>
          <table:table-cell table:number-columns-repeated="4"/>
          <table:table-cell table:style-name="ce4"/>
          <table:table-cell table:number-columns-repeated="25"/>
        </table:table-row>
        <table:table-row table:style-name="ro1">
          <table:table-cell/>
          <table:table-cell table:style-name="ce3" office:value-type="string" calcext:value-type="string">
            <text:p>fc1</text:p>
          </table:table-cell>
          <table:table-cell table:style-name="ce3" office:value-type="string" calcext:value-type="string">
            <text:p>fc2</text:p>
          </table:table-cell>
          <table:table-cell table:style-name="ce4" office:value-type="string" calcext:value-type="string">
            <text:p>fc3</text:p>
          </table:table-cell>
          <table:table-cell table:style-name="ce4" office:value-type="string" calcext:value-type="string">
            <text:p>fc4</text:p>
          </table:table-cell>
          <table:table-cell table:style-name="ce4"/>
          <table:table-cell/>
          <table:table-cell table:style-name="Default" table:number-columns-repeated="4"/>
          <table:table-cell/>
          <table:table-cell office:value-type="string" calcext:value-type="string">
            <text:p>base_lr</text:p>
          </table:table-cell>
          <table:table-cell office:value-type="string" calcext:value-type="string">
            <text:p>stepsiz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iteration</text:p>
          </table:table-cell>
          <table:table-cell table:style-name="ce3" office:value-type="string" calcext:value-type="string" table:number-columns-spanned="2" table:number-rows-spanned="1">
            <text:p>batchsize</text:p>
          </table:table-cell>
          <table:covered-table-cell/>
          <table:table-cell office:value-type="string" calcext:value-type="string">
            <text:p>data size</text:p>
          </table:table-cell>
          <table:table-cell table:style-name="ce3" office:value-type="string" calcext:value-type="string" table:number-columns-spanned="2" table:number-rows-spanned="1">
            <text:p>start </text:p>
          </table:table-cell>
          <table:covered-table-cell/>
          <table:table-cell table:style-name="ce3" office:value-type="string" calcext:value-type="string" table:number-columns-spanned="2" table:number-rows-spanned="1">
            <text:p>final </text:p>
          </table:table-cell>
          <table:covered-table-cell/>
          <table:table-cell table:style-name="ce3" office:value-type="string" calcext:value-type="string" table:number-columns-spanned="2" table:number-rows-spanned="1">
            <text:p>tain</text:p>
          </table:table-cell>
          <table:covered-table-cell/>
          <table:table-cell table:style-name="ce3" office:value-type="string" calcext:value-type="string" table:number-columns-spanned="2" table:number-rows-spanned="1">
            <text:p>test</text:p>
          </table:table-cell>
          <table:covered-table-cell/>
          <table:table-cell office:value-type="string" calcext:value-type="string">
            <text:p>ratio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4" office:value-type="string" calcext:value-type="string">
            <text:p>outputNumber</text:p>
          </table:table-cell>
          <table:table-cell table:style-name="ce4"/>
          <table:table-cell/>
          <table:table-cell table:style-name="Default" table:number-columns-repeated="4"/>
          <table:table-cell table:number-columns-repeated="5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/>
          <table:table-cell/>
          <table:table-cell table:style-name="Default" table:number-columns-repeated="4"/>
          <table:table-cell office:value-type="string" calcext:value-type="string">
            <text:p>EuclideanLoss</text:p>
          </table:table-cell>
          <table:table-cell office:value-type="float" office:value="0.00005" calcext:value-type="float">
            <text:p>0.00005</text:p>
          </table:table-cell>
          <table:table-cell table:number-columns-repeated="2"/>
          <table:table-cell office:value-type="float" office:value="15915" calcext:value-type="float">
            <text:p>159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-20</text:p>
          </table:table-cell>
          <table:table-cell office:value-type="float" office:value="1.8" calcext:value-type="float">
            <text:p>1.8</text:p>
          </table:table-cell>
          <table:table-cell office:value-type="float" office:value="1.739" calcext:value-type="float">
            <text:p>1.739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3.45531" calcext:value-type="float">
            <text:p>3.455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table:formula="of:=[.AA83]/[.Z83]" office:value-type="float" office:value="0.1125" calcext:value-type="float">
            <text:p>0.112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/>
          <table:table-cell table:number-columns-repeated="5"/>
          <table:table-cell office:value-type="string" calcext:value-type="string">
            <text:p>EuclideanLoss</text:p>
          </table:table-cell>
          <table:table-cell office:value-type="float" office:value="0.00005" calcext:value-type="float">
            <text:p>0.00005</text:p>
          </table:table-cell>
          <table:table-cell table:number-columns-repeated="2"/>
          <table:table-cell office:value-type="float" office:value="6889" calcext:value-type="float">
            <text:p>6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float" office:value="1.78" calcext:value-type="float">
            <text:p>1.78</text:p>
          </table:table-cell>
          <table:table-cell office:value-type="float" office:value="1.744" calcext:value-type="float">
            <text:p>1.744</text:p>
          </table:table-cell>
          <table:table-cell office:value-type="float" office:value="0.028971" calcext:value-type="float">
            <text:p>0.028971</text:p>
          </table:table-cell>
          <table:table-cell office:value-type="float" office:value="1.803341" calcext:value-type="float">
            <text:p>1.8033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.6" calcext:value-type="float">
            <text:p>7.6</text:p>
          </table:table-cell>
          <table:table-cell office:value-type="float" office:value="2.1" calcext:value-type="float">
            <text:p>2.1</text:p>
          </table:table-cell>
          <table:table-cell table:formula="of:=[.AA84]/[.Z84]" office:value-type="float" office:value="0.276315789473684" calcext:value-type="float">
            <text:p>0.276315789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/>
          <table:table-cell table:number-columns-repeated="5"/>
          <table:table-cell office:value-type="string" calcext:value-type="string">
            <text:p>EuclideanLoss</text:p>
          </table:table-cell>
          <table:table-cell office:value-type="float" office:value="0.00005" calcext:value-type="float">
            <text:p>0.00005</text:p>
          </table:table-cell>
          <table:table-cell table:number-columns-repeated="2"/>
          <table:table-cell office:value-type="float" office:value="57402" calcext:value-type="float">
            <text:p>574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-20</text:p>
          </table:table-cell>
          <table:table-cell office:value-type="float" office:value="1.88" calcext:value-type="float">
            <text:p>1.88</text:p>
          </table:table-cell>
          <table:table-cell office:value-type="float" office:value="1.739" calcext:value-type="float">
            <text:p>1.739</text:p>
          </table:table-cell>
          <table:table-cell office:value-type="float" office:value="0.015" calcext:value-type="float">
            <text:p>0.015</text:p>
          </table:table-cell>
          <table:table-cell office:value-type="float" office:value="2.092291" calcext:value-type="float">
            <text:p>2.0922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table:formula="of:=[.AA85]/[.Z85]" office:value-type="float" office:value="0.266666666666667" calcext:value-type="float">
            <text:p>0.266666666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/>
          <table:table-cell table:number-columns-repeated="5"/>
          <table:table-cell office:value-type="string" calcext:value-type="string">
            <text:p>EuclideanLoss</text:p>
          </table:table-cell>
          <table:table-cell office:value-type="float" office:value="0.00005" calcext:value-type="float">
            <text:p>0.00005</text:p>
          </table:table-cell>
          <table:table-cell table:number-columns-repeated="2"/>
          <table:table-cell office:value-type="float" office:value="17160" calcext:value-type="float">
            <text:p>171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-20</text:p>
          </table:table-cell>
          <table:table-cell table:number-columns-repeated="2" office:value-type="float" office:value="1.73" calcext:value-type="float">
            <text:p>1.73</text:p>
          </table:table-cell>
          <table:table-cell office:value-type="float" office:value="0.03" calcext:value-type="float">
            <text:p>0.03</text:p>
          </table:table-cell>
          <table:table-cell office:value-type="float" office:value="1.9673" calcext:value-type="float">
            <text:p>1.967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.55" calcext:value-type="float">
            <text:p>7.55</text:p>
          </table:table-cell>
          <table:table-cell office:value-type="float" office:value="2.25" calcext:value-type="float">
            <text:p>2.25</text:p>
          </table:table-cell>
          <table:table-cell table:formula="of:=[.AA86]/[.Z86]" office:value-type="float" office:value="0.298013245033113" calcext:value-type="float">
            <text:p>0.29801324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EuclideanLoss</text:p>
          </table:table-cell>
          <table:table-cell office:value-type="float" office:value="0.00005" calcext:value-type="float">
            <text:p>0.00005</text:p>
          </table:table-cell>
          <table:table-cell table:number-columns-repeated="2"/>
          <table:table-cell office:value-type="float" office:value="38764" calcext:value-type="float">
            <text:p>38764</text:p>
          </table:table-cell>
          <table:table-cell table:number-columns-repeated="2"/>
          <table:table-cell office:value-type="string" calcext:value-type="string">
            <text:p>100-2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.959966" calcext:value-type="float">
            <text:p>1.9599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.05" calcext:value-type="float">
            <text:p>2.05</text:p>
          </table:table-cell>
          <table:table-cell table:formula="of:=[.AA87]/[.Z87]" office:value-type="float" office:value="0.292857142857143" calcext:value-type="float">
            <text:p>0.292857142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EuclideanLoss</text:p>
          </table:table-cell>
          <table:table-cell office:value-type="float" office:value="0.00005" calcext:value-type="float">
            <text:p>0.00005</text:p>
          </table:table-cell>
          <table:table-cell table:number-columns-repeated="2"/>
          <table:table-cell office:value-type="float" office:value="20278" calcext:value-type="float">
            <text:p>20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-20</text:p>
          </table:table-cell>
          <table:table-cell office:value-type="float" office:value="1.81" calcext:value-type="float">
            <text:p>1.81</text:p>
          </table:table-cell>
          <table:table-cell office:value-type="float" office:value="1.744" calcext:value-type="float">
            <text:p>1.744</text:p>
          </table:table-cell>
          <table:table-cell office:value-type="float" office:value="0.212" calcext:value-type="float">
            <text:p>0.212</text:p>
          </table:table-cell>
          <table:table-cell office:value-type="float" office:value="1.615336" calcext:value-type="float">
            <text:p>1.615336</text:p>
          </table:table-cell>
          <table:table-cell office:value-type="float" office:value="4.135" calcext:value-type="float">
            <text:p>4.135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.3</text:p>
          </table:table-cell>
          <table:table-cell office:value-type="float" office:value="2.75" calcext:value-type="float">
            <text:p>2.75</text:p>
          </table:table-cell>
          <table:table-cell table:formula="of:=[.AA88]/[.Z88]" office:value-type="float" office:value="0.376712328767123" calcext:value-type="float">
            <text:p>0.376712328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EuclideanLoss</text:p>
          </table:table-cell>
          <table:table-cell office:value-type="float" office:value="0.00005" calcext:value-type="float">
            <text:p>0.00005</text:p>
          </table:table-cell>
          <table:table-cell table:number-columns-repeated="2"/>
          <table:table-cell office:value-type="float" office:value="47798" calcext:value-type="float">
            <text:p>477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-20</text:p>
          </table:table-cell>
          <table:table-cell table:number-columns-repeated="2"/>
          <table:table-cell office:value-type="float" office:value="0.133496" calcext:value-type="float">
            <text:p>0.133496</text:p>
          </table:table-cell>
          <table:table-cell office:value-type="float" office:value="1.637507" calcext:value-type="float">
            <text:p>1.637507</text:p>
          </table:table-cell>
          <table:table-cell office:value-type="float" office:value="4.005" calcext:value-type="float">
            <text:p>4.005</text:p>
          </table:table-cell>
          <table:table-cell office:value-type="float" office:value="4" calcext:value-type="float">
            <text:p>4</text:p>
          </table:table-cell>
          <table:table-cell office:value-type="float" office:value="7.2" calcext:value-type="float">
            <text:p>7.2</text:p>
          </table:table-cell>
          <table:table-cell office:value-type="float" office:value="2.7" calcext:value-type="float">
            <text:p>2.7</text:p>
          </table:table-cell>
          <table:table-cell table:formula="of:=[.AA89]/[.Z89]" office:value-type="float" office:value="0.375" calcext:value-type="float">
            <text:p>0.37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EuclideanLoss</text:p>
          </table:table-cell>
          <table:table-cell office:value-type="float" office:value="0.00005" calcext:value-type="float">
            <text:p>0.00005</text:p>
          </table:table-cell>
          <table:table-cell table:number-columns-repeated="2"/>
          <table:table-cell office:value-type="float" office:value="48691" calcext:value-type="float">
            <text:p>48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0-20</text:p>
          </table:table-cell>
          <table:table-cell office:value-type="float" office:value="1.68" calcext:value-type="float">
            <text:p>1.68</text:p>
          </table:table-cell>
          <table:table-cell office:value-type="float" office:value="1.778" calcext:value-type="float">
            <text:p>1.778</text:p>
          </table:table-cell>
          <table:table-cell office:value-type="float" office:value="0.78" calcext:value-type="float">
            <text:p>0.78</text:p>
          </table:table-cell>
          <table:table-cell office:value-type="float" office:value="1.21" calcext:value-type="float">
            <text:p>1.21</text:p>
          </table:table-cell>
          <table:table-cell office:value-type="float" office:value="7.464" calcext:value-type="float">
            <text:p>7.464</text:p>
          </table:table-cell>
          <table:table-cell office:value-type="float" office:value="3.916" calcext:value-type="float">
            <text:p>3.916</text:p>
          </table:table-cell>
          <table:table-cell office:value-type="float" office:value="9.55" calcext:value-type="float">
            <text:p>9.55</text:p>
          </table:table-cell>
          <table:table-cell office:value-type="float" office:value="3.5" calcext:value-type="float">
            <text:p>3.5</text:p>
          </table:table-cell>
          <table:table-cell table:formula="of:=[.AA90]/[.Z90]" office:value-type="float" office:value="0.366492146596859" calcext:value-type="float">
            <text:p>0.366492146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EuclideanLoss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0.7" calcext:value-type="float">
            <text:p>0.7</text:p>
          </table:table-cell>
          <table:table-cell office:value-type="float" office:value="71129" calcext:value-type="float">
            <text:p>71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0-20</text:p>
          </table:table-cell>
          <table:table-cell table:number-columns-repeated="2"/>
          <table:table-cell office:value-type="float" office:value="0.567857" calcext:value-type="float">
            <text:p>0.567857</text:p>
          </table:table-cell>
          <table:table-cell office:value-type="float" office:value="1.199148" calcext:value-type="float">
            <text:p>1.199148</text:p>
          </table:table-cell>
          <table:table-cell office:value-type="float" office:value="5.762" calcext:value-type="float">
            <text:p>5.762</text:p>
          </table:table-cell>
          <table:table-cell office:value-type="float" office:value="3.968" calcext:value-type="float">
            <text:p>3.968</text:p>
          </table:table-cell>
          <table:table-cell office:value-type="float" office:value="8.45" calcext:value-type="float">
            <text:p>8.45</text:p>
          </table:table-cell>
          <table:table-cell office:value-type="float" office:value="3.4" calcext:value-type="float">
            <text:p>3.4</text:p>
          </table:table-cell>
          <table:table-cell table:formula="of:=[.AA91]/[.Z91]" office:value-type="float" office:value="0.402366863905325" calcext:value-type="float">
            <text:p>0.402366863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EuclideanLoss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0.7" calcext:value-type="float">
            <text:p>0.7</text:p>
          </table:table-cell>
          <table:table-cell office:value-type="float" office:value="96786" calcext:value-type="float">
            <text:p>9678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-20</text:p>
          </table:table-cell>
          <table:table-cell table:number-columns-repeated="2"/>
          <table:table-cell office:value-type="float" office:value="0.449077" calcext:value-type="float">
            <text:p>0.449077</text:p>
          </table:table-cell>
          <table:table-cell office:value-type="float" office:value="1.191283" calcext:value-type="float">
            <text:p>1.191283</text:p>
          </table:table-cell>
          <table:table-cell office:value-type="float" office:value="5.03" calcext:value-type="float">
            <text:p>5.03</text:p>
          </table:table-cell>
          <table:table-cell office:value-type="float" office:value="3.986" calcext:value-type="float">
            <text:p>3.986</text:p>
          </table:table-cell>
          <table:table-cell office:value-type="float" office:value="8.05" calcext:value-type="float">
            <text:p>8.05</text:p>
          </table:table-cell>
          <table:table-cell office:value-type="float" office:value="3.4" calcext:value-type="float">
            <text:p>3.4</text:p>
          </table:table-cell>
          <table:table-cell table:formula="of:=[.AA92]/[.Z92]" office:value-type="float" office:value="0.422360248447205" calcext:value-type="float">
            <text:p>0.422360248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EuclideanLoss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float" office:value="0.7" calcext:value-type="float">
            <text:p>0.7</text:p>
          </table:table-cell>
          <table:table-cell table:style-name="ce8" office:value-type="float" office:value="141763" calcext:value-type="float">
            <text:p>141763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00-20</text:p>
          </table:table-cell>
          <table:table-cell table:style-name="ce8" table:number-columns-repeated="2"/>
          <table:table-cell table:style-name="ce8" office:value-type="float" office:value="0.136881" calcext:value-type="float">
            <text:p>0.136881</text:p>
          </table:table-cell>
          <table:table-cell table:style-name="ce8" office:value-type="float" office:value="1.143831" calcext:value-type="float">
            <text:p>1.143831</text:p>
          </table:table-cell>
          <table:table-cell table:style-name="ce8" office:value-type="float" office:value="4.006" calcext:value-type="float">
            <text:p>4.00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25" calcext:value-type="float">
            <text:p>6.25</text:p>
          </table:table-cell>
          <table:table-cell table:style-name="ce8" office:value-type="float" office:value="3.25" calcext:value-type="float">
            <text:p>3.25</text:p>
          </table:table-cell>
          <table:table-cell table:style-name="ce11" table:formula="of:=[.AA93]/[.Z93]" office:value-type="float" office:value="0.52" calcext:value-type="float">
            <text:p>0.52</text:p>
          </table:table-cell>
          <table:table-cell office:value-type="float" office:value="0.445325" calcext:value-type="float">
            <text:p>0.44532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EuclideanLoss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0.7" calcext:value-type="float">
            <text:p>0.7</text:p>
          </table:table-cell>
          <table:table-cell office:value-type="float" office:value="41998" calcext:value-type="float">
            <text:p>419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-20</text:p>
          </table:table-cell>
          <table:table-cell office:value-type="float" office:value="1.77" calcext:value-type="float">
            <text:p>1.77</text:p>
          </table:table-cell>
          <table:table-cell office:value-type="float" office:value="1.762" calcext:value-type="float">
            <text:p>1.762</text:p>
          </table:table-cell>
          <table:table-cell office:value-type="float" office:value="0.138278" calcext:value-type="float">
            <text:p>0.138278</text:p>
          </table:table-cell>
          <table:table-cell office:value-type="float" office:value="0.94709" calcext:value-type="float">
            <text:p>0.94709</text:p>
          </table:table-cell>
          <table:table-cell office:value-type="float" office:value="4.01" calcext:value-type="float">
            <text:p>4.01</text:p>
          </table:table-cell>
          <table:table-cell office:value-type="float" office:value="3.997" calcext:value-type="float">
            <text:p>3.997</text:p>
          </table:table-cell>
          <table:table-cell office:value-type="float" office:value="5.05" calcext:value-type="float">
            <text:p>5.05</text:p>
          </table:table-cell>
          <table:table-cell office:value-type="float" office:value="3.15" calcext:value-type="float">
            <text:p>3.15</text:p>
          </table:table-cell>
          <table:table-cell table:formula="of:=[.AA94]/[.Z94]" office:value-type="float" office:value="0.623762376237624" calcext:value-type="float">
            <text:p>0.623762376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156998" calcext:value-type="float">
            <text:p>1569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-20</text:p>
          </table:table-cell>
          <table:table-cell table:number-columns-repeated="2"/>
          <table:table-cell office:value-type="float" office:value="0.020578" calcext:value-type="float">
            <text:p>0.020578</text:p>
          </table:table-cell>
          <table:table-cell office:value-type="float" office:value="0.932631" calcext:value-type="float">
            <text:p>0.9326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2.75" calcext:value-type="float">
            <text:p>2.75</text:p>
          </table:table-cell>
          <table:table-cell table:formula="of:=[.AA95]/[.Z95]" office:value-type="float" office:value="0.625" calcext:value-type="float">
            <text:p>0.62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EuclideanLoss</text:p>
          </table:table-cell>
          <table:table-cell table:number-columns-repeated="3"/>
          <table:table-cell office:value-type="float" office:value="77736" calcext:value-type="float">
            <text:p>7773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0-200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0.736897" calcext:value-type="float">
            <text:p>0.736897</text:p>
          </table:table-cell>
          <table:table-cell office:value-type="float" office:value="0.876571" calcext:value-type="float">
            <text:p>0.876571</text:p>
          </table:table-cell>
          <table:table-cell office:value-type="float" office:value="4.49" calcext:value-type="float">
            <text:p>4.49</text:p>
          </table:table-cell>
          <table:table-cell office:value-type="float" office:value="3.2199" calcext:value-type="float">
            <text:p>3.2199</text:p>
          </table:table-cell>
          <table:table-cell office:value-type="float" office:value="4.55" calcext:value-type="float">
            <text:p>4.55</text:p>
          </table:table-cell>
          <table:table-cell office:value-type="float" office:value="3" calcext:value-type="float">
            <text:p>3</text:p>
          </table:table-cell>
          <table:table-cell table:formula="of:=[.AA96]/[.Z96]" office:value-type="float" office:value="0.659340659340659" calcext:value-type="float">
            <text:p>0.6593406593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1964" calcext:value-type="float">
            <text:p>9196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0-200</text:p>
          </table:table-cell>
          <table:table-cell table:number-columns-repeated="2"/>
          <table:table-cell office:value-type="float" office:value="0.717048" calcext:value-type="float">
            <text:p>0.717048</text:p>
          </table:table-cell>
          <table:table-cell office:value-type="float" office:value="0.869507" calcext:value-type="float">
            <text:p>0.869507</text:p>
          </table:table-cell>
          <table:table-cell office:value-type="float" office:value="4.4373" calcext:value-type="float">
            <text:p>4.4373</text:p>
          </table:table-cell>
          <table:table-cell office:value-type="float" office:value="3.2386" calcext:value-type="float">
            <text:p>3.2386</text:p>
          </table:table-cell>
          <table:table-cell office:value-type="float" office:value="4.505" calcext:value-type="float">
            <text:p>4.505</text:p>
          </table:table-cell>
          <table:table-cell office:value-type="float" office:value="3.005" calcext:value-type="float">
            <text:p>3.005</text:p>
          </table:table-cell>
          <table:table-cell table:formula="of:=[.AA97]/[.Z97]" office:value-type="float" office:value="0.667036625971143" calcext:value-type="float">
            <text:p>0.667036626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78906" calcext:value-type="float">
            <text:p>17890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0-200</text:p>
          </table:table-cell>
          <table:table-cell table:number-columns-repeated="2"/>
          <table:table-cell office:value-type="float" office:value="0.549716" calcext:value-type="float">
            <text:p>0.549716</text:p>
          </table:table-cell>
          <table:table-cell office:value-type="float" office:value="0.843513" calcext:value-type="float">
            <text:p>0.843513</text:p>
          </table:table-cell>
          <table:table-cell office:value-type="float" office:value="4.2186" calcext:value-type="float">
            <text:p>4.2186</text:p>
          </table:table-cell>
          <table:table-cell office:value-type="float" office:value="3.4426" calcext:value-type="float">
            <text:p>3.4426</text:p>
          </table:table-cell>
          <table:table-cell office:value-type="float" office:value="4.295" calcext:value-type="float">
            <text:p>4.295</text:p>
          </table:table-cell>
          <table:table-cell office:value-type="float" office:value="2.955" calcext:value-type="float">
            <text:p>2.955</text:p>
          </table:table-cell>
          <table:table-cell table:formula="of:=[.AA98]/[.Z98]" office:value-type="float" office:value="0.688009313154831" calcext:value-type="float">
            <text:p>0.6880093132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01474" calcext:value-type="float">
            <text:p>20147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0-200</text:p>
          </table:table-cell>
          <table:table-cell table:number-columns-repeated="2"/>
          <table:table-cell office:value-type="float" office:value="0.521" calcext:value-type="float">
            <text:p>0.521</text:p>
          </table:table-cell>
          <table:table-cell office:value-type="float" office:value="0.843817" calcext:value-type="float">
            <text:p>0.843817</text:p>
          </table:table-cell>
          <table:table-cell office:value-type="float" office:value="4.1998" calcext:value-type="float">
            <text:p>4.1998</text:p>
          </table:table-cell>
          <table:table-cell office:value-type="float" office:value="3.4819" calcext:value-type="float">
            <text:p>3.4819</text:p>
          </table:table-cell>
          <table:table-cell office:value-type="float" office:value="4.305" calcext:value-type="float">
            <text:p>4.305</text:p>
          </table:table-cell>
          <table:table-cell office:value-type="float" office:value="2.97" calcext:value-type="float">
            <text:p>2.97</text:p>
          </table:table-cell>
          <table:table-cell table:formula="of:=[.AA99]/[.Z99]" office:value-type="float" office:value="0.689895470383275" calcext:value-type="float">
            <text:p>0.689895470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60665" calcext:value-type="float">
            <text:p>2606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0-200</text:p>
          </table:table-cell>
          <table:table-cell table:number-columns-repeated="2"/>
          <table:table-cell office:value-type="float" office:value="0.474121" calcext:value-type="float">
            <text:p>0.474121</text:p>
          </table:table-cell>
          <table:table-cell office:value-type="float" office:value="0.846387" calcext:value-type="float">
            <text:p>0.846387</text:p>
          </table:table-cell>
          <table:table-cell office:value-type="float" office:value="4.1632" calcext:value-type="float">
            <text:p>4.1632</text:p>
          </table:table-cell>
          <table:table-cell office:value-type="float" office:value="3.5405" calcext:value-type="float">
            <text:p>3.5405</text:p>
          </table:table-cell>
          <table:table-cell office:value-type="float" office:value="4.285" calcext:value-type="float">
            <text:p>4.285</text:p>
          </table:table-cell>
          <table:table-cell office:value-type="float" office:value="2.97" calcext:value-type="float">
            <text:p>2.97</text:p>
          </table:table-cell>
          <table:table-cell table:formula="of:=[.AA100]/[.Z100]" office:value-type="float" office:value="0.693115519253209" calcext:value-type="float">
            <text:p>0.6931155193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357340" calcext:value-type="float">
            <text:p>3573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0-200</text:p>
          </table:table-cell>
          <table:table-cell table:number-columns-repeated="2"/>
          <table:table-cell office:value-type="float" office:value="0.493472" calcext:value-type="float">
            <text:p>0.493472</text:p>
          </table:table-cell>
          <table:table-cell office:value-type="float" office:value="0.859861" calcext:value-type="float">
            <text:p>0.859861</text:p>
          </table:table-cell>
          <table:table-cell office:value-type="float" office:value="4.1536" calcext:value-type="float">
            <text:p>4.1536</text:p>
          </table:table-cell>
          <table:table-cell office:value-type="float" office:value="3.4783" calcext:value-type="float">
            <text:p>3.4783</text:p>
          </table:table-cell>
          <table:table-cell office:value-type="float" office:value="4.32" calcext:value-type="float">
            <text:p>4.32</text:p>
          </table:table-cell>
          <table:table-cell office:value-type="float" office:value="2.885" calcext:value-type="float">
            <text:p>2.885</text:p>
          </table:table-cell>
          <table:table-cell table:formula="of:=[.AA101]/[.Z101]" office:value-type="float" office:value="0.667824074074074" calcext:value-type="float">
            <text:p>0.6678240741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387903" calcext:value-type="float">
            <text:p>38790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0-200</text:p>
          </table:table-cell>
          <table:table-cell table:number-columns-repeated="2"/>
          <table:table-cell office:value-type="float" office:value="0.396175" calcext:value-type="float">
            <text:p>0.396175</text:p>
          </table:table-cell>
          <table:table-cell office:value-type="float" office:value="0.853722" calcext:value-type="float">
            <text:p>0.853722</text:p>
          </table:table-cell>
          <table:table-cell office:value-type="float" office:value="4.113" calcext:value-type="float">
            <text:p>4.113</text:p>
          </table:table-cell>
          <table:table-cell office:value-type="float" office:value="3.6338" calcext:value-type="float">
            <text:p>3.6338</text:p>
          </table:table-cell>
          <table:table-cell office:value-type="float" office:value="4.305" calcext:value-type="float">
            <text:p>4.305</text:p>
          </table:table-cell>
          <table:table-cell office:value-type="float" office:value="2.945" calcext:value-type="float">
            <text:p>2.945</text:p>
          </table:table-cell>
          <table:table-cell table:formula="of:=[.AA102]/[.Z102]" office:value-type="float" office:value="0.684088269454123" calcext:value-type="float">
            <text:p>0.6840882695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435939" calcext:value-type="float">
            <text:p>43593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0-200</text:p>
          </table:table-cell>
          <table:table-cell table:number-columns-repeated="2"/>
          <table:table-cell office:value-type="float" office:value="0.361086" calcext:value-type="float">
            <text:p>0.361086</text:p>
          </table:table-cell>
          <table:table-cell office:value-type="float" office:value="0.858946" calcext:value-type="float">
            <text:p>0.858946</text:p>
          </table:table-cell>
          <table:table-cell office:value-type="float" office:value="4.1001" calcext:value-type="float">
            <text:p>4.1001</text:p>
          </table:table-cell>
          <table:table-cell office:value-type="float" office:value="3.8636" calcext:value-type="float">
            <text:p>3.8636</text:p>
          </table:table-cell>
          <table:table-cell office:value-type="float" office:value="4.275" calcext:value-type="float">
            <text:p>4.275</text:p>
          </table:table-cell>
          <table:table-cell office:value-type="float" office:value="2.925" calcext:value-type="float">
            <text:p>2.925</text:p>
          </table:table-cell>
          <table:table-cell table:formula="of:=[.AA103]/[.Z103]" office:value-type="float" office:value="0.684210526315789" calcext:value-type="float">
            <text:p>0.684210526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00005" calcext:value-type="float">
            <text:p>0.00005</text:p>
          </table:table-cell>
          <table:table-cell office:value-type="float" office:value="30000" calcext:value-type="float">
            <text:p>30000</text:p>
          </table:table-cell>
          <table:table-cell office:value-type="float" office:value="0.7" calcext:value-type="float">
            <text:p>0.7</text:p>
          </table:table-cell>
          <table:table-cell office:value-type="float" office:value="81333" calcext:value-type="float">
            <text:p>8133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00-1000</text:p>
          </table:table-cell>
          <table:table-cell table:number-columns-repeated="2" office:value-type="float" office:value="1.74" calcext:value-type="float">
            <text:p>1.74</text:p>
          </table:table-cell>
          <table:table-cell office:value-type="float" office:value="0.745699" calcext:value-type="float">
            <text:p>0.745699</text:p>
          </table:table-cell>
          <table:table-cell office:value-type="float" office:value="0.855394" calcext:value-type="float">
            <text:p>0.855394</text:p>
          </table:table-cell>
          <table:table-cell office:value-type="float" office:value="4.354421" calcext:value-type="float">
            <text:p>4.354421</text:p>
          </table:table-cell>
          <table:table-cell office:value-type="float" office:value="3.132737" calcext:value-type="float">
            <text:p>3.132737</text:p>
          </table:table-cell>
          <table:table-cell office:value-type="float" office:value="4.395" calcext:value-type="float">
            <text:p>4.395</text:p>
          </table:table-cell>
          <table:table-cell office:value-type="float" office:value="2.92" calcext:value-type="float">
            <text:p>2.92</text:p>
          </table:table-cell>
          <table:table-cell table:formula="of:=[.AA104]/[.Z104]" office:value-type="float" office:value="0.664391353811149" calcext:value-type="float">
            <text:p>0.6643913538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39592" calcext:value-type="float">
            <text:p>13959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00-1000</text:p>
          </table:table-cell>
          <table:table-cell table:number-columns-repeated="2"/>
          <table:table-cell office:value-type="float" office:value="0.687048" calcext:value-type="float">
            <text:p>0.687048</text:p>
          </table:table-cell>
          <table:table-cell office:value-type="float" office:value="0.830161" calcext:value-type="float">
            <text:p>0.830161</text:p>
          </table:table-cell>
          <table:table-cell office:value-type="float" office:value="4.256263" calcext:value-type="float">
            <text:p>4.256263</text:p>
          </table:table-cell>
          <table:table-cell office:value-type="float" office:value="3.194316" calcext:value-type="float">
            <text:p>3.194316</text:p>
          </table:table-cell>
          <table:table-cell office:value-type="float" office:value="4.281" calcext:value-type="float">
            <text:p>4.281</text:p>
          </table:table-cell>
          <table:table-cell office:value-type="float" office:value="2.912" calcext:value-type="float">
            <text:p>2.912</text:p>
          </table:table-cell>
          <table:table-cell table:formula="of:=[.AA105]/[.Z105]" office:value-type="float" office:value="0.680214903060033" calcext:value-type="float">
            <text:p>0.6802149031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418885" calcext:value-type="float">
            <text:p>4188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00-1000</text:p>
          </table:table-cell>
          <table:table-cell table:number-columns-repeated="2"/>
          <table:table-cell office:value-type="float" office:value="0.635483" calcext:value-type="float">
            <text:p>0.635483</text:p>
          </table:table-cell>
          <table:table-cell office:value-type="float" office:value="0.813483" calcext:value-type="float">
            <text:p>0.813483</text:p>
          </table:table-cell>
          <table:table-cell office:value-type="float" office:value="4.213" calcext:value-type="float">
            <text:p>4.213</text:p>
          </table:table-cell>
          <table:table-cell office:value-type="float" office:value="3.261632" calcext:value-type="float">
            <text:p>3.261632</text:p>
          </table:table-cell>
          <table:table-cell office:value-type="float" office:value="4.238" calcext:value-type="float">
            <text:p>4.238</text:p>
          </table:table-cell>
          <table:table-cell office:value-type="float" office:value="2.916" calcext:value-type="float">
            <text:p>2.916</text:p>
          </table:table-cell>
          <table:table-cell table:formula="of:=[.AA106]/[.Z106]" office:value-type="float" office:value="0.688060405851817" calcext:value-type="float">
            <text:p>0.688060405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602859" calcext:value-type="float">
            <text:p>6028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00-1000</text:p>
          </table:table-cell>
          <table:table-cell table:number-columns-repeated="2"/>
          <table:table-cell office:value-type="float" office:value="0.633877" calcext:value-type="float">
            <text:p>0.633877</text:p>
          </table:table-cell>
          <table:table-cell office:value-type="float" office:value="0.813045" calcext:value-type="float">
            <text:p>0.813045</text:p>
          </table:table-cell>
          <table:table-cell office:value-type="float" office:value="4.211368" calcext:value-type="float">
            <text:p>4.211368</text:p>
          </table:table-cell>
          <table:table-cell office:value-type="float" office:value="3.263842" calcext:value-type="float">
            <text:p>3.263842</text:p>
          </table:table-cell>
          <table:table-cell office:value-type="float" office:value="4.238" calcext:value-type="float">
            <text:p>4.238</text:p>
          </table:table-cell>
          <table:table-cell office:value-type="float" office:value="2.917" calcext:value-type="float">
            <text:p>2.917</text:p>
          </table:table-cell>
          <table:table-cell table:formula="of:=[.AA107]/[.Z107]" office:value-type="float" office:value="0.688296366210477" calcext:value-type="float">
            <text:p>0.6882963662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642920" calcext:value-type="float">
            <text:p>64292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00-1000</text:p>
          </table:table-cell>
          <table:table-cell table:number-columns-repeated="2"/>
          <table:table-cell office:value-type="float" office:value="0.633825" calcext:value-type="float">
            <text:p>0.633825</text:p>
          </table:table-cell>
          <table:table-cell office:value-type="float" office:value="0.812963" calcext:value-type="float">
            <text:p>0.812963</text:p>
          </table:table-cell>
          <table:table-cell office:value-type="float" office:value="4.211211" calcext:value-type="float">
            <text:p>4.211211</text:p>
          </table:table-cell>
          <table:table-cell office:value-type="float" office:value="3.263947" calcext:value-type="float">
            <text:p>3.263947</text:p>
          </table:table-cell>
          <table:table-cell office:value-type="float" office:value="4.238" calcext:value-type="float">
            <text:p>4.238</text:p>
          </table:table-cell>
          <table:table-cell office:value-type="float" office:value="2.916" calcext:value-type="float">
            <text:p>2.916</text:p>
          </table:table-cell>
          <table:table-cell table:formula="of:=[.AA108]/[.Z108]" office:value-type="float" office:value="0.688060405851817" calcext:value-type="float">
            <text:p>0.6880604059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8"/>
          <table:table-cell table:style-name="ce8" office:value-type="float" office:value="100000" calcext:value-type="float">
            <text:p>100000</text:p>
          </table:table-cell>
          <table:table-cell table:style-name="ce8"/>
          <table:table-cell table:style-name="ce8" office:value-type="float" office:value="2313094" calcext:value-type="float">
            <text:p>231309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9000-1000</text:p>
          </table:table-cell>
          <table:table-cell table:style-name="ce8" table:number-columns-repeated="2"/>
          <table:table-cell table:style-name="ce8" office:value-type="float" office:value="0.543078" calcext:value-type="float">
            <text:p>0.543078</text:p>
          </table:table-cell>
          <table:table-cell table:style-name="ce8" office:value-type="float" office:value="0.800781" calcext:value-type="float">
            <text:p>0.800781</text:p>
          </table:table-cell>
          <table:table-cell table:style-name="ce8" office:value-type="float" office:value="4.170632" calcext:value-type="float">
            <text:p>4.170632</text:p>
          </table:table-cell>
          <table:table-cell table:style-name="ce8" office:value-type="float" office:value="3.395158" calcext:value-type="float">
            <text:p>3.395158</text:p>
          </table:table-cell>
          <table:table-cell table:style-name="ce8" office:value-type="float" office:value="4.231" calcext:value-type="float">
            <text:p>4.231</text:p>
          </table:table-cell>
          <table:table-cell table:style-name="ce8" office:value-type="float" office:value="2.946" calcext:value-type="float">
            <text:p>2.946</text:p>
          </table:table-cell>
          <table:table-cell table:style-name="ce11" table:formula="of:=[.AA109]/[.Z109]" office:value-type="float" office:value="0.696289293311274" calcext:value-type="float">
            <text:p>0.6962892933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8月26日</text:p>
          </table:table-cell>
          <table:table-cell table:number-columns-repeated="30"/>
        </table:table-row>
        <table:table-row table:style-name="ro1">
          <table:table-cell table:style-name="Default"/>
          <table:table-cell table:number-columns-repeated="4"/>
          <table:table-cell table:style-name="ce3" office:value-type="string" calcext:value-type="string">
            <text:p>fc1</text:p>
          </table:table-cell>
          <table:table-cell table:style-name="ce3" office:value-type="string" calcext:value-type="string">
            <text:p>fc2</text:p>
          </table:table-cell>
          <table:table-cell office:value-type="string" calcext:value-type="string">
            <text:p>fc3</text:p>
          </table:table-cell>
          <table:table-cell office:value-type="string" calcext:value-type="string">
            <text:p>fc4</text:p>
          </table:table-cell>
          <table:table-cell office:value-type="string" calcext:value-type="string">
            <text:p>fc5</text:p>
          </table:table-cell>
          <table:table-cell table:style-name="Default"/>
          <table:table-cell/>
          <table:table-cell office:value-type="string" calcext:value-type="string">
            <text:p>base_lr</text:p>
          </table:table-cell>
          <table:table-cell office:value-type="string" calcext:value-type="string">
            <text:p>stepsiz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iteration</text:p>
          </table:table-cell>
          <table:table-cell table:style-name="ce3" office:value-type="string" calcext:value-type="string" table:number-columns-spanned="2" table:number-rows-spanned="1">
            <text:p>batchsize</text:p>
          </table:table-cell>
          <table:covered-table-cell/>
          <table:table-cell office:value-type="string" calcext:value-type="string">
            <text:p>data size</text:p>
          </table:table-cell>
          <table:table-cell table:style-name="ce3" office:value-type="string" calcext:value-type="string" table:number-columns-spanned="2" table:number-rows-spanned="1">
            <text:p>start </text:p>
          </table:table-cell>
          <table:covered-table-cell/>
          <table:table-cell table:style-name="ce3" office:value-type="string" calcext:value-type="string" table:number-columns-spanned="2" table:number-rows-spanned="1">
            <text:p>final </text:p>
          </table:table-cell>
          <table:covered-table-cell/>
          <table:table-cell table:style-name="ce3" office:value-type="string" calcext:value-type="string" table:number-columns-spanned="2" table:number-rows-spanned="1">
            <text:p>tain</text:p>
          </table:table-cell>
          <table:covered-table-cell/>
          <table:table-cell table:style-name="ce3" office:value-type="string" calcext:value-type="string" table:number-columns-spanned="2" table:number-rows-spanned="1">
            <text:p>test</text:p>
          </table:table-cell>
          <table:covered-table-cell/>
          <table:table-cell office:value-type="string" calcext:value-type="string">
            <text:p>ratio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  <table:table-cell table:number-columns-repeated="2" table:style-name="ce4" office:value-type="string" calcext:value-type="string">
            <text:p>outputNumber</text:p>
          </table:table-cell>
          <table:table-cell table:number-columns-repeated="2" office:value-type="string" calcext:value-type="string">
            <text:p>outputNumber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Default"/>
          <table:table-cell/>
          <table:table-cell office:value-type="float" office:value="0.00005" calcext:value-type="float">
            <text:p>0.000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" calcext:value-type="float">
            <text:p>0.7</text:p>
          </table:table-cell>
          <table:table-cell office:value-type="float" office:value="91058" calcext:value-type="float">
            <text:p>910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0-200</text:p>
          </table:table-cell>
          <table:table-cell table:number-columns-repeated="2"/>
          <table:table-cell office:value-type="float" office:value="0.78807" calcext:value-type="float">
            <text:p>0.78807</text:p>
          </table:table-cell>
          <table:table-cell office:value-type="float" office:value="0.912908" calcext:value-type="float">
            <text:p>0.912908</text:p>
          </table:table-cell>
          <table:table-cell office:value-type="float" office:value="4.2604" calcext:value-type="float">
            <text:p>4.2604</text:p>
          </table:table-cell>
          <table:table-cell office:value-type="float" office:value="3.0055" calcext:value-type="float">
            <text:p>3.0055</text:p>
          </table:table-cell>
          <table:table-cell office:value-type="float" office:value="4.24" calcext:value-type="float">
            <text:p>4.24</text:p>
          </table:table-cell>
          <table:table-cell office:value-type="float" office:value="2.78" calcext:value-type="float">
            <text:p>2.78</text:p>
          </table:table-cell>
          <table:table-cell table:formula="of:=[.AA113]/[.Z113]" office:value-type="float" office:value="0.655660377358491" calcext:value-type="float">
            <text:p>0.6556603774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Default"/>
          <table:table-cell table:number-columns-repeated="4"/>
          <table:table-cell office:value-type="float" office:value="163172" calcext:value-type="float">
            <text:p>1631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0-200</text:p>
          </table:table-cell>
          <table:table-cell table:number-columns-repeated="2"/>
          <table:table-cell office:value-type="float" office:value="0.682691" calcext:value-type="float">
            <text:p>0.682691</text:p>
          </table:table-cell>
          <table:table-cell office:value-type="float" office:value="0.87943" calcext:value-type="float">
            <text:p>0.87943</text:p>
          </table:table-cell>
          <table:table-cell office:value-type="float" office:value="4.1914" calcext:value-type="float">
            <text:p>4.1914</text:p>
          </table:table-cell>
          <table:table-cell office:value-type="float" office:value="3.1494" calcext:value-type="float">
            <text:p>3.1494</text:p>
          </table:table-cell>
          <table:table-cell office:value-type="float" office:value="4.15" calcext:value-type="float">
            <text:p>4.15</text:p>
          </table:table-cell>
          <table:table-cell office:value-type="float" office:value="2.77" calcext:value-type="float">
            <text:p>2.77</text:p>
          </table:table-cell>
          <table:table-cell table:formula="of:=[.AA114]/[.Z114]" office:value-type="float" office:value="0.667469879518072" calcext:value-type="float">
            <text:p>0.667469879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5000" calcext:value-type="float">
            <text:p>5000</text:p>
          </table:table-cell>
          <table:table-cell office:value-type="float" office:value="3000" calcext:value-type="float">
            <text:p>3000</text:p>
          </table:table-cell>
          <table:table-cell table:number-columns-repeated="7"/>
          <table:table-cell office:value-type="float" office:value="15134" calcext:value-type="float">
            <text:p>15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-20</text:p>
          </table:table-cell>
          <table:table-cell table:number-columns-repeated="2"/>
          <table:table-cell office:value-type="float" office:value="0.059997" calcext:value-type="float">
            <text:p>0.059997</text:p>
          </table:table-cell>
          <table:table-cell office:value-type="float" office:value="1.723528" calcext:value-type="float">
            <text:p>1.7235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2" calcext:value-type="float">
            <text:p>6.2</text:p>
          </table:table-cell>
          <table:table-cell office:value-type="float" office:value="2.25" calcext:value-type="float">
            <text:p>2.25</text:p>
          </table:table-cell>
          <table:table-cell table:formula="of:=[.AA115]/[.Z115]" office:value-type="float" office:value="0.362903225806452" calcext:value-type="float">
            <text:p>0.3629032258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9806" calcext:value-type="float">
            <text:p>298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0-20</text:p>
          </table:table-cell>
          <table:table-cell table:number-columns-repeated="2"/>
          <table:table-cell office:value-type="float" office:value="0.074751" calcext:value-type="float">
            <text:p>0.074751</text:p>
          </table:table-cell>
          <table:table-cell office:value-type="float" office:value="1.189251" calcext:value-type="float">
            <text:p>1.189251</text:p>
          </table:table-cell>
          <table:table-cell office:value-type="float" office:value="4.004" calcext:value-type="float">
            <text:p>4.004</text:p>
          </table:table-cell>
          <table:table-cell office:value-type="float" office:value="4" calcext:value-type="float">
            <text:p>4</text:p>
          </table:table-cell>
          <table:table-cell office:value-type="float" office:value="5.65" calcext:value-type="float">
            <text:p>5.65</text:p>
          </table:table-cell>
          <table:table-cell office:value-type="float" office:value="2.85" calcext:value-type="float">
            <text:p>2.85</text:p>
          </table:table-cell>
          <table:table-cell table:formula="of:=[.AA116]/[.Z116]" office:value-type="float" office:value="0.504424778761062" calcext:value-type="float">
            <text:p>0.5044247788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65581" calcext:value-type="float">
            <text:p>655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-20</text:p>
          </table:table-cell>
          <table:table-cell table:number-columns-repeated="2"/>
          <table:table-cell office:value-type="float" office:value="0.054502" calcext:value-type="float">
            <text:p>0.054502</text:p>
          </table:table-cell>
          <table:table-cell office:value-type="float" office:value="0.911668" calcext:value-type="float">
            <text:p>0.91166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65" calcext:value-type="float">
            <text:p>2.65</text:p>
          </table:table-cell>
          <table:table-cell table:formula="of:=[.AA117]/[.Z117]" office:value-type="float" office:value="0.6625" calcext:value-type="float">
            <text:p>0.6625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00831" calcext:value-type="float">
            <text:p>100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-20</text:p>
          </table:table-cell>
          <table:table-cell table:number-columns-repeated="2"/>
          <table:table-cell office:value-type="float" office:value="0.019868" calcext:value-type="float">
            <text:p>0.019868</text:p>
          </table:table-cell>
          <table:table-cell office:value-type="float" office:value="0.95659" calcext:value-type="float">
            <text:p>0.956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5" calcext:value-type="float">
            <text:p>4.15</text:p>
          </table:table-cell>
          <table:table-cell office:value-type="float" office:value="2.6" calcext:value-type="float">
            <text:p>2.6</text:p>
          </table:table-cell>
          <table:table-cell table:formula="of:=[.AA118]/[.Z118]" office:value-type="float" office:value="0.626506024096386" calcext:value-type="float">
            <text:p>0.6265060241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01412" calcext:value-type="float">
            <text:p>201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00-200</text:p>
          </table:table-cell>
          <table:table-cell table:number-columns-repeated="2"/>
          <table:table-cell office:value-type="float" office:value="0.066853" calcext:value-type="float">
            <text:p>0.066853</text:p>
          </table:table-cell>
          <table:table-cell office:value-type="float" office:value="1.034" calcext:value-type="float">
            <text:p>1.034</text:p>
          </table:table-cell>
          <table:table-cell office:value-type="float" office:value="4.003333" calcext:value-type="float">
            <text:p>4.003333</text:p>
          </table:table-cell>
          <table:table-cell office:value-type="float" office:value="3.998333" calcext:value-type="float">
            <text:p>3.998333</text:p>
          </table:table-cell>
          <table:table-cell office:value-type="float" office:value="4.415" calcext:value-type="float">
            <text:p>4.415</text:p>
          </table:table-cell>
          <table:table-cell office:value-type="float" office:value="2.63" calcext:value-type="float">
            <text:p>2.63</text:p>
          </table:table-cell>
          <table:table-cell table:formula="of:=[.AA119]/[.Z119]" office:value-type="float" office:value="0.595696489241223" calcext:value-type="float">
            <text:p>0.5956964892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12838" calcext:value-type="float">
            <text:p>21283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3000-200</text:p>
          </table:table-cell>
          <table:table-cell table:number-columns-repeated="2"/>
          <table:table-cell office:value-type="float" office:value="0.020042" calcext:value-type="float">
            <text:p>0.020042</text:p>
          </table:table-cell>
          <table:table-cell office:value-type="float" office:value="1.009731" calcext:value-type="float">
            <text:p>1.0097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35" calcext:value-type="float">
            <text:p>4.35</text:p>
          </table:table-cell>
          <table:table-cell office:value-type="float" office:value="2.66" calcext:value-type="float">
            <text:p>2.66</text:p>
          </table:table-cell>
          <table:table-cell table:formula="of:=[.AA120]/[.Z120]" office:value-type="float" office:value="0.611494252873563" calcext:value-type="float">
            <text:p>0.6114942529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0000" calcext:value-type="float">
            <text:p>80000</text:p>
          </table:table-cell>
          <table:table-cell/>
          <table:table-cell office:value-type="float" office:value="2379912" calcext:value-type="float">
            <text:p>23799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0-200</text:p>
          </table:table-cell>
          <table:table-cell table:number-columns-repeated="2"/>
          <table:table-cell office:value-type="float" office:value="0.028832" calcext:value-type="float">
            <text:p>0.028832</text:p>
          </table:table-cell>
          <table:table-cell office:value-type="float" office:value="0.884521" calcext:value-type="float">
            <text:p>0.884521</text:p>
          </table:table-cell>
          <table:table-cell office:value-type="float" office:value="3.9954" calcext:value-type="float">
            <text:p>3.9954</text:p>
          </table:table-cell>
          <table:table-cell office:value-type="float" office:value="3.9933" calcext:value-type="float">
            <text:p>3.9933</text:p>
          </table:table-cell>
          <table:table-cell office:value-type="float" office:value="4.395" calcext:value-type="float">
            <text:p>4.395</text:p>
          </table:table-cell>
          <table:table-cell office:value-type="float" office:value="2.97" calcext:value-type="float">
            <text:p>2.97</text:p>
          </table:table-cell>
          <table:table-cell table:formula="of:=[.AA121]/[.Z121]" office:value-type="float" office:value="0.675767918088737" calcext:value-type="float">
            <text:p>0.675767918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conv2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conv4</text:p>
          </table:table-cell>
          <table:covered-table-cell table:number-columns-repeated="3"/>
          <table:table-cell table:style-name="ce3" office:value-type="string" calcext:value-type="string">
            <text:p>fc0</text:p>
          </table:table-cell>
          <table:table-cell table:style-name="ce3"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base_lr</text:p>
          </table:table-cell>
          <table:table-cell office:value-type="string" calcext:value-type="string">
            <text:p>stepsiz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iteration</text:p>
          </table:table-cell>
          <table:table-cell table:style-name="ce3" office:value-type="string" calcext:value-type="string" table:number-columns-spanned="2" table:number-rows-spanned="1">
            <text:p>batchsize</text:p>
          </table:table-cell>
          <table:covered-table-cell/>
          <table:table-cell office:value-type="string" calcext:value-type="string">
            <text:p>data size</text:p>
          </table:table-cell>
          <table:table-cell table:style-name="ce3" office:value-type="string" calcext:value-type="string" table:number-columns-spanned="2" table:number-rows-spanned="1">
            <text:p>start </text:p>
          </table:table-cell>
          <table:covered-table-cell/>
          <table:table-cell table:style-name="ce3" office:value-type="string" calcext:value-type="string" table:number-columns-spanned="2" table:number-rows-spanned="1">
            <text:p>final </text:p>
          </table:table-cell>
          <table:covered-table-cell/>
          <table:table-cell table:style-name="ce3" office:value-type="string" calcext:value-type="string" table:number-columns-spanned="2" table:number-rows-spanned="1">
            <text:p>tain</text:p>
          </table:table-cell>
          <table:covered-table-cell/>
          <table:table-cell table:style-name="ce3" office:value-type="string" calcext:value-type="string" table:number-columns-spanned="2" table:number-rows-spanned="1">
            <text:p>test</text:p>
          </table:table-cell>
          <table:covered-table-cell/>
          <table:table-cell office:value-type="string" calcext:value-type="string">
            <text:p>rat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nel siz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outputNumber</text:p>
          </table:table-cell>
          <table:table-cell office:value-type="string" calcext:value-type="string">
            <text:p>kernel siz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outputNumber</text:p>
          </table:table-cell>
          <table:table-cell office:value-type="string" calcext:value-type="string">
            <text:p>lr</text:p>
          </table:table-cell>
          <table:table-cell table:number-columns-repeated="3" office:value-type="string" calcext:value-type="string">
            <text:p>outputNumber</text:p>
          </table:table-cell>
          <table:table-cell table:number-columns-repeated="5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clideanLoss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0.7" calcext:value-type="float">
            <text:p>0.7</text:p>
          </table:table-cell>
          <table:table-cell office:value-type="float" office:value="10384" calcext:value-type="float">
            <text:p>10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-20</text:p>
          </table:table-cell>
          <table:table-cell table:number-columns-repeated="2"/>
          <table:table-cell office:value-type="float" office:value="0.013868" calcext:value-type="float">
            <text:p>0.013868</text:p>
          </table:table-cell>
          <table:table-cell office:value-type="float" office:value="1.992221" calcext:value-type="float">
            <text:p>1.992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.9" calcext:value-type="float">
            <text:p>8.9</text:p>
          </table:table-cell>
          <table:table-cell office:value-type="float" office:value="2.1" calcext:value-type="float">
            <text:p>2.1</text:p>
          </table:table-cell>
          <table:table-cell table:formula="of:=[.AA124]/[.Z124]" office:value-type="float" office:value="0.235955056179775" calcext:value-type="float">
            <text:p>0.235955056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8" office:value-type="float" office:value="16250" calcext:value-type="float">
            <text:p>1625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200-20</text:p>
          </table:table-cell>
          <table:table-cell table:style-name="ce8" table:number-columns-repeated="2"/>
          <table:table-cell table:style-name="ce8" office:value-type="float" office:value="0.027616" calcext:value-type="float">
            <text:p>0.027616</text:p>
          </table:table-cell>
          <table:table-cell table:style-name="ce8" office:value-type="float" office:value="1.631" calcext:value-type="float">
            <text:p>1.631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8.45" calcext:value-type="float">
            <text:p>8.45</text:p>
          </table:table-cell>
          <table:table-cell table:style-name="ce8" office:value-type="float" office:value="2.5" calcext:value-type="float">
            <text:p>2.5</text:p>
          </table:table-cell>
          <table:table-cell table:style-name="ce11" table:formula="of:=[.AA125]/[.Z125]" office:value-type="float" office:value="0.29585798816568" calcext:value-type="float">
            <text:p>0.2958579882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6967" calcext:value-type="float">
            <text:p>269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0-20</text:p>
          </table:table-cell>
          <table:table-cell table:number-columns-repeated="2"/>
          <table:table-cell office:value-type="float" office:value="0.095275" calcext:value-type="float">
            <text:p>0.095275</text:p>
          </table:table-cell>
          <table:table-cell office:value-type="float" office:value="1.267927" calcext:value-type="float">
            <text:p>1.2679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.4" calcext:value-type="float">
            <text:p>7.4</text:p>
          </table:table-cell>
          <table:table-cell office:value-type="float" office:value="3.05" calcext:value-type="float">
            <text:p>3.05</text:p>
          </table:table-cell>
          <table:table-cell table:formula="of:=[.AA126]/[.Z126]" office:value-type="float" office:value="0.412162162162162" calcext:value-type="float">
            <text:p>0.412162162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0000" calcext:value-type="float">
            <text:p>20000</text:p>
          </table:table-cell>
          <table:table-cell/>
          <table:table-cell office:value-type="float" office:value="60224" calcext:value-type="float">
            <text:p>60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-20</text:p>
          </table:table-cell>
          <table:table-cell table:number-columns-repeated="2"/>
          <table:table-cell office:value-type="float" office:value="0.07302" calcext:value-type="float">
            <text:p>0.07302</text:p>
          </table:table-cell>
          <table:table-cell office:value-type="float" office:value="1.178198" calcext:value-type="float">
            <text:p>1.17819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25" calcext:value-type="float">
            <text:p>5.25</text:p>
          </table:table-cell>
          <table:table-cell office:value-type="float" office:value="2.75" calcext:value-type="float">
            <text:p>2.75</text:p>
          </table:table-cell>
          <table:table-cell table:formula="of:=[.AA127]/[.Z127]" office:value-type="float" office:value="0.523809523809524" calcext:value-type="float">
            <text:p>0.523809523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000" calcext:value-type="float">
            <text:p>10000</text:p>
          </table:table-cell>
          <table:table-cell/>
          <table:table-cell office:value-type="float" office:value="64894" calcext:value-type="float">
            <text:p>648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00-200</text:p>
          </table:table-cell>
          <table:table-cell table:number-columns-repeated="2"/>
          <table:table-cell office:value-type="float" office:value="0.606257" calcext:value-type="float">
            <text:p>0.606257</text:p>
          </table:table-cell>
          <table:table-cell office:value-type="float" office:value="1.040535" calcext:value-type="float">
            <text:p>1.040535</text:p>
          </table:table-cell>
          <table:table-cell office:value-type="float" office:value="4.698333" calcext:value-type="float">
            <text:p>4.698333</text:p>
          </table:table-cell>
          <table:table-cell office:value-type="float" office:value="3.663667" calcext:value-type="float">
            <text:p>3.663667</text:p>
          </table:table-cell>
          <table:table-cell office:value-type="float" office:value="5.415" calcext:value-type="float">
            <text:p>5.415</text:p>
          </table:table-cell>
          <table:table-cell office:value-type="float" office:value="2.925" calcext:value-type="float">
            <text:p>2.925</text:p>
          </table:table-cell>
          <table:table-cell table:formula="of:=[.AA128]/[.Z128]" office:value-type="float" office:value="0.54016620498615" calcext:value-type="float">
            <text:p>0.54016620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0000" calcext:value-type="float">
            <text:p>20000</text:p>
          </table:table-cell>
          <table:table-cell/>
          <table:table-cell office:value-type="float" office:value="55672" calcext:value-type="float">
            <text:p>556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00-200</text:p>
          </table:table-cell>
          <table:table-cell table:number-columns-repeated="2"/>
          <table:table-cell office:value-type="float" office:value="0.438873" calcext:value-type="float">
            <text:p>0.438873</text:p>
          </table:table-cell>
          <table:table-cell office:value-type="float" office:value="1.053829" calcext:value-type="float">
            <text:p>1.053829</text:p>
          </table:table-cell>
          <table:table-cell office:value-type="float" office:value="4.294667" calcext:value-type="float">
            <text:p>4.294667</text:p>
          </table:table-cell>
          <table:table-cell office:value-type="float" office:value="3.818667" calcext:value-type="float">
            <text:p>3.818667</text:p>
          </table:table-cell>
          <table:table-cell office:value-type="float" office:value="5.025" calcext:value-type="float">
            <text:p>5.025</text:p>
          </table:table-cell>
          <table:table-cell office:value-type="float" office:value="2.84" calcext:value-type="float">
            <text:p>2.84</text:p>
          </table:table-cell>
          <table:table-cell table:formula="of:=[.AA129]/[.Z129]" office:value-type="float" office:value="0.565174129353234" calcext:value-type="float">
            <text:p>0.565174129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0000" calcext:value-type="float">
            <text:p>20000</text:p>
          </table:table-cell>
          <table:table-cell/>
          <table:table-cell office:value-type="float" office:value="101123" calcext:value-type="float">
            <text:p>1011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00-200</text:p>
          </table:table-cell>
          <table:table-cell table:number-columns-repeated="2"/>
          <table:table-cell office:value-type="float" office:value="0.148896" calcext:value-type="float">
            <text:p>0.148896</text:p>
          </table:table-cell>
          <table:table-cell office:value-type="float" office:value="1.05597" calcext:value-type="float">
            <text:p>1.05597</text:p>
          </table:table-cell>
          <table:table-cell office:value-type="float" office:value="4.009" calcext:value-type="float">
            <text:p>4.009</text:p>
          </table:table-cell>
          <table:table-cell office:value-type="float" office:value="3.995333" calcext:value-type="float">
            <text:p>3.995333</text:p>
          </table:table-cell>
          <table:table-cell office:value-type="float" office:value="4.685" calcext:value-type="float">
            <text:p>4.685</text:p>
          </table:table-cell>
          <table:table-cell office:value-type="float" office:value="2.705" calcext:value-type="float">
            <text:p>2.705</text:p>
          </table:table-cell>
          <table:table-cell table:formula="of:=[.AA130]/[.Z130]" office:value-type="float" office:value="0.577374599786553" calcext:value-type="float">
            <text:p>0.5773745998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68341" calcext:value-type="float">
            <text:p>1683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00-200</text:p>
          </table:table-cell>
          <table:table-cell table:number-columns-repeated="2"/>
          <table:table-cell office:value-type="float" office:value="0.056925" calcext:value-type="float">
            <text:p>0.056925</text:p>
          </table:table-cell>
          <table:table-cell office:value-type="float" office:value="1.044256" calcext:value-type="float">
            <text:p>1.044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05" calcext:value-type="float">
            <text:p>4.505</text:p>
          </table:table-cell>
          <table:table-cell office:value-type="float" office:value="2.69" calcext:value-type="float">
            <text:p>2.69</text:p>
          </table:table-cell>
          <table:table-cell table:formula="of:=[.AA131]/[.Z131]" office:value-type="float" office:value="0.597114317425083" calcext:value-type="float">
            <text:p>0.597114317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000" calcext:value-type="float">
            <text:p>10000</text:p>
          </table:table-cell>
          <table:table-cell/>
          <table:table-cell office:value-type="float" office:value="194947" calcext:value-type="float">
            <text:p>194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00-200</text:p>
          </table:table-cell>
          <table:table-cell table:number-columns-repeated="2"/>
          <table:table-cell office:value-type="float" office:value="0.457629" calcext:value-type="float">
            <text:p>0.457629</text:p>
          </table:table-cell>
          <table:table-cell office:value-type="float" office:value="1.029514" calcext:value-type="float">
            <text:p>1.029514</text:p>
          </table:table-cell>
          <table:table-cell office:value-type="float" office:value="4.369" calcext:value-type="float">
            <text:p>4.369</text:p>
          </table:table-cell>
          <table:table-cell office:value-type="float" office:value="3.834" calcext:value-type="float">
            <text:p>3.834</text:p>
          </table:table-cell>
          <table:table-cell office:value-type="float" office:value="5.18" calcext:value-type="float">
            <text:p>5.18</text:p>
          </table:table-cell>
          <table:table-cell office:value-type="float" office:value="2.885" calcext:value-type="float">
            <text:p>2.885</text:p>
          </table:table-cell>
          <table:table-cell table:formula="of:=[.AA132]/[.Z132]" office:value-type="float" office:value="0.556949806949807" calcext:value-type="float">
            <text:p>0.5569498069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0000" calcext:value-type="float">
            <text:p>100000</text:p>
          </table:table-cell>
          <table:table-cell/>
          <table:table-cell office:value-type="float" office:value="166926" calcext:value-type="float">
            <text:p>1669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0-200</text:p>
          </table:table-cell>
          <table:table-cell table:number-columns-repeated="2"/>
          <table:table-cell office:value-type="float" office:value="0.297609" calcext:value-type="float">
            <text:p>0.297609</text:p>
          </table:table-cell>
          <table:table-cell office:value-type="float" office:value="1.004239" calcext:value-type="float">
            <text:p>1.004239</text:p>
          </table:table-cell>
          <table:table-cell office:value-type="float" office:value="4.0981" calcext:value-type="float">
            <text:p>4.0981</text:p>
          </table:table-cell>
          <table:table-cell office:value-type="float" office:value="3.8762" calcext:value-type="float">
            <text:p>3.8762</text:p>
          </table:table-cell>
          <table:table-cell office:value-type="float" office:value="4.355" calcext:value-type="float">
            <text:p>4.355</text:p>
          </table:table-cell>
          <table:table-cell office:value-type="float" office:value="2.715" calcext:value-type="float">
            <text:p>2.715</text:p>
          </table:table-cell>
          <table:table-cell table:formula="of:=[.AA133]/[.Z133]" office:value-type="float" office:value="0.623421354764638" calcext:value-type="float">
            <text:p>0.6234213548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66509" calcext:value-type="float">
            <text:p>2665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0-200</text:p>
          </table:table-cell>
          <table:table-cell table:number-columns-repeated="2"/>
          <table:table-cell office:value-type="float" office:value="0.143603" calcext:value-type="float">
            <text:p>0.143603</text:p>
          </table:table-cell>
          <table:table-cell office:value-type="float" office:value="0.971327" calcext:value-type="float">
            <text:p>0.971327</text:p>
          </table:table-cell>
          <table:table-cell office:value-type="float" office:value="4.0188" calcext:value-type="float">
            <text:p>4.0188</text:p>
          </table:table-cell>
          <table:table-cell office:value-type="float" office:value="3.9896" calcext:value-type="float">
            <text:p>3.9896</text:p>
          </table:table-cell>
          <table:table-cell office:value-type="float" office:value="4.385" calcext:value-type="float">
            <text:p>4.385</text:p>
          </table:table-cell>
          <table:table-cell office:value-type="float" office:value="2.71" calcext:value-type="float">
            <text:p>2.71</text:p>
          </table:table-cell>
          <table:table-cell table:formula="of:=[.AA134]/[.Z134]" office:value-type="float" office:value="0.618015963511973" calcext:value-type="float">
            <text:p>0.6180159635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354498" calcext:value-type="float">
            <text:p>3544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0-200</text:p>
          </table:table-cell>
          <table:table-cell table:number-columns-repeated="2"/>
          <table:table-cell office:value-type="float" office:value="0.08535" calcext:value-type="float">
            <text:p>0.08535</text:p>
          </table:table-cell>
          <table:table-cell office:value-type="float" office:value="0.93431" calcext:value-type="float">
            <text:p>0.93431</text:p>
          </table:table-cell>
          <table:table-cell office:value-type="float" office:value="4.0021" calcext:value-type="float">
            <text:p>4.0021</text:p>
          </table:table-cell>
          <table:table-cell office:value-type="float" office:value="3.9985" calcext:value-type="float">
            <text:p>3.9985</text:p>
          </table:table-cell>
          <table:table-cell office:value-type="float" office:value="4.435" calcext:value-type="float">
            <text:p>4.435</text:p>
          </table:table-cell>
          <table:table-cell office:value-type="float" office:value="2.835" calcext:value-type="float">
            <text:p>2.835</text:p>
          </table:table-cell>
          <table:table-cell table:formula="of:=[.AA135]/[.Z135]" office:value-type="float" office:value="0.639233370913191" calcext:value-type="float">
            <text:p>0.63923337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月28日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 table:number-columns-spanned="3" table:number-rows-spanned="1">
            <text:p>conv2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conv4</text:p>
          </table:table-cell>
          <table:covered-table-cell table:number-columns-repeated="2"/>
          <table:table-cell table:style-name="ce3" office:value-type="string" calcext:value-type="string">
            <text:p>fc1</text:p>
          </table:table-cell>
          <table:table-cell table:style-name="ce3" office:value-type="string" calcext:value-type="string">
            <text:p>fc2</text:p>
          </table:table-cell>
          <table:table-cell office:value-type="string" calcext:value-type="string">
            <text:p>fc3</text:p>
          </table:table-cell>
          <table:table-cell office:value-type="string" calcext:value-type="string">
            <text:p>fc4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base_lr</text:p>
          </table:table-cell>
          <table:table-cell office:value-type="string" calcext:value-type="string">
            <text:p>stepsiz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iteration</text:p>
          </table:table-cell>
          <table:table-cell table:style-name="ce3" office:value-type="string" calcext:value-type="string" table:number-columns-spanned="2" table:number-rows-spanned="1">
            <text:p>batchsize</text:p>
          </table:table-cell>
          <table:covered-table-cell/>
          <table:table-cell office:value-type="string" calcext:value-type="string">
            <text:p>data size</text:p>
          </table:table-cell>
          <table:table-cell table:style-name="ce3" office:value-type="string" calcext:value-type="string" table:number-columns-spanned="2" table:number-rows-spanned="1">
            <text:p>start </text:p>
          </table:table-cell>
          <table:covered-table-cell/>
          <table:table-cell table:style-name="ce3" office:value-type="string" calcext:value-type="string" table:number-columns-spanned="2" table:number-rows-spanned="1">
            <text:p>final </text:p>
          </table:table-cell>
          <table:covered-table-cell/>
          <table:table-cell table:style-name="ce3" office:value-type="string" calcext:value-type="string" table:number-columns-spanned="2" table:number-rows-spanned="1">
            <text:p>tain</text:p>
          </table:table-cell>
          <table:covered-table-cell/>
          <table:table-cell table:style-name="ce3" office:value-type="string" calcext:value-type="string" table:number-columns-spanned="2" table:number-rows-spanned="1">
            <text:p>test</text:p>
          </table:table-cell>
          <table:covered-table-cell/>
          <table:table-cell office:value-type="string" calcext:value-type="string">
            <text:p>rat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nel siz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outputNumber</text:p>
          </table:table-cell>
          <table:table-cell/>
          <table:table-cell office:value-type="string" calcext:value-type="string">
            <text:p>kernel size</text:p>
          </table:table-cell>
          <table:table-cell office:value-type="string" calcext:value-type="string">
            <text:p>stride</text:p>
          </table:table-cell>
          <table:table-cell table:number-columns-repeated="5" office:value-type="string" calcext:value-type="string">
            <text:p>outputNumber</text:p>
          </table:table-cell>
          <table:table-cell table:number-columns-repeated="5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0.00005" calcext:value-type="float">
            <text:p>0.000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" calcext:value-type="float">
            <text:p>0.7</text:p>
          </table:table-cell>
          <table:table-cell office:value-type="float" office:value="39044" calcext:value-type="float">
            <text:p>39044</text:p>
          </table:table-cell>
          <table:table-cell office:value-type="string" calcext:value-type="string">
            <text:p>1-50-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-1000</text:p>
          </table:table-cell>
          <table:table-cell table:number-columns-repeated="2"/>
          <table:table-cell office:value-type="float" office:value="0.007368" calcext:value-type="float">
            <text:p>0.007368</text:p>
          </table:table-cell>
          <table:table-cell office:value-type="float" office:value="1.307777" calcext:value-type="float">
            <text:p>1.307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295" calcext:value-type="float">
            <text:p>5.295</text:p>
          </table:table-cell>
          <table:table-cell office:value-type="float" office:value="2.413" calcext:value-type="float">
            <text:p>2.413</text:p>
          </table:table-cell>
          <table:table-cell table:style-name="ce4" table:formula="of:=[.AA139]/[.Z139]" office:value-type="float" office:value="0.455712936732767" calcext:value-type="float">
            <text:p>0.455712936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9" office:value-type="float" office:value="0.001" calcext:value-type="float">
            <text:p>1.00E-0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" calcext:value-type="float">
            <text:p>0.7</text:p>
          </table:table-cell>
          <table:table-cell office:value-type="float" office:value="85202" calcext:value-type="float">
            <text:p>85202</text:p>
          </table:table-cell>
          <table:table-cell office:value-type="string" calcext:value-type="string">
            <text:p>10-100</text:p>
          </table:table-cell>
          <table:table-cell/>
          <table:table-cell office:value-type="string" calcext:value-type="string">
            <text:p>10000-1000</text:p>
          </table:table-cell>
          <table:table-cell table:number-columns-repeated="2"/>
          <table:table-cell office:value-type="float" office:value="0.009301" calcext:value-type="float">
            <text:p>0.009301</text:p>
          </table:table-cell>
          <table:table-cell office:value-type="float" office:value="0.90428" calcext:value-type="float">
            <text:p>0.90428</text:p>
          </table:table-cell>
          <table:table-cell table:number-columns-repeated="2" office:value-type="float" office:value="3.999" calcext:value-type="float">
            <text:p>3.999</text:p>
          </table:table-cell>
          <table:table-cell office:value-type="float" office:value="4.6" calcext:value-type="float">
            <text:p>4.6</text:p>
          </table:table-cell>
          <table:table-cell office:value-type="float" office:value="2.914" calcext:value-type="float">
            <text:p>2.914</text:p>
          </table:table-cell>
          <table:table-cell table:style-name="ce4" table:formula="of:=[.AA140]/[.Z140]" office:value-type="float" office:value="0.633478260869565" calcext:value-type="float">
            <text:p>0.6334782609</text:p>
          </table:table-cell>
          <table:table-cell office:value-type="float" office:value="0.647186" calcext:value-type="float">
            <text:p>0.64718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0.00005" calcext:value-type="float">
            <text:p>0.000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" calcext:value-type="float">
            <text:p>0.7</text:p>
          </table:table-cell>
          <table:table-cell office:value-type="float" office:value="50020" calcext:value-type="float">
            <text:p>50020</text:p>
          </table:table-cell>
          <table:table-cell office:value-type="string" calcext:value-type="string">
            <text:p>10-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-1000</text:p>
          </table:table-cell>
          <table:table-cell table:number-columns-repeated="2"/>
          <table:table-cell office:value-type="float" office:value="0.0118" calcext:value-type="float">
            <text:p>0.0118</text:p>
          </table:table-cell>
          <table:table-cell office:value-type="float" office:value="1.342105" calcext:value-type="float">
            <text:p>1.3421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543" calcext:value-type="float">
            <text:p>5.543</text:p>
          </table:table-cell>
          <table:table-cell office:value-type="float" office:value="2.509" calcext:value-type="float">
            <text:p>2.509</text:p>
          </table:table-cell>
          <table:table-cell table:style-name="ce4" table:formula="of:=[.AA141]/[.Z141]" office:value-type="float" office:value="0.452642973119249" calcext:value-type="float">
            <text:p>0.4526429731</text:p>
          </table:table-cell>
          <table:table-cell office:value-type="float" office:value="0.520408" calcext:value-type="float">
            <text:p>0.5204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30696" calcext:value-type="float">
            <text:p>306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000-1000</text:p>
          </table:table-cell>
          <table:table-cell table:number-columns-repeated="2"/>
          <table:table-cell office:value-type="float" office:value="0.032721" calcext:value-type="float">
            <text:p>0.032721</text:p>
          </table:table-cell>
          <table:table-cell office:value-type="float" office:value="0.905117" calcext:value-type="float">
            <text:p>0.905117</text:p>
          </table:table-cell>
          <table:table-cell table:number-columns-repeated="2" office:value-type="float" office:value="3.9992" calcext:value-type="float">
            <text:p>3.9992</text:p>
          </table:table-cell>
          <table:table-cell office:value-type="float" office:value="4.545" calcext:value-type="float">
            <text:p>4.545</text:p>
          </table:table-cell>
          <table:table-cell office:value-type="float" office:value="2.884" calcext:value-type="float">
            <text:p>2.884</text:p>
          </table:table-cell>
          <table:table-cell table:style-name="ce4" table:formula="of:=[.AA142]/[.Z142]" office:value-type="float" office:value="0.634543454345435" calcext:value-type="float">
            <text:p>0.6345434543</text:p>
          </table:table-cell>
          <table:table-cell office:value-type="float" office:value="0.655134" calcext:value-type="float">
            <text:p>0.655134</text:p>
          </table:table-cell>
          <table:table-cell table:number-columns-repeated="2"/>
        </table:table-row>
        <table:table-row table:style-name="ro1">
          <table:table-cell table:number-columns-repeated="27"/>
          <table:table-cell table:style-name="ce4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0.00005" calcext:value-type="float">
            <text:p>0.000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" calcext:value-type="float">
            <text:p>0.7</text:p>
          </table:table-cell>
          <table:table-cell office:value-type="float" office:value="25989" calcext:value-type="float">
            <text:p>259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0-1000</text:p>
          </table:table-cell>
          <table:table-cell table:number-columns-repeated="2"/>
          <table:table-cell office:value-type="float" office:value="0.062773" calcext:value-type="float">
            <text:p>0.062773</text:p>
          </table:table-cell>
          <table:table-cell office:value-type="float" office:value="1.392574" calcext:value-type="float">
            <text:p>1.3925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.042" calcext:value-type="float">
            <text:p>7.042</text:p>
          </table:table-cell>
          <table:table-cell office:value-type="float" office:value="2.727" calcext:value-type="float">
            <text:p>2.727</text:p>
          </table:table-cell>
          <table:table-cell table:style-name="ce4" table:formula="of:=[.AA144]/[.Z144]" office:value-type="float" office:value="0.387247940925873" calcext:value-type="float">
            <text:p>0.387247940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9" office:value-type="float" office:value="0.001" calcext:value-type="float">
            <text:p>1.00E-0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" calcext:value-type="float">
            <text:p>0.7</text:p>
          </table:table-cell>
          <table:table-cell office:value-type="float" office:value="5608" calcext:value-type="float">
            <text:p>560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500-1000</text:p>
          </table:table-cell>
          <table:table-cell table:number-columns-repeated="2"/>
          <table:table-cell office:value-type="float" office:value="0.009417" calcext:value-type="float">
            <text:p>0.009417</text:p>
          </table:table-cell>
          <table:table-cell office:value-type="float" office:value="1.283239" calcext:value-type="float">
            <text:p>1.2832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746" calcext:value-type="float">
            <text:p>4.746</text:p>
          </table:table-cell>
          <table:table-cell office:value-type="float" office:value="2.249" calcext:value-type="float">
            <text:p>2.249</text:p>
          </table:table-cell>
          <table:table-cell table:style-name="ce4" table:formula="of:=[.AA145]/[.Z145]" office:value-type="float" office:value="0.473872734934682" calcext:value-type="float">
            <text:p>0.473872734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9"/>
          <table:table-cell table:number-columns-repeated="2"/>
          <table:table-cell office:value-type="float" office:value="7265" calcext:value-type="float">
            <text:p>72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500-1000</text:p>
          </table:table-cell>
          <table:table-cell table:number-columns-repeated="2"/>
          <table:table-cell office:value-type="float" office:value="0.006279" calcext:value-type="float">
            <text:p>0.006279</text:p>
          </table:table-cell>
          <table:table-cell office:value-type="float" office:value="1.259671" calcext:value-type="float">
            <text:p>1.25967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796" calcext:value-type="float">
            <text:p>4.796</text:p>
          </table:table-cell>
          <table:table-cell office:value-type="float" office:value="2.321" calcext:value-type="float">
            <text:p>2.321</text:p>
          </table:table-cell>
          <table:table-cell table:style-name="ce4" table:formula="of:=[.AA146]/[.Z146]" office:value-type="float" office:value="0.48394495412844" calcext:value-type="float">
            <text:p>0.483944954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9"/>
          <table:table-cell table:number-columns-repeated="2"/>
          <table:table-cell office:value-type="float" office:value="10159" calcext:value-type="float">
            <text:p>101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500-1000</text:p>
          </table:table-cell>
          <table:table-cell table:number-columns-repeated="2"/>
          <table:table-cell office:value-type="float" office:value="0.001689" calcext:value-type="float">
            <text:p>0.001689</text:p>
          </table:table-cell>
          <table:table-cell office:value-type="float" office:value="1.252073" calcext:value-type="float">
            <text:p>1.25207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817" calcext:value-type="float">
            <text:p>4.817</text:p>
          </table:table-cell>
          <table:table-cell office:value-type="float" office:value="2.344" calcext:value-type="float">
            <text:p>2.344</text:p>
          </table:table-cell>
          <table:table-cell table:style-name="ce4" table:formula="of:=[.AA147]/[.Z147]" office:value-type="float" office:value="0.486609923188707" calcext:value-type="float">
            <text:p>0.486609923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style-name="ce9"/>
          <table:table-cell table:number-columns-repeated="2"/>
          <table:table-cell office:value-type="float" office:value="10032" calcext:value-type="float">
            <text:p>10032</text:p>
          </table:table-cell>
          <table:table-cell table:number-columns-repeated="2"/>
          <table:table-cell office:value-type="string" calcext:value-type="string">
            <text:p>500-1000</text:p>
          </table:table-cell>
          <table:table-cell table:number-columns-repeated="2"/>
          <table:table-cell office:value-type="float" office:value="0.006282" calcext:value-type="float">
            <text:p>0.006282</text:p>
          </table:table-cell>
          <table:table-cell office:value-type="float" office:value="1.299066" calcext:value-type="float">
            <text:p>1.2990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243" calcext:value-type="float">
            <text:p>5.243</text:p>
          </table:table-cell>
          <table:table-cell office:value-type="float" office:value="2.401" calcext:value-type="float">
            <text:p>2.401</text:p>
          </table:table-cell>
          <table:table-cell table:style-name="ce4" table:formula="of:=[.AA148]/[.Z148]" office:value-type="float" office:value="0.457943925233645" calcext:value-type="float">
            <text:p>0.457943925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9"/>
          <table:table-cell table:number-columns-repeated="2"/>
          <table:table-cell office:value-type="float" office:value="10009" calcext:value-type="float">
            <text:p>10009</text:p>
          </table:table-cell>
          <table:table-cell table:number-columns-repeated="2"/>
          <table:table-cell office:value-type="string" calcext:value-type="string">
            <text:p>500-1000</text:p>
          </table:table-cell>
          <table:table-cell table:number-columns-repeated="2"/>
          <table:table-cell office:value-type="float" office:value="0.001623" calcext:value-type="float">
            <text:p>0.001623</text:p>
          </table:table-cell>
          <table:table-cell office:value-type="float" office:value="1.318247" calcext:value-type="float">
            <text:p>1.3182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719" calcext:value-type="float">
            <text:p>4.719</text:p>
          </table:table-cell>
          <table:table-cell office:value-type="float" office:value="2.244" calcext:value-type="float">
            <text:p>2.244</text:p>
          </table:table-cell>
          <table:table-cell table:style-name="ce4" table:formula="of:=[.AA149]/[.Z149]" office:value-type="float" office:value="0.475524475524475" calcext:value-type="float">
            <text:p>0.475524475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9"/>
          <table:table-cell table:number-columns-repeated="2"/>
          <table:table-cell office:value-type="float" office:value="15639" calcext:value-type="float">
            <text:p>15639</text:p>
          </table:table-cell>
          <table:table-cell table:number-columns-repeated="2"/>
          <table:table-cell office:value-type="string" calcext:value-type="string">
            <text:p>500-1000</text:p>
          </table:table-cell>
          <table:table-cell table:number-columns-repeated="2"/>
          <table:table-cell office:value-type="float" office:value="0.001062" calcext:value-type="float">
            <text:p>0.001062</text:p>
          </table:table-cell>
          <table:table-cell office:value-type="float" office:value="1.304312" calcext:value-type="float">
            <text:p>1.3043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669" calcext:value-type="float">
            <text:p>4.669</text:p>
          </table:table-cell>
          <table:table-cell office:value-type="float" office:value="2.233" calcext:value-type="float">
            <text:p>2.233</text:p>
          </table:table-cell>
          <table:table-cell table:style-name="ce4" table:formula="of:=[.AA150]/[.Z150]" office:value-type="float" office:value="0.478260869565217" calcext:value-type="float">
            <text:p>0.478260869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9"/>
          <table:table-cell table:number-columns-repeated="2"/>
          <table:table-cell office:value-type="float" office:value="1557" calcext:value-type="float">
            <text:p>155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500-1000</text:p>
          </table:table-cell>
          <table:table-cell table:number-columns-repeated="2"/>
          <table:table-cell office:value-type="float" office:value="0.005496" calcext:value-type="float">
            <text:p>0.005496</text:p>
          </table:table-cell>
          <table:table-cell office:value-type="float" office:value="1.309409" calcext:value-type="float">
            <text:p>1.309409</text:p>
          </table:table-cell>
          <table:table-cell table:number-columns-repeated="2" office:value-type="float" office:value="3.998" calcext:value-type="float">
            <text:p>3.998</text:p>
          </table:table-cell>
          <table:table-cell office:value-type="float" office:value="4.553" calcext:value-type="float">
            <text:p>4.553</text:p>
          </table:table-cell>
          <table:table-cell office:value-type="float" office:value="2.218" calcext:value-type="float">
            <text:p>2.218</text:p>
          </table:table-cell>
          <table:table-cell table:style-name="ce4" table:formula="of:=[.AA151]/[.Z151]" office:value-type="float" office:value="0.487151328794202" calcext:value-type="float">
            <text:p>0.487151328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9" office:value-type="float" office:value="0.01" calcext:value-type="float">
            <text:p>1.00E-002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500-1000</text:p>
          </table:table-cell>
          <table:table-cell table:number-columns-repeated="2"/>
          <table:table-cell office:value-type="float" office:value="0.009325" calcext:value-type="float">
            <text:p>0.009325</text:p>
          </table:table-cell>
          <table:table-cell office:value-type="float" office:value="1.466853" calcext:value-type="float">
            <text:p>1.466853</text:p>
          </table:table-cell>
          <table:table-cell table:number-columns-repeated="2" office:value-type="float" office:value="3.998" calcext:value-type="float">
            <text:p>3.998</text:p>
          </table:table-cell>
          <table:table-cell office:value-type="float" office:value="4.323" calcext:value-type="float">
            <text:p>4.323</text:p>
          </table:table-cell>
          <table:table-cell office:value-type="float" office:value="1.849" calcext:value-type="float">
            <text:p>1.849</text:p>
          </table:table-cell>
          <table:table-cell table:style-name="ce4" table:formula="of:=[.AA152]/[.Z152]" office:value-type="float" office:value="0.427712236872542" calcext:value-type="float">
            <text:p>0.427712236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9" office:value-type="float" office:value="0.01" calcext:value-type="float">
            <text:p>1.00E-002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500-1000</text:p>
          </table:table-cell>
          <table:table-cell table:number-columns-repeated="2"/>
          <table:table-cell office:value-type="float" office:value="0.004704" calcext:value-type="float">
            <text:p>0.004704</text:p>
          </table:table-cell>
          <table:table-cell office:value-type="float" office:value="1.298096" calcext:value-type="float">
            <text:p>1.298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731" calcext:value-type="float">
            <text:p>4.731</text:p>
          </table:table-cell>
          <table:table-cell office:value-type="float" office:value="2.283" calcext:value-type="float">
            <text:p>2.283</text:p>
          </table:table-cell>
          <table:table-cell table:style-name="ce4" table:formula="of:=[.AA153]/[.Z153]" office:value-type="float" office:value="0.482561826252378" calcext:value-type="float">
            <text:p>0.4825618263</text:p>
          </table:table-cell>
          <table:table-cell table:number-columns-repeated="3"/>
        </table:table-row>
        <table:table-row table:style-name="ro1">
          <table:table-cell table:number-columns-repeated="7"/>
          <table:table-cell table:number-columns-repeated="2"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9" office:value-type="float" office:value="0.01" calcext:value-type="float">
            <text:p>1.00E-002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500-1000</text:p>
          </table:table-cell>
          <table:table-cell table:number-columns-repeated="2"/>
          <table:table-cell office:value-type="float" office:value="0.003814" calcext:value-type="float">
            <text:p>0.003814</text:p>
          </table:table-cell>
          <table:table-cell office:value-type="float" office:value="1.320255" calcext:value-type="float">
            <text:p>1.3202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781" calcext:value-type="float">
            <text:p>4.781</text:p>
          </table:table-cell>
          <table:table-cell office:value-type="float" office:value="2.262" calcext:value-type="float">
            <text:p>2.262</text:p>
          </table:table-cell>
          <table:table-cell table:style-name="ce4" table:formula="of:=[.AA154]/[.Z154]" office:value-type="float" office:value="0.473122777661577" calcext:value-type="float">
            <text:p>0.4731227777</text:p>
          </table:table-cell>
          <table:table-cell table:number-columns-repeated="3"/>
        </table:table-row>
        <table:table-row table:style-name="ro1">
          <table:table-cell table:number-columns-repeated="7"/>
          <table:table-cell table:number-columns-repeated="3" office:value-type="float" office:value="5000" calcext:value-type="float">
            <text:p>5000</text:p>
          </table:table-cell>
          <table:table-cell table:number-columns-repeated="2"/>
          <table:table-cell table:style-name="ce9" office:value-type="float" office:value="0.01" calcext:value-type="float">
            <text:p>1.00E-002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500-1000</text:p>
          </table:table-cell>
          <table:table-cell table:number-columns-repeated="2"/>
          <table:table-cell office:value-type="float" office:value="0.007729" calcext:value-type="float">
            <text:p>0.007729</text:p>
          </table:table-cell>
          <table:table-cell office:value-type="float" office:value="1.303687" calcext:value-type="float">
            <text:p>1.3036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64" calcext:value-type="float">
            <text:p>5.664</text:p>
          </table:table-cell>
          <table:table-cell office:value-type="float" office:value="2.537" calcext:value-type="float">
            <text:p>2.537</text:p>
          </table:table-cell>
          <table:table-cell table:style-name="ce4" table:formula="of:=[.AA155]/[.Z155]" office:value-type="float" office:value="0.447916666666667" calcext:value-type="float">
            <text:p>0.44791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9" office:value-type="float" office:value="0.01" calcext:value-type="float">
            <text:p>1.00E-002</text:p>
          </table:table-cell>
          <table:table-cell table:number-columns-repeated="2"/>
          <table:table-cell office:value-type="float" office:value="3294" calcext:value-type="float">
            <text:p>32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500-1000</text:p>
          </table:table-cell>
          <table:table-cell table:number-columns-repeated="2"/>
          <table:table-cell office:value-type="float" office:value="0.006371" calcext:value-type="float">
            <text:p>0.006371</text:p>
          </table:table-cell>
          <table:table-cell table:number-columns-repeated="5"/>
          <table:table-cell table:style-name="ce4" table:formula="of:=[.AA156]/[.Z15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9" office:value-type="float" office:value="0.01" calcext:value-type="float">
            <text:p>1.00E-002</text:p>
          </table:table-cell>
          <table:table-cell table:number-columns-repeated="2"/>
          <table:table-cell office:value-type="float" office:value="1541" calcext:value-type="float">
            <text:p>154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500-1000</text:p>
          </table:table-cell>
          <table:table-cell table:number-columns-repeated="2"/>
          <table:table-cell office:value-type="float" office:value="0.003209" calcext:value-type="float">
            <text:p>0.003209</text:p>
          </table:table-cell>
          <table:table-cell office:value-type="float" office:value="1.222843" calcext:value-type="float">
            <text:p>1.2228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126" calcext:value-type="float">
            <text:p>5.126</text:p>
          </table:table-cell>
          <table:table-cell office:value-type="float" office:value="2.42" calcext:value-type="float">
            <text:p>2.42</text:p>
          </table:table-cell>
          <table:table-cell table:style-name="ce4" table:formula="of:=[.AA157]/[.Z157]" office:value-type="float" office:value="0.472103004291845" calcext:value-type="float">
            <text:p>0.47210300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9"/>
          <table:table-cell table:number-columns-repeated="2"/>
          <table:table-cell office:value-type="float" office:value="1272" calcext:value-type="float">
            <text:p>1272</text:p>
          </table:table-cell>
          <table:table-cell table:number-columns-repeated="2"/>
          <table:table-cell office:value-type="string" calcext:value-type="string">
            <text:p>500-1000</text:p>
          </table:table-cell>
          <table:table-cell table:number-columns-repeated="2"/>
          <table:table-cell office:value-type="float" office:value="0.004136" calcext:value-type="float">
            <text:p>0.004136</text:p>
          </table:table-cell>
          <table:table-cell office:value-type="float" office:value="1.226955" calcext:value-type="float">
            <text:p>1.2269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052" calcext:value-type="float">
            <text:p>5.052</text:p>
          </table:table-cell>
          <table:table-cell office:value-type="float" office:value="2.409" calcext:value-type="float">
            <text:p>2.409</text:p>
          </table:table-cell>
          <table:table-cell table:style-name="ce4" table:formula="of:=[.AA158]/[.Z158]" office:value-type="float" office:value="0.476840855106888" calcext:value-type="float">
            <text:p>0.47684085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9"/>
          <table:table-cell table:number-columns-repeated="2"/>
          <table:table-cell office:value-type="float" office:value="1038" calcext:value-type="float">
            <text:p>1038</text:p>
          </table:table-cell>
          <table:table-cell table:number-columns-repeated="2"/>
          <table:table-cell office:value-type="string" calcext:value-type="string">
            <text:p>500-1000</text:p>
          </table:table-cell>
          <table:table-cell table:number-columns-repeated="2"/>
          <table:table-cell office:value-type="float" office:value="0.004981" calcext:value-type="float">
            <text:p>0.004981</text:p>
          </table:table-cell>
          <table:table-cell office:value-type="float" office:value="1.222491" calcext:value-type="float">
            <text:p>1.2224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993" calcext:value-type="float">
            <text:p>4.993</text:p>
          </table:table-cell>
          <table:table-cell office:value-type="float" office:value="2.412" calcext:value-type="float">
            <text:p>2.412</text:p>
          </table:table-cell>
          <table:table-cell table:style-name="ce4" table:formula="of:=[.AA159]/[.Z159]" office:value-type="float" office:value="0.483076306829561" calcext:value-type="float">
            <text:p>0.4830763068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9"/>
          <table:table-cell table:number-columns-repeated="14"/>
          <table:table-cell table:style-name="ce4" table:formula="of:=[.AA160]/[.Z16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9"/>
          <table:table-cell table:number-columns-repeated="14"/>
          <table:table-cell table:style-name="ce4" table:formula="of:=[.AA161]/[.Z16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9" office:value-type="float" office:value="0.01" calcext:value-type="float">
            <text:p>1.00E-002</text:p>
          </table:table-cell>
          <table:table-cell table:number-columns-repeated="2"/>
          <table:table-cell office:value-type="float" office:value="4080" calcext:value-type="float">
            <text:p>40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500-1000</text:p>
          </table:table-cell>
          <table:table-cell table:number-columns-repeated="2"/>
          <table:table-cell office:value-type="float" office:value="0.001496" calcext:value-type="float">
            <text:p>0.001496</text:p>
          </table:table-cell>
          <table:table-cell office:value-type="float" office:value="1.32407" calcext:value-type="float">
            <text:p>1.324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67" calcext:value-type="float">
            <text:p>4.67</text:p>
          </table:table-cell>
          <table:table-cell office:value-type="float" office:value="2.247" calcext:value-type="float">
            <text:p>2.247</text:p>
          </table:table-cell>
          <table:table-cell table:style-name="ce4" table:formula="of:=[.AA162]/[.Z162]" office:value-type="float" office:value="0.481156316916488" calcext:value-type="float">
            <text:p>0.4811563169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9" office:value-type="float" office:value="0.001" calcext:value-type="float">
            <text:p>1.00E-003</text:p>
          </table:table-cell>
          <table:table-cell table:number-columns-repeated="2"/>
          <table:table-cell office:value-type="float" office:value="40799" calcext:value-type="float">
            <text:p>407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0000-1000</text:p>
          </table:table-cell>
          <table:table-cell table:number-columns-repeated="2"/>
          <table:table-cell office:value-type="float" office:value="0.00397" calcext:value-type="float">
            <text:p>0.00397</text:p>
          </table:table-cell>
          <table:table-cell office:value-type="float" office:value="0.937162" calcext:value-type="float">
            <text:p>0.937162</text:p>
          </table:table-cell>
          <table:table-cell office:value-type="float" office:value="3.9993" calcext:value-type="float">
            <text:p>3.9993</text:p>
          </table:table-cell>
          <table:table-cell office:value-type="float" office:value="3.9987" calcext:value-type="float">
            <text:p>3.9987</text:p>
          </table:table-cell>
          <table:table-cell office:value-type="float" office:value="4.281" calcext:value-type="float">
            <text:p>4.281</text:p>
          </table:table-cell>
          <table:table-cell office:value-type="float" office:value="2.748" calcext:value-type="float">
            <text:p>2.748</text:p>
          </table:table-cell>
          <table:table-cell table:style-name="ce4" table:formula="of:=[.AA163]/[.Z163]" office:value-type="float" office:value="0.641906096706377" calcext:value-type="float">
            <text:p>0.6419060967</text:p>
          </table:table-cell>
          <table:table-cell table:number-columns-repeated="3"/>
        </table:table-row>
        <table:table-row table:style-name="ro1" table:number-rows-repeated="5">
          <table:table-cell table:number-columns-repeated="12"/>
          <table:table-cell table:style-name="ce9"/>
          <table:table-cell table:number-columns-repeated="14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4"/>
          <table:table-cell/>
          <table:table-cell table:style-name="ce9" office:value-type="float" office:value="0.001" calcext:value-type="float">
            <text:p>1.00E-003</text:p>
          </table:table-cell>
          <table:table-cell table:number-columns-repeated="2"/>
          <table:table-cell office:value-type="float" office:value="27206" calcext:value-type="float">
            <text:p>27206</text:p>
          </table:table-cell>
          <table:table-cell office:value-type="string" calcext:value-type="string">
            <text:p>10-100</text:p>
          </table:table-cell>
          <table:table-cell/>
          <table:table-cell office:value-type="string" calcext:value-type="string">
            <text:p>10000-1000</text:p>
          </table:table-cell>
          <table:table-cell table:number-columns-repeated="2"/>
          <table:table-cell office:value-type="float" office:value="0.004777" calcext:value-type="float">
            <text:p>0.004777</text:p>
          </table:table-cell>
          <table:table-cell office:value-type="float" office:value="0.955414" calcext:value-type="float">
            <text:p>0.955414</text:p>
          </table:table-cell>
          <table:table-cell office:value-type="float" office:value="3.9981" calcext:value-type="float">
            <text:p>3.9981</text:p>
          </table:table-cell>
          <table:table-cell office:value-type="float" office:value="3.9977" calcext:value-type="float">
            <text:p>3.9977</text:p>
          </table:table-cell>
          <table:table-cell office:value-type="float" office:value="4.336" calcext:value-type="float">
            <text:p>4.336</text:p>
          </table:table-cell>
          <table:table-cell office:value-type="float" office:value="2.751" calcext:value-type="float">
            <text:p>2.751</text:p>
          </table:table-cell>
          <table:table-cell table:style-name="ce4" table:formula="of:=[.AA169]/[.Z169]" office:value-type="float" office:value="0.634455719557195" calcext:value-type="float">
            <text:p>0.6344557196</text:p>
          </table:table-cell>
          <table:table-cell office:value-type="float" office:value="0.662857" calcext:value-type="float">
            <text:p>0.662857</text:p>
          </table:table-cell>
          <table:table-cell table:number-columns-repeated="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Default"/>
          <table:table-cell/>
          <table:table-cell table:style-name="ce9"/>
          <table:table-cell table:number-columns-repeated="2"/>
          <table:table-cell office:value-type="float" office:value="27293" calcext:value-type="float">
            <text:p>27293</text:p>
          </table:table-cell>
          <table:table-cell table:number-columns-repeated="2"/>
          <table:table-cell office:value-type="string" calcext:value-type="string">
            <text:p>10000-1000</text:p>
          </table:table-cell>
          <table:table-cell table:number-columns-repeated="2"/>
          <table:table-cell office:value-type="float" office:value="0.005309" calcext:value-type="float">
            <text:p>0.005309</text:p>
          </table:table-cell>
          <table:table-cell office:value-type="float" office:value="0.970825" calcext:value-type="float">
            <text:p>0.970825</text:p>
          </table:table-cell>
          <table:table-cell office:value-type="float" office:value="4.0003" calcext:value-type="float">
            <text:p>4.0003</text:p>
          </table:table-cell>
          <table:table-cell office:value-type="float" office:value="3.9981" calcext:value-type="float">
            <text:p>3.9981</text:p>
          </table:table-cell>
          <table:table-cell office:value-type="float" office:value="4.395" calcext:value-type="float">
            <text:p>4.395</text:p>
          </table:table-cell>
          <table:table-cell office:value-type="float" office:value="2.738" calcext:value-type="float">
            <text:p>2.738</text:p>
          </table:table-cell>
          <table:table-cell table:style-name="ce4" table:formula="of:=[.AA170]/[.Z170]" office:value-type="float" office:value="0.622980659840728" calcext:value-type="float">
            <text:p>0.6229806598</text:p>
          </table:table-cell>
          <table:table-cell office:value-type="float" office:value="0.655374" calcext:value-type="float">
            <text:p>0.655374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 table:number-columns-repeated="4"/>
          <table:table-cell/>
          <table:table-cell table:style-name="ce9"/>
          <table:table-cell table:number-columns-repeated="14"/>
          <table:table-cell table:style-name="ce4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style-name="ce9" office:value-type="float" office:value="0.001" calcext:value-type="float">
            <text:p>1.00E-003</text:p>
          </table:table-cell>
          <table:table-cell table:number-columns-repeated="2"/>
          <table:table-cell office:value-type="float" office:value="409964" calcext:value-type="float">
            <text:p>409964</text:p>
          </table:table-cell>
          <table:table-cell table:number-columns-repeated="2"/>
          <table:table-cell office:value-type="string" calcext:value-type="string">
            <text:p>10000-1000</text:p>
          </table:table-cell>
          <table:table-cell table:number-columns-repeated="2"/>
          <table:table-cell office:value-type="float" office:value="0.01007" calcext:value-type="float">
            <text:p>0.01007</text:p>
          </table:table-cell>
          <table:table-cell office:value-type="float" office:value="1.018435" calcext:value-type="float">
            <text:p>1.018435</text:p>
          </table:table-cell>
          <table:table-cell office:value-type="float" office:value="3.9992" calcext:value-type="float">
            <text:p>3.9992</text:p>
          </table:table-cell>
          <table:table-cell office:value-type="float" office:value="3.9928" calcext:value-type="float">
            <text:p>3.9928</text:p>
          </table:table-cell>
          <table:table-cell office:value-type="float" office:value="4.187" calcext:value-type="float">
            <text:p>4.187</text:p>
          </table:table-cell>
          <table:table-cell office:value-type="float" office:value="2.645" calcext:value-type="float">
            <text:p>2.645</text:p>
          </table:table-cell>
          <table:table-cell table:style-name="ce4" table:formula="of:=[.AA174]/[.Z174]" office:value-type="float" office:value="0.631717219966563" calcext:value-type="float">
            <text:p>0.63171722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4" table:formula="of:=[.AA175]/[.Z17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4" table:formula="of:=[.AA176]/[.Z17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月30日</text:p>
          </table:table-cell>
          <table:table-cell table:number-columns-repeated="26"/>
          <table:table-cell table:style-name="ce4" table:formula="of:=[.AA177]/[.Z17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" office:value-type="string" calcext:value-type="string">
            <text:p>fc1</text:p>
          </table:table-cell>
          <table:table-cell table:style-name="ce3" office:value-type="string" calcext:value-type="string">
            <text:p>fc2</text:p>
          </table:table-cell>
          <table:table-cell office:value-type="string" calcext:value-type="string">
            <text:p>fc3</text:p>
          </table:table-cell>
          <table:table-cell office:value-type="string" calcext:value-type="string">
            <text:p>fc4</text:p>
          </table:table-cell>
          <table:table-cell office:value-type="string" calcext:value-type="string">
            <text:p>fc5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base_lr</text:p>
          </table:table-cell>
          <table:table-cell office:value-type="string" calcext:value-type="string">
            <text:p>stepsiz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iteration</text:p>
          </table:table-cell>
          <table:table-cell table:style-name="ce3" office:value-type="string" calcext:value-type="string" table:number-columns-spanned="2" table:number-rows-spanned="1">
            <text:p>batchsize</text:p>
          </table:table-cell>
          <table:covered-table-cell/>
          <table:table-cell office:value-type="string" calcext:value-type="string">
            <text:p>data size</text:p>
          </table:table-cell>
          <table:table-cell table:style-name="ce3" office:value-type="string" calcext:value-type="string" table:number-columns-spanned="2" table:number-rows-spanned="1">
            <text:p>start </text:p>
          </table:table-cell>
          <table:covered-table-cell/>
          <table:table-cell table:style-name="ce3" office:value-type="string" calcext:value-type="string" table:number-columns-spanned="2" table:number-rows-spanned="1">
            <text:p>final </text:p>
          </table:table-cell>
          <table:covered-table-cell/>
          <table:table-cell table:style-name="ce3" office:value-type="string" calcext:value-type="string" table:number-columns-spanned="2" table:number-rows-spanned="1">
            <text:p>tain</text:p>
          </table:table-cell>
          <table:covered-table-cell/>
          <table:table-cell table:style-name="ce3" office:value-type="string" calcext:value-type="string" table:number-columns-spanned="2" table:number-rows-spanned="1">
            <text:p>test</text:p>
          </table:table-cell>
          <table:covered-table-cell/>
          <table:table-cell office:value-type="string" calcext:value-type="string">
            <text:p>ratio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 table:style-name="ce4" office:value-type="string" calcext:value-type="string">
            <text:p>outputNumber</text:p>
          </table:table-cell>
          <table:table-cell table:number-columns-repeated="2" office:value-type="string" calcext:value-type="string">
            <text:p>outputNumber</text:p>
          </table:table-cell>
          <table:table-cell table:number-columns-repeated="7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9" office:value-type="float" office:value="0.001" calcext:value-type="float">
            <text:p>1.00E-0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" calcext:value-type="float">
            <text:p>0.7</text:p>
          </table:table-cell>
          <table:table-cell office:value-type="float" office:value="14901" calcext:value-type="float">
            <text:p>14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-1000</text:p>
          </table:table-cell>
          <table:table-cell table:number-columns-repeated="2"/>
          <table:table-cell office:value-type="float" office:value="0.099612" calcext:value-type="float">
            <text:p>0.099612</text:p>
          </table:table-cell>
          <table:table-cell office:value-type="float" office:value="0.763791" calcext:value-type="float">
            <text:p>0.763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021" calcext:value-type="float">
            <text:p>4.021</text:p>
          </table:table-cell>
          <table:table-cell office:value-type="float" office:value="3.144" calcext:value-type="float">
            <text:p>3.144</text:p>
          </table:table-cell>
          <table:table-cell table:formula="of:=[.AA180]/[.Z180]" office:value-type="float" office:value="0.781895050982343" calcext:value-type="float">
            <text:p>0.781895051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9" office:value-type="float" office:value="0.001" calcext:value-type="float">
            <text:p>1.00E-0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00-1000</text:p>
          </table:table-cell>
          <table:table-cell table:number-columns-repeated="8"/>
          <table:table-cell table:formula="of:=[.AA181]/[.Z18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9" office:value-type="float" office:value="0.001" calcext:value-type="float">
            <text:p>1.00E-0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00-1000</text:p>
          </table:table-cell>
          <table:table-cell table:number-columns-repeated="8"/>
          <table:table-cell table:formula="of:=[.AA182]/[.Z18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9" office:value-type="float" office:value="0.001" calcext:value-type="float">
            <text:p>1.00E-0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000-1000</text:p>
          </table:table-cell>
          <table:table-cell table:number-columns-repeated="8"/>
          <table:table-cell table:formula="of:=[.AA183]/[.Z18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9" office:value-type="float" office:value="0.001" calcext:value-type="float">
            <text:p>1.00E-0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" calcext:value-type="float">
            <text:p>0.7</text:p>
          </table:table-cell>
          <table:table-cell office:value-type="float" office:value="2343" calcext:value-type="float">
            <text:p>23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0-1000</text:p>
          </table:table-cell>
          <table:table-cell table:number-columns-repeated="2"/>
          <table:table-cell office:value-type="float" office:value="0.798543" calcext:value-type="float">
            <text:p>0.798543</text:p>
          </table:table-cell>
          <table:table-cell office:value-type="float" office:value="0.770874" calcext:value-type="float">
            <text:p>0.770874</text:p>
          </table:table-cell>
          <table:table-cell office:value-type="float" office:value="4" calcext:value-type="float">
            <text:p>4</text:p>
          </table:table-cell>
          <table:table-cell office:value-type="float" office:value="3.1063" calcext:value-type="float">
            <text:p>3.1063</text:p>
          </table:table-cell>
          <table:table-cell office:value-type="float" office:value="4" calcext:value-type="float">
            <text:p>4</text:p>
          </table:table-cell>
          <table:table-cell office:value-type="float" office:value="3.147" calcext:value-type="float">
            <text:p>3.147</text:p>
          </table:table-cell>
          <table:table-cell table:formula="of:=[.AA184]/[.Z184]" office:value-type="float" office:value="0.78675" calcext:value-type="float">
            <text:p>0.78675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438" calcext:value-type="float">
            <text:p>743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0000-1000</text:p>
          </table:table-cell>
          <table:table-cell table:number-columns-repeated="8"/>
          <table:table-cell table:formula="of:=[.AA185]/[.Z18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9000-1000</text:p>
          </table:table-cell>
          <table:table-cell table:number-columns-repeated="2"/>
          <table:table-cell office:value-type="float" office:value="0.834217" calcext:value-type="float">
            <text:p>0.834217</text:p>
          </table:table-cell>
          <table:table-cell office:value-type="float" office:value="0.806507" calcext:value-type="float">
            <text:p>0.806507</text:p>
          </table:table-cell>
          <table:table-cell office:value-type="float" office:value="4" calcext:value-type="float">
            <text:p>4</text:p>
          </table:table-cell>
          <table:table-cell office:value-type="float" office:value="3.107579" calcext:value-type="float">
            <text:p>3.107579</text:p>
          </table:table-cell>
          <table:table-cell office:value-type="float" office:value="4" calcext:value-type="float">
            <text:p>4</text:p>
          </table:table-cell>
          <table:table-cell office:value-type="float" office:value="3.147" calcext:value-type="float">
            <text:p>3.147</text:p>
          </table:table-cell>
          <table:table-cell table:formula="of:=[.AA186]/[.Z186]" office:value-type="float" office:value="0.78675" calcext:value-type="float">
            <text:p>0.786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月1日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3" office:value-type="string" calcext:value-type="string">
            <text:p>fc1</text:p>
          </table:table-cell>
          <table:table-cell table:style-name="ce3" office:value-type="string" calcext:value-type="string">
            <text:p>fc2</text:p>
          </table:table-cell>
          <table:table-cell office:value-type="string" calcext:value-type="string">
            <text:p>fc3</text:p>
          </table:table-cell>
          <table:table-cell office:value-type="string" calcext:value-type="string">
            <text:p>fc4</text:p>
          </table:table-cell>
          <table:table-cell table:number-columns-repeated="3"/>
          <table:table-cell office:value-type="string" calcext:value-type="string">
            <text:p>base_lr</text:p>
          </table:table-cell>
          <table:table-cell office:value-type="string" calcext:value-type="string">
            <text:p>stepsiz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iteration</text:p>
          </table:table-cell>
          <table:table-cell table:style-name="ce3" office:value-type="string" calcext:value-type="string" table:number-columns-spanned="2" table:number-rows-spanned="1">
            <text:p>batchsize</text:p>
          </table:table-cell>
          <table:covered-table-cell/>
          <table:table-cell office:value-type="string" calcext:value-type="string">
            <text:p>data size</text:p>
          </table:table-cell>
          <table:table-cell table:style-name="ce3" office:value-type="string" calcext:value-type="string" table:number-columns-spanned="2" table:number-rows-spanned="1">
            <text:p>start </text:p>
          </table:table-cell>
          <table:covered-table-cell/>
          <table:table-cell table:style-name="ce3" office:value-type="string" calcext:value-type="string" table:number-columns-spanned="2" table:number-rows-spanned="1">
            <text:p>final </text:p>
          </table:table-cell>
          <table:covered-table-cell/>
          <table:table-cell table:style-name="ce3" office:value-type="string" calcext:value-type="string" table:number-columns-spanned="2" table:number-rows-spanned="1">
            <text:p>tain</text:p>
          </table:table-cell>
          <table:covered-table-cell/>
          <table:table-cell table:style-name="ce3" office:value-type="string" calcext:value-type="string" table:number-columns-spanned="2" table:number-rows-spanned="1">
            <text:p>test</text:p>
          </table:table-cell>
          <table:covered-table-cell/>
          <table:table-cell office:value-type="string" calcext:value-type="string">
            <text:p>link_ratio</text:p>
          </table:table-cell>
          <table:table-cell office:value-type="string" calcext:value-type="string">
            <text:p>topo_ratio</text:p>
          </table:table-cell>
          <table:table-cell table:number-columns-repeated="2"/>
        </table:table-row>
        <table:table-row table:style-name="ro1">
          <table:table-cell table:number-columns-repeated="5"/>
          <table:table-cell table:number-columns-repeated="2" table:style-name="ce4" office:value-type="string" calcext:value-type="string">
            <text:p>outputNumber</text:p>
          </table:table-cell>
          <table:table-cell table:number-columns-repeated="2" office:value-type="string" calcext:value-type="string">
            <text:p>outputNumber</text:p>
          </table:table-cell>
          <table:table-cell table:number-columns-repeated="7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9" office:value-type="float" office:value="0.001" calcext:value-type="float">
            <text:p>1.00E-0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" calcext:value-type="float">
            <text:p>0.7</text:p>
          </table:table-cell>
          <table:table-cell office:value-type="float" office:value="20357" calcext:value-type="float">
            <text:p>203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0-1000</text:p>
          </table:table-cell>
          <table:table-cell table:number-columns-repeated="2"/>
          <table:table-cell office:value-type="float" office:value="0.705969" calcext:value-type="float">
            <text:p>0.705969</text:p>
          </table:table-cell>
          <table:table-cell office:value-type="float" office:value="0.952735" calcext:value-type="float">
            <text:p>0.952735</text:p>
          </table:table-cell>
          <table:table-cell office:value-type="float" office:value="4.2303" calcext:value-type="float">
            <text:p>4.2303</text:p>
          </table:table-cell>
          <table:table-cell office:value-type="float" office:value="3.1214" calcext:value-type="float">
            <text:p>3.1214</text:p>
          </table:table-cell>
          <table:table-cell office:value-type="float" office:value="4.316" calcext:value-type="float">
            <text:p>4.316</text:p>
          </table:table-cell>
          <table:table-cell office:value-type="float" office:value="2.71" calcext:value-type="float">
            <text:p>2.71</text:p>
          </table:table-cell>
          <table:table-cell table:formula="of:=[.AA190]/[.Z190]" office:value-type="float" office:value="0.627896200185357" calcext:value-type="float">
            <text:p>0.6278962002</text:p>
          </table:table-cell>
          <table:table-cell office:value-type="float" office:value="0.337" calcext:value-type="float">
            <text:p>0.3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31170" calcext:value-type="float">
            <text:p>31170</text:p>
          </table:table-cell>
          <table:table-cell table:number-columns-repeated="2"/>
          <table:table-cell office:value-type="string" calcext:value-type="string">
            <text:p>10000-1000</text:p>
          </table:table-cell>
          <table:table-cell table:number-columns-repeated="2"/>
          <table:table-cell office:value-type="float" office:value="0.609799" calcext:value-type="float">
            <text:p>0.609799</text:p>
          </table:table-cell>
          <table:table-cell office:value-type="float" office:value="0.957891" calcext:value-type="float">
            <text:p>0.957891</text:p>
          </table:table-cell>
          <table:table-cell office:value-type="float" office:value="4.2155" calcext:value-type="float">
            <text:p>4.2155</text:p>
          </table:table-cell>
          <table:table-cell office:value-type="float" office:value="3.2668" calcext:value-type="float">
            <text:p>3.2668</text:p>
          </table:table-cell>
          <table:table-cell office:value-type="float" office:value="4.308" calcext:value-type="float">
            <text:p>4.308</text:p>
          </table:table-cell>
          <table:table-cell office:value-type="float" office:value="2.763" calcext:value-type="float">
            <text:p>2.763</text:p>
          </table:table-cell>
          <table:table-cell table:formula="of:=[.AA191]/[.Z191]" office:value-type="float" office:value="0.641364902506964" calcext:value-type="float">
            <text:p>0.6413649025</text:p>
          </table:table-cell>
          <table:table-cell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9" office:value-type="float" office:value="0.001" calcext:value-type="float">
            <text:p>1.00E-003</text:p>
          </table:table-cell>
          <table:table-cell table:number-columns-repeated="2"/>
          <table:table-cell office:value-type="float" office:value="103199" calcext:value-type="float">
            <text:p>10319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" office:value-type="string" calcext:value-type="string">
            <text:p>10000-1000</text:p>
          </table:table-cell>
          <table:table-cell table:style-name="ce8" table:number-columns-repeated="2"/>
          <table:table-cell table:style-name="ce8" office:value-type="float" office:value="0.004703" calcext:value-type="float">
            <text:p>0.004703</text:p>
          </table:table-cell>
          <table:table-cell table:style-name="ce8" office:value-type="float" office:value="0.908966" calcext:value-type="float">
            <text:p>0.908966</text:p>
          </table:table-cell>
          <table:table-cell table:number-columns-repeated="2" table:style-name="ce8" office:value-type="float" office:value="3.9989" calcext:value-type="float">
            <text:p>3.9989</text:p>
          </table:table-cell>
          <table:table-cell table:style-name="ce8" office:value-type="float" office:value="4.23" calcext:value-type="float">
            <text:p>4.23</text:p>
          </table:table-cell>
          <table:table-cell table:style-name="ce8" office:value-type="float" office:value="2.804" calcext:value-type="float">
            <text:p>2.804</text:p>
          </table:table-cell>
          <table:table-cell table:style-name="ce11" table:formula="of:=[.AA192]/[.Z192]" office:value-type="float" office:value="0.662884160756501" calcext:value-type="float">
            <text:p>0.6628841608</text:p>
          </table:table-cell>
          <table:table-cell office:value-type="float" office:value="0.387" calcext:value-type="float">
            <text:p>0.38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9" office:value-type="float" office:value="0.01" calcext:value-type="float">
            <text:p>1.00E-002</text:p>
          </table:table-cell>
          <table:table-cell table:number-columns-repeated="2"/>
          <table:table-cell office:value-type="float" office:value="12833" calcext:value-type="float">
            <text:p>12833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" office:value-type="string" calcext:value-type="string">
            <text:p>1000-1000</text:p>
          </table:table-cell>
          <table:table-cell table:style-name="ce8" table:number-columns-repeated="2"/>
          <table:table-cell table:style-name="ce8" office:value-type="float" office:value="0.002854" calcext:value-type="float">
            <text:p>0.002854</text:p>
          </table:table-cell>
          <table:table-cell table:style-name="ce8" office:value-type="float" office:value="1.189527" calcext:value-type="float">
            <text:p>1.189527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4.623" calcext:value-type="float">
            <text:p>4.623</text:p>
          </table:table-cell>
          <table:table-cell table:style-name="ce8" office:value-type="float" office:value="2.444" calcext:value-type="float">
            <text:p>2.444</text:p>
          </table:table-cell>
          <table:table-cell table:style-name="ce11" table:formula="of:=[.AA193]/[.Z193]" office:value-type="float" office:value="0.528661042613022" calcext:value-type="float">
            <text:p>0.5286610426</text:p>
          </table:table-cell>
          <table:table-cell office:value-type="float" office:value="0.128" calcext:value-type="float">
            <text:p>0.12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9" office:value-type="float" office:value="0.01" calcext:value-type="float">
            <text:p>1.00E-002</text:p>
          </table:table-cell>
          <table:table-cell table:number-columns-repeated="2"/>
          <table:table-cell office:value-type="float" office:value="29417" calcext:value-type="float">
            <text:p>2941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" office:value-type="string" calcext:value-type="string">
            <text:p>3000-1000</text:p>
          </table:table-cell>
          <table:table-cell table:style-name="ce8" table:number-columns-repeated="2"/>
          <table:table-cell table:style-name="ce8" office:value-type="float" office:value="0.011824" calcext:value-type="float">
            <text:p>0.011824</text:p>
          </table:table-cell>
          <table:table-cell table:style-name="ce8" office:value-type="float" office:value="1.115625" calcext:value-type="float">
            <text:p>1.115625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4.417" calcext:value-type="float">
            <text:p>4.417</text:p>
          </table:table-cell>
          <table:table-cell table:style-name="ce8" office:value-type="float" office:value="2.497" calcext:value-type="float">
            <text:p>2.497</text:p>
          </table:table-cell>
          <table:table-cell table:style-name="ce11" table:formula="of:=[.AA194]/[.Z194]" office:value-type="float" office:value="0.565315825220738" calcext:value-type="float">
            <text:p>0.5653158252</text:p>
          </table:table-cell>
          <table:table-cell office:value-type="float" office:value="0.249" calcext:value-type="float">
            <text:p>0.24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9" office:value-type="float" office:value="0.01" calcext:value-type="float">
            <text:p>1.00E-002</text:p>
          </table:table-cell>
          <table:table-cell table:number-columns-repeated="2"/>
          <table:table-cell office:value-type="float" office:value="1378" calcext:value-type="float">
            <text:p>137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9000-1000</text:p>
          </table:table-cell>
          <table:table-cell table:number-columns-repeated="2"/>
          <table:table-cell office:value-type="float" office:value="0.948894" calcext:value-type="float">
            <text:p>0.948894</text:p>
          </table:table-cell>
          <table:table-cell office:value-type="float" office:value="1.022697" calcext:value-type="float">
            <text:p>1.022697</text:p>
          </table:table-cell>
          <table:table-cell office:value-type="float" office:value="4.361842" calcext:value-type="float">
            <text:p>4.361842</text:p>
          </table:table-cell>
          <table:table-cell office:value-type="float" office:value="2.768316" calcext:value-type="float">
            <text:p>2.768316</text:p>
          </table:table-cell>
          <table:table-cell office:value-type="float" office:value="4.464" calcext:value-type="float">
            <text:p>4.464</text:p>
          </table:table-cell>
          <table:table-cell office:value-type="float" office:value="2.64" calcext:value-type="float">
            <text:p>2.64</text:p>
          </table:table-cell>
          <table:table-cell table:formula="of:=[.AA195]/[.Z195]" office:value-type="float" office:value="0.591397849462366" calcext:value-type="float">
            <text:p>0.5913978495</text:p>
          </table:table-cell>
          <table:table-cell office:value-type="float" office:value="0.211" calcext:value-type="float">
            <text:p>0.21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9" office:value-type="float" office:value="0.001" calcext:value-type="float">
            <text:p>1.00E-003</text:p>
          </table:table-cell>
          <table:table-cell table:number-columns-repeated="2"/>
          <table:table-cell office:value-type="float" office:value="2102" calcext:value-type="float">
            <text:p>2102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.773659" calcext:value-type="float">
            <text:p>0.773659</text:p>
          </table:table-cell>
          <table:table-cell office:value-type="float" office:value="0.861896" calcext:value-type="float">
            <text:p>0.861896</text:p>
          </table:table-cell>
          <table:table-cell office:value-type="float" office:value="4.149579" calcext:value-type="float">
            <text:p>4.149579</text:p>
          </table:table-cell>
          <table:table-cell office:value-type="float" office:value="2.993737" calcext:value-type="float">
            <text:p>2.993737</text:p>
          </table:table-cell>
          <table:table-cell office:value-type="float" office:value="4.211" calcext:value-type="float">
            <text:p>4.211</text:p>
          </table:table-cell>
          <table:table-cell office:value-type="float" office:value="2.827" calcext:value-type="float">
            <text:p>2.827</text:p>
          </table:table-cell>
          <table:table-cell table:formula="of:=[.AA196]/[.Z196]" office:value-type="float" office:value="0.671336974590359" calcext:value-type="float">
            <text:p>0.6713369746</text:p>
          </table:table-cell>
          <table:table-cell office:value-type="float" office:value="0.326" calcext:value-type="float">
            <text:p>0.3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4564" calcext:value-type="float">
            <text:p>4564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.715736" calcext:value-type="float">
            <text:p>0.715736</text:p>
          </table:table-cell>
          <table:table-cell office:value-type="float" office:value="0.822225" calcext:value-type="float">
            <text:p>0.822225</text:p>
          </table:table-cell>
          <table:table-cell office:value-type="float" office:value="4.182684" calcext:value-type="float">
            <text:p>4.182684</text:p>
          </table:table-cell>
          <table:table-cell office:value-type="float" office:value="3.085474" calcext:value-type="float">
            <text:p>3.085474</text:p>
          </table:table-cell>
          <table:table-cell office:value-type="float" office:value="4.214" calcext:value-type="float">
            <text:p>4.214</text:p>
          </table:table-cell>
          <table:table-cell office:value-type="float" office:value="2.9" calcext:value-type="float">
            <text:p>2.9</text:p>
          </table:table-cell>
          <table:table-cell table:formula="of:=[.AA197]/[.Z197]" office:value-type="float" office:value="0.688182249644044" calcext:value-type="float">
            <text:p>0.6881822496</text:p>
          </table:table-cell>
          <table:table-cell office:value-type="float" office:value="0.373" calcext:value-type="float">
            <text:p>0.3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7129" calcext:value-type="float">
            <text:p>7129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.6717" calcext:value-type="float">
            <text:p>0.6717</text:p>
          </table:table-cell>
          <table:table-cell office:value-type="float" office:value="0.8111591" calcext:value-type="float">
            <text:p>0.8111591</text:p>
          </table:table-cell>
          <table:table-cell office:value-type="float" office:value="4.214263" calcext:value-type="float">
            <text:p>4.214263</text:p>
          </table:table-cell>
          <table:table-cell office:value-type="float" office:value="3.171474" calcext:value-type="float">
            <text:p>3.171474</text:p>
          </table:table-cell>
          <table:table-cell office:value-type="float" office:value="4.288" calcext:value-type="float">
            <text:p>4.288</text:p>
          </table:table-cell>
          <table:table-cell office:value-type="float" office:value="2.936" calcext:value-type="float">
            <text:p>2.936</text:p>
          </table:table-cell>
          <table:table-cell table:formula="of:=[.AA198]/[.Z198]" office:value-type="float" office:value="0.684701492537313" calcext:value-type="float">
            <text:p>0.6847014925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9" office:value-type="float" office:value="0.0001" calcext:value-type="float">
            <text:p>1.00E-004</text:p>
          </table:table-cell>
          <table:table-cell table:number-columns-repeated="2"/>
          <table:table-cell office:value-type="float" office:value="8105" calcext:value-type="float">
            <text:p>8105</text:p>
          </table:table-cell>
          <table:table-cell table:number-columns-repeated="5"/>
          <table:table-cell office:value-type="float" office:value="0.652226" calcext:value-type="float">
            <text:p>0.652226</text:p>
          </table:table-cell>
          <table:table-cell office:value-type="float" office:value="0.798136" calcext:value-type="float">
            <text:p>0.798136</text:p>
          </table:table-cell>
          <table:table-cell office:value-type="float" office:value="4.201158" calcext:value-type="float">
            <text:p>4.201158</text:p>
          </table:table-cell>
          <table:table-cell office:value-type="float" office:value="3.206105" calcext:value-type="float">
            <text:p>3.206105</text:p>
          </table:table-cell>
          <table:table-cell office:value-type="float" office:value="4.252" calcext:value-type="float">
            <text:p>4.252</text:p>
          </table:table-cell>
          <table:table-cell office:value-type="float" office:value="2.96" calcext:value-type="float">
            <text:p>2.96</text:p>
          </table:table-cell>
          <table:table-cell table:formula="of:=[.AA199]/[.Z199]" office:value-type="float" office:value="0.696142991533396" calcext:value-type="float">
            <text:p>0.6961429915</text:p>
          </table:table-cell>
          <table:table-cell office:value-type="float" office:value="0.401" calcext:value-type="float">
            <text:p>0.40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9"/>
          <table:table-cell table:number-columns-repeated="2"/>
          <table:table-cell office:value-type="float" office:value="10595" calcext:value-type="float">
            <text:p>10595</text:p>
          </table:table-cell>
          <table:table-cell table:number-columns-repeated="5"/>
          <table:table-cell office:value-type="float" office:value="0.645994" calcext:value-type="float">
            <text:p>0.645994</text:p>
          </table:table-cell>
          <table:table-cell office:value-type="float" office:value="0.797542" calcext:value-type="float">
            <text:p>0.797542</text:p>
          </table:table-cell>
          <table:table-cell office:value-type="float" office:value="4.194632" calcext:value-type="float">
            <text:p>4.194632</text:p>
          </table:table-cell>
          <table:table-cell office:value-type="float" office:value="3.211579" calcext:value-type="float">
            <text:p>3.211579</text:p>
          </table:table-cell>
          <table:table-cell office:value-type="float" office:value="4.277" calcext:value-type="float">
            <text:p>4.277</text:p>
          </table:table-cell>
          <table:table-cell office:value-type="float" office:value="2.971" calcext:value-type="float">
            <text:p>2.971</text:p>
          </table:table-cell>
          <table:table-cell table:formula="of:=[.AA200]/[.Z200]" office:value-type="float" office:value="0.694645779752163" calcext:value-type="float">
            <text:p>0.6946457798</text:p>
          </table:table-cell>
          <table:table-cell office:value-type="float" office:value="0.414" calcext:value-type="float">
            <text:p>0.41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9"/>
          <table:table-cell table:number-columns-repeated="2"/>
          <table:table-cell office:value-type="float" office:value="11750" calcext:value-type="float">
            <text:p>11750</text:p>
          </table:table-cell>
          <table:table-cell table:number-columns-repeated="5"/>
          <table:table-cell office:value-type="float" office:value="0.643034" calcext:value-type="float">
            <text:p>0.643034</text:p>
          </table:table-cell>
          <table:table-cell office:value-type="float" office:value="0.794859" calcext:value-type="float">
            <text:p>0.794859</text:p>
          </table:table-cell>
          <table:table-cell office:value-type="float" office:value="4.196421" calcext:value-type="float">
            <text:p>4.196421</text:p>
          </table:table-cell>
          <table:table-cell office:value-type="float" office:value="3.218316" calcext:value-type="float">
            <text:p>3.218316</text:p>
          </table:table-cell>
          <table:table-cell office:value-type="float" office:value="4.246" calcext:value-type="float">
            <text:p>4.246</text:p>
          </table:table-cell>
          <table:table-cell office:value-type="float" office:value="2.964" calcext:value-type="float">
            <text:p>2.964</text:p>
          </table:table-cell>
          <table:table-cell table:formula="of:=[.AA201]/[.Z201]" office:value-type="float" office:value="0.698068770607631" calcext:value-type="float">
            <text:p>0.6980687706</text:p>
          </table:table-cell>
          <table:table-cell office:value-type="float" office:value="0.409" calcext:value-type="float">
            <text:p>0.40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9"/>
          <table:table-cell table:number-columns-repeated="2"/>
          <table:table-cell office:value-type="float" office:value="19055" calcext:value-type="float">
            <text:p>19055</text:p>
          </table:table-cell>
          <table:table-cell table:number-columns-repeated="5"/>
          <table:table-cell office:value-type="float" office:value="0.629727" calcext:value-type="float">
            <text:p>0.629727</text:p>
          </table:table-cell>
          <table:table-cell office:value-type="float" office:value="0.792246" calcext:value-type="float">
            <text:p>0.792246</text:p>
          </table:table-cell>
          <table:table-cell office:value-type="float" office:value="4.204316" calcext:value-type="float">
            <text:p>4.204316</text:p>
          </table:table-cell>
          <table:table-cell office:value-type="float" office:value="3.240895" calcext:value-type="float">
            <text:p>3.240895</text:p>
          </table:table-cell>
          <table:table-cell office:value-type="float" office:value="4.25" calcext:value-type="float">
            <text:p>4.25</text:p>
          </table:table-cell>
          <table:table-cell office:value-type="float" office:value="2.972" calcext:value-type="float">
            <text:p>2.972</text:p>
          </table:table-cell>
          <table:table-cell table:formula="of:=[.AA202]/[.Z202]" office:value-type="float" office:value="0.699294117647059" calcext:value-type="float">
            <text:p>0.6992941176</text:p>
          </table:table-cell>
          <table:table-cell office:value-type="float" office:value="0.411" calcext:value-type="float">
            <text:p>0.41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9"/>
          <table:table-cell table:number-columns-repeated="2"/>
          <table:table-cell office:value-type="float" office:value="33631" calcext:value-type="float">
            <text:p>33631</text:p>
          </table:table-cell>
          <table:table-cell table:number-columns-repeated="5"/>
          <table:table-cell office:value-type="float" office:value="0.605023" calcext:value-type="float">
            <text:p>0.605023</text:p>
          </table:table-cell>
          <table:table-cell office:value-type="float" office:value="0.785281" calcext:value-type="float">
            <text:p>0.785281</text:p>
          </table:table-cell>
          <table:table-cell office:value-type="float" office:value="4.207737" calcext:value-type="float">
            <text:p>4.207737</text:p>
          </table:table-cell>
          <table:table-cell office:value-type="float" office:value="3.279211" calcext:value-type="float">
            <text:p>3.279211</text:p>
          </table:table-cell>
          <table:table-cell office:value-type="float" office:value="4.253" calcext:value-type="float">
            <text:p>4.253</text:p>
          </table:table-cell>
          <table:table-cell office:value-type="float" office:value="2.979" calcext:value-type="float">
            <text:p>2.979</text:p>
          </table:table-cell>
          <table:table-cell table:formula="of:=[.AA203]/[.Z203]" office:value-type="float" office:value="0.700446743475194" calcext:value-type="float">
            <text:p>0.7004467435</text:p>
          </table:table-cell>
          <table:table-cell office:value-type="float" office:value="0.433" calcext:value-type="float">
            <text:p>0.43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9"/>
          <table:table-cell table:number-columns-repeated="18"/>
        </table:table-row>
        <table:table-row table:style-name="ro1">
          <table:table-cell table:number-columns-repeated="12"/>
          <table:table-cell table:style-name="ce9" office:value-type="float" office:value="0.0005" calcext:value-type="float">
            <text:p>5.00E-004</text:p>
          </table:table-cell>
          <table:table-cell table:number-columns-repeated="2"/>
          <table:table-cell office:value-type="float" office:value="10302" calcext:value-type="float">
            <text:p>10302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.636618" calcext:value-type="float">
            <text:p>0.636618</text:p>
          </table:table-cell>
          <table:table-cell office:value-type="float" office:value="0.79829" calcext:value-type="float">
            <text:p>0.79829</text:p>
          </table:table-cell>
          <table:table-cell office:value-type="float" office:value="4.214632" calcext:value-type="float">
            <text:p>4.214632</text:p>
          </table:table-cell>
          <table:table-cell office:value-type="float" office:value="3.234474" calcext:value-type="float">
            <text:p>3.234474</text:p>
          </table:table-cell>
          <table:table-cell office:value-type="float" office:value="4.291" calcext:value-type="float">
            <text:p>4.291</text:p>
          </table:table-cell>
          <table:table-cell office:value-type="float" office:value="2.959" calcext:value-type="float">
            <text:p>2.959</text:p>
          </table:table-cell>
          <table:table-cell table:formula="of:=[.AA205]/[.Z205]" office:value-type="float" office:value="0.689582847821021" calcext:value-type="float">
            <text:p>0.6895828478</text:p>
          </table:table-cell>
          <table:table-cell office:value-type="float" office:value="0.412" calcext:value-type="float">
            <text:p>0.41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9" office:value-type="float" office:value="0.01" calcext:value-type="float">
            <text:p>1.00E-002</text:p>
          </table:table-cell>
          <table:table-cell table:number-columns-repeated="2"/>
          <table:table-cell office:value-type="float" office:value="12285" calcext:value-type="float">
            <text:p>1228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412603" calcext:value-type="float">
            <text:p>0.412603</text:p>
          </table:table-cell>
          <table:table-cell office:value-type="float" office:value="0.811814" calcext:value-type="float">
            <text:p>0.811814</text:p>
          </table:table-cell>
          <table:table-cell office:value-type="float" office:value="4.201211" calcext:value-type="float">
            <text:p>4.201211</text:p>
          </table:table-cell>
          <table:table-cell office:value-type="float" office:value="3.582737" calcext:value-type="float">
            <text:p>3.582737</text:p>
          </table:table-cell>
          <table:table-cell office:value-type="float" office:value="4.335" calcext:value-type="float">
            <text:p>4.335</text:p>
          </table:table-cell>
          <table:table-cell office:value-type="float" office:value="2.954" calcext:value-type="float">
            <text:p>2.954</text:p>
          </table:table-cell>
          <table:table-cell table:formula="of:=[.AA206]/[.Z206]" office:value-type="float" office:value="0.681430219146482" calcext:value-type="float">
            <text:p>0.6814302191</text:p>
          </table:table-cell>
          <table:table-cell office:value-type="float" office:value="0.429" calcext:value-type="float">
            <text:p>0.4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3793" calcext:value-type="float">
            <text:p>13793</text:p>
          </table:table-cell>
          <table:table-cell table:number-columns-repeated="5"/>
          <table:table-cell office:value-type="float" office:value="0.169675" calcext:value-type="float">
            <text:p>0.169675</text:p>
          </table:table-cell>
          <table:table-cell office:value-type="float" office:value="0.861312" calcext:value-type="float">
            <text:p>0.861312</text:p>
          </table:table-cell>
          <table:table-cell office:value-type="float" office:value="4.048579" calcext:value-type="float">
            <text:p>4.048579</text:p>
          </table:table-cell>
          <table:table-cell office:value-type="float" office:value="3.895" calcext:value-type="float">
            <text:p>3.895</text:p>
          </table:table-cell>
          <table:table-cell office:value-type="float" office:value="4.286" calcext:value-type="float">
            <text:p>4.286</text:p>
          </table:table-cell>
          <table:table-cell office:value-type="float" office:value="2.87" calcext:value-type="float">
            <text:p>2.87</text:p>
          </table:table-cell>
          <table:table-cell table:formula="of:=[.AA207]/[.Z207]" office:value-type="float" office:value="0.66962202519832" calcext:value-type="float">
            <text:p>0.6696220252</text:p>
          </table:table-cell>
          <table:table-cell office:value-type="float" office:value="0.409" calcext:value-type="float">
            <text:p>0.4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9341" calcext:value-type="float">
            <text:p>19341</text:p>
          </table:table-cell>
          <table:table-cell table:number-columns-repeated="5"/>
          <table:table-cell office:value-type="float" office:value="0.03125" calcext:value-type="float">
            <text:p>0.03125</text:p>
          </table:table-cell>
          <table:table-cell office:value-type="float" office:value="0.912522" calcext:value-type="float">
            <text:p>0.912522</text:p>
          </table:table-cell>
          <table:table-cell office:value-type="float" office:value="3.999263" calcext:value-type="float">
            <text:p>3.999263</text:p>
          </table:table-cell>
          <table:table-cell office:value-type="float" office:value="3.996895" calcext:value-type="float">
            <text:p>3.996895</text:p>
          </table:table-cell>
          <table:table-cell office:value-type="float" office:value="4.264" calcext:value-type="float">
            <text:p>4.264</text:p>
          </table:table-cell>
          <table:table-cell office:value-type="float" office:value="2.798" calcext:value-type="float">
            <text:p>2.798</text:p>
          </table:table-cell>
          <table:table-cell table:formula="of:=[.AA208]/[.Z208]" office:value-type="float" office:value="0.656191369606004" calcext:value-type="float">
            <text:p>0.6561913696</text:p>
          </table:table-cell>
          <table:table-cell office:value-type="float" office:value="0.413" calcext:value-type="float">
            <text:p>0.413</text:p>
          </table:table-cell>
          <table:table-cell table:number-columns-repeated="2"/>
        </table:table-row>
        <table:table-row table:style-name="ro1" table:number-rows-repeated="4">
          <table:table-cell table:number-columns-repeated="31"/>
        </table:table-row>
        <table:table-row table:style-name="ro2">
          <table:table-cell office:value-type="string" calcext:value-type="string">
            <text:p>9月2日</text:p>
          </table:table-cell>
          <table:table-cell office:value-type="string" calcext:value-type="string">
            <text:p>flow</text:p>
          </table:table-cell>
          <table:table-cell table:number-columns-repeated="29"/>
        </table:table-row>
        <table:table-row table:style-name="ro1">
          <table:table-cell table:number-columns-repeated="5"/>
          <table:table-cell table:style-name="ce3" office:value-type="string" calcext:value-type="string">
            <text:p>fc1</text:p>
          </table:table-cell>
          <table:table-cell table:style-name="ce3" office:value-type="string" calcext:value-type="string">
            <text:p>fc2</text:p>
          </table:table-cell>
          <table:table-cell office:value-type="string" calcext:value-type="string">
            <text:p>fc3</text:p>
          </table:table-cell>
          <table:table-cell office:value-type="string" calcext:value-type="string">
            <text:p>fc4</text:p>
          </table:table-cell>
          <table:table-cell table:number-columns-repeated="3"/>
          <table:table-cell office:value-type="string" calcext:value-type="string">
            <text:p>base_lr</text:p>
          </table:table-cell>
          <table:table-cell office:value-type="string" calcext:value-type="string">
            <text:p>stepsiz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iteration</text:p>
          </table:table-cell>
          <table:table-cell table:style-name="ce3" office:value-type="string" calcext:value-type="string" table:number-columns-spanned="2" table:number-rows-spanned="1">
            <text:p>batchsize</text:p>
          </table:table-cell>
          <table:covered-table-cell/>
          <table:table-cell office:value-type="string" calcext:value-type="string">
            <text:p>data size</text:p>
          </table:table-cell>
          <table:table-cell table:style-name="ce3" office:value-type="string" calcext:value-type="string" table:number-columns-spanned="2" table:number-rows-spanned="1">
            <text:p>start </text:p>
          </table:table-cell>
          <table:covered-table-cell/>
          <table:table-cell table:style-name="ce3" office:value-type="string" calcext:value-type="string" table:number-columns-spanned="2" table:number-rows-spanned="1">
            <text:p>final </text:p>
          </table:table-cell>
          <table:covered-table-cell/>
          <table:table-cell table:style-name="ce3" office:value-type="string" calcext:value-type="string" table:number-columns-spanned="2" table:number-rows-spanned="1">
            <text:p>tain</text:p>
          </table:table-cell>
          <table:covered-table-cell/>
          <table:table-cell table:style-name="ce3" office:value-type="string" calcext:value-type="string" table:number-columns-spanned="2" table:number-rows-spanned="1">
            <text:p>test</text:p>
          </table:table-cell>
          <table:covered-table-cell/>
          <table:table-cell office:value-type="string" calcext:value-type="string">
            <text:p>link_ratio</text:p>
          </table:table-cell>
          <table:table-cell office:value-type="string" calcext:value-type="string">
            <text:p>topo_ratio</text:p>
          </table:table-cell>
          <table:table-cell table:number-columns-repeated="2"/>
        </table:table-row>
        <table:table-row table:style-name="ro1">
          <table:table-cell table:number-columns-repeated="5"/>
          <table:table-cell table:number-columns-repeated="2" table:style-name="ce4" office:value-type="string" calcext:value-type="string">
            <text:p>outputNumber</text:p>
          </table:table-cell>
          <table:table-cell table:number-columns-repeated="2" office:value-type="string" calcext:value-type="string">
            <text:p>outputNumber</text:p>
          </table:table-cell>
          <table:table-cell table:number-columns-repeated="7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table:number-columns-repeated="2"/>
          <table:table-cell office:value-type="string" calcext:value-type="string">
            <text:p>best</text:p>
          </table:table-cell>
          <table:table-cell/>
        </table:table-row>
        <table:table-row table:style-name="ro1">
          <table:table-cell table:number-columns-repeated="5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9" office:value-type="float" office:value="0.001" calcext:value-type="float">
            <text:p>1.00E-0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" calcext:value-type="float">
            <text:p>0.7</text:p>
          </table:table-cell>
          <table:table-cell office:value-type="float" office:value="875" calcext:value-type="float">
            <text:p>8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-1000</text:p>
          </table:table-cell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0.285466" calcext:value-type="float">
            <text:p>0.285466</text:p>
          </table:table-cell>
          <table:table-cell office:value-type="float" office:value="0.315977" calcext:value-type="float">
            <text:p>0.315977</text:p>
          </table:table-cell>
          <table:table-cell office:value-type="float" office:value="4" calcext:value-type="float">
            <text:p>4</text:p>
          </table:table-cell>
          <table:table-cell office:value-type="float" office:value="3.704" calcext:value-type="float">
            <text:p>3.704</text:p>
          </table:table-cell>
          <table:table-cell office:value-type="float" office:value="4" calcext:value-type="float">
            <text:p>4</text:p>
          </table:table-cell>
          <table:table-cell office:value-type="float" office:value="3.67" calcext:value-type="float">
            <text:p>3.67</text:p>
          </table:table-cell>
          <table:table-cell table:formula="of:=[.AA216]/[.Z216]" office:value-type="float" office:value="0.9175" calcext:value-type="float">
            <text:p>0.9175</text:p>
          </table:table-cell>
          <table:table-cell office:value-type="float" office:value="0.844" calcext:value-type="float">
            <text:p>0.844</text:p>
          </table:table-cell>
          <table:table-cell/>
          <table:table-cell office:value-type="string" calcext:value-type="string">
            <text:p>比例太高 不能学习</text:p>
          </table:table-cell>
        </table:table-row>
        <table:table-row table:style-name="ro1">
          <table:table-cell table:number-columns-repeated="18"/>
          <table:table-cell table:style-name="Default"/>
          <table:table-cell table:number-columns-repeated="12"/>
        </table:table-row>
        <table:table-row table:style-name="ro1">
          <table:table-cell table:number-columns-repeated="12"/>
          <table:table-cell table:style-name="ce9" office:value-type="float" office:value="0.001" calcext:value-type="float">
            <text:p>1.00E-003</text:p>
          </table:table-cell>
          <table:table-cell table:number-columns-repeated="2"/>
          <table:table-cell office:value-type="float" office:value="3655" calcext:value-type="float">
            <text:p>36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000-1000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0.553293" calcext:value-type="float">
            <text:p>0.553293</text:p>
          </table:table-cell>
          <table:table-cell office:value-type="float" office:value="1.698461" calcext:value-type="float">
            <text:p>1.698461</text:p>
          </table:table-cell>
          <table:table-cell office:value-type="float" office:value="5.47" calcext:value-type="float">
            <text:p>5.47</text:p>
          </table:table-cell>
          <table:table-cell office:value-type="float" office:value="3.53" calcext:value-type="float">
            <text:p>3.53</text:p>
          </table:table-cell>
          <table:table-cell office:value-type="float" office:value="5.96" calcext:value-type="float">
            <text:p>5.96</text:p>
          </table:table-cell>
          <table:table-cell office:value-type="float" office:value="1.833" calcext:value-type="float">
            <text:p>1.833</text:p>
          </table:table-cell>
          <table:table-cell table:formula="of:=[.AA218]/[.Z218]" office:value-type="float" office:value="0.30755033557047" calcext:value-type="float">
            <text:p>0.3075503356</text:p>
          </table:table-cell>
          <table:table-cell office:value-type="float" office:value="0.141" calcext:value-type="float">
            <text:p>0.141</text:p>
          </table:table-cell>
          <table:table-cell office:value-type="string" calcext:value-type="string">
            <text:p>nbest</text:p>
          </table:table-cell>
          <table:table-cell/>
        </table:table-row>
        <table:table-row table:style-name="ro1">
          <table:table-cell table:number-columns-repeated="12"/>
          <table:table-cell table:style-name="ce9" office:value-type="float" office:value="0.01" calcext:value-type="float">
            <text:p>1.00E-002</text:p>
          </table:table-cell>
          <table:table-cell table:number-columns-repeated="2"/>
          <table:table-cell office:value-type="float" office:value="1088" calcext:value-type="float">
            <text:p>1088</text:p>
          </table:table-cell>
          <table:table-cell table:number-columns-repeated="2"/>
          <table:table-cell office:value-type="string" calcext:value-type="string">
            <text:p>1000-1000</text:p>
          </table:table-cell>
          <table:table-cell table:number-columns-repeated="2"/>
          <table:table-cell office:value-type="float" office:value="1.346033" calcext:value-type="float">
            <text:p>1.346033</text:p>
          </table:table-cell>
          <table:table-cell office:value-type="float" office:value="1.376663" calcext:value-type="float">
            <text:p>1.376663</text:p>
          </table:table-cell>
          <table:table-cell office:value-type="float" office:value="3.997" calcext:value-type="float">
            <text:p>3.997</text:p>
          </table:table-cell>
          <table:table-cell office:value-type="float" office:value="2.095" calcext:value-type="float">
            <text:p>2.095</text:p>
          </table:table-cell>
          <table:table-cell office:value-type="float" office:value="4" calcext:value-type="float">
            <text:p>4</text:p>
          </table:table-cell>
          <table:table-cell office:value-type="float" office:value="2.117" calcext:value-type="float">
            <text:p>2.117</text:p>
          </table:table-cell>
          <table:table-cell table:formula="of:=[.AA219]/[.Z219]" office:value-type="float" office:value="0.52925" calcext:value-type="float">
            <text:p>0.52925</text:p>
          </table:table-cell>
          <table:table-cell office:value-type="float" office:value="0.358" calcext:value-type="float">
            <text:p>0.35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9" office:value-type="float" office:value="0.01" calcext:value-type="float">
            <text:p>1.00E-002</text:p>
          </table:table-cell>
          <table:table-cell table:number-columns-repeated="2"/>
          <table:table-cell office:value-type="float" office:value="2094" calcext:value-type="float">
            <text:p>20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0000-1000</text:p>
          </table:table-cell>
          <table:table-cell table:number-columns-repeated="2"/>
          <table:table-cell office:value-type="float" office:value="1.34424" calcext:value-type="float">
            <text:p>1.34424</text:p>
          </table:table-cell>
          <table:table-cell office:value-type="float" office:value="1.355149" calcext:value-type="float">
            <text:p>1.355149</text:p>
          </table:table-cell>
          <table:table-cell office:value-type="float" office:value="4" calcext:value-type="float">
            <text:p>4</text:p>
          </table:table-cell>
          <table:table-cell office:value-type="float" office:value="2.1275" calcext:value-type="float">
            <text:p>2.1275</text:p>
          </table:table-cell>
          <table:table-cell office:value-type="float" office:value="4" calcext:value-type="float">
            <text:p>4</text:p>
          </table:table-cell>
          <table:table-cell office:value-type="float" office:value="2.117" calcext:value-type="float">
            <text:p>2.117</text:p>
          </table:table-cell>
          <table:table-cell table:formula="of:=[.AA220]/[.Z220]" office:value-type="float" office:value="0.52925" calcext:value-type="float">
            <text:p>0.52925</text:p>
          </table:table-cell>
          <table:table-cell office:value-type="float" office:value="0.358" calcext:value-type="float">
            <text:p>0.3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21162" calcext:value-type="float">
            <text:p>121162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008674" calcext:value-type="float">
            <text:p>0.008674</text:p>
          </table:table-cell>
          <table:table-cell office:value-type="float" office:value="1.1641755" calcext:value-type="float">
            <text:p>1.16417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956" calcext:value-type="float">
            <text:p>3.956</text:p>
          </table:table-cell>
          <table:table-cell office:value-type="float" office:value="2.03" calcext:value-type="float">
            <text:p>2.03</text:p>
          </table:table-cell>
          <table:table-cell table:formula="of:=[.AA221]/[.Z221]" office:value-type="float" office:value="0.51314459049545" calcext:value-type="float">
            <text:p>0.5131445905</text:p>
          </table:table-cell>
          <table:table-cell office:value-type="float" office:value="0.302" calcext:value-type="float">
            <text:p>0.302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  <table:table-cell table:style-name="Default" table:number-columns-repeated="3"/>
          <table:table-cell table:number-columns-repeated="12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6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0-1000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19000-1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9月2日</text:p>
          </table:table-cell>
          <table:table-cell office:value-type="string" calcext:value-type="string">
            <text:p>flow_new</text:p>
          </table:table-cell>
          <table:table-cell table:number-columns-repeated="29"/>
        </table:table-row>
        <table:table-row table:style-name="ro1">
          <table:table-cell table:number-columns-repeated="5"/>
          <table:table-cell table:style-name="ce3" office:value-type="string" calcext:value-type="string">
            <text:p>fc1</text:p>
          </table:table-cell>
          <table:table-cell table:style-name="ce3" office:value-type="string" calcext:value-type="string">
            <text:p>fc2</text:p>
          </table:table-cell>
          <table:table-cell office:value-type="string" calcext:value-type="string">
            <text:p>fc3</text:p>
          </table:table-cell>
          <table:table-cell office:value-type="string" calcext:value-type="string">
            <text:p>fc4</text:p>
          </table:table-cell>
          <table:table-cell table:number-columns-repeated="3"/>
          <table:table-cell office:value-type="string" calcext:value-type="string">
            <text:p>base_lr</text:p>
          </table:table-cell>
          <table:table-cell office:value-type="string" calcext:value-type="string">
            <text:p>stepsiz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iteration</text:p>
          </table:table-cell>
          <table:table-cell table:style-name="ce3" office:value-type="string" calcext:value-type="string" table:number-columns-spanned="2" table:number-rows-spanned="1">
            <text:p>batchsize</text:p>
          </table:table-cell>
          <table:covered-table-cell/>
          <table:table-cell office:value-type="string" calcext:value-type="string">
            <text:p>data size</text:p>
          </table:table-cell>
          <table:table-cell table:style-name="ce3" office:value-type="string" calcext:value-type="string" table:number-columns-spanned="2" table:number-rows-spanned="1">
            <text:p>start </text:p>
          </table:table-cell>
          <table:covered-table-cell/>
          <table:table-cell table:style-name="ce3" office:value-type="string" calcext:value-type="string" table:number-columns-spanned="2" table:number-rows-spanned="1">
            <text:p>final </text:p>
          </table:table-cell>
          <table:covered-table-cell/>
          <table:table-cell table:style-name="ce3" office:value-type="string" calcext:value-type="string" table:number-columns-spanned="2" table:number-rows-spanned="1">
            <text:p>tain</text:p>
          </table:table-cell>
          <table:covered-table-cell/>
          <table:table-cell table:style-name="ce3" office:value-type="string" calcext:value-type="string" table:number-columns-spanned="2" table:number-rows-spanned="1">
            <text:p>test</text:p>
          </table:table-cell>
          <table:covered-table-cell/>
          <table:table-cell office:value-type="string" calcext:value-type="string">
            <text:p>link_ratio</text:p>
          </table:table-cell>
          <table:table-cell office:value-type="string" calcext:value-type="string">
            <text:p>topo_ratio</text:p>
          </table:table-cell>
          <table:table-cell table:number-columns-repeated="2"/>
        </table:table-row>
        <table:table-row table:style-name="ro1">
          <table:table-cell table:number-columns-repeated="5"/>
          <table:table-cell table:number-columns-repeated="2" table:style-name="ce4" office:value-type="string" calcext:value-type="string">
            <text:p>outputNumber</text:p>
          </table:table-cell>
          <table:table-cell table:number-columns-repeated="2" office:value-type="string" calcext:value-type="string">
            <text:p>outputNumber</text:p>
          </table:table-cell>
          <table:table-cell table:number-columns-repeated="7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9" office:value-type="float" office:value="0.01" calcext:value-type="float">
            <text:p>1.00E-0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9000-1000</text:p>
          </table:table-cell>
          <table:table-cell table:number-columns-repeated="12"/>
        </table:table-row>
        <table:table-row table:style-name="ro1" table:number-rows-repeated="3">
          <table:table-cell table:number-columns-repeated="31"/>
        </table:table-row>
        <table:table-row table:style-name="ro2">
          <table:table-cell office:value-type="string" calcext:value-type="string">
            <text:p>9月8日</text:p>
          </table:table-cell>
          <table:table-cell table:number-columns-repeated="30"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fc1</text:p>
          </table:table-cell>
          <table:table-cell table:style-name="ce3" office:value-type="string" calcext:value-type="string">
            <text:p>fc2</text:p>
          </table:table-cell>
          <table:table-cell office:value-type="string" calcext:value-type="string">
            <text:p>fc3</text:p>
          </table:table-cell>
          <table:table-cell office:value-type="string" calcext:value-type="string">
            <text:p>fc4</text:p>
          </table:table-cell>
          <table:table-cell table:style-name="Default" table:number-columns-repeated="4"/>
          <table:table-cell table:number-columns-repeated="16"/>
        </table:table-row>
        <table:table-row table:style-name="ro1">
          <table:table-cell table:style-name="Default"/>
          <table:table-cell table:number-columns-repeated="6"/>
          <table:table-cell table:number-columns-repeated="4" office:value-type="string" calcext:value-type="string">
            <text:p>outputNumber</text:p>
          </table:table-cell>
          <table:table-cell table:style-name="Default" table:number-columns-repeated="2"/>
          <table:table-cell table:style-name="Default" office:value-type="string" calcext:value-type="string">
            <text:p>data size</text:p>
          </table:table-cell>
          <table:table-cell table:style-name="Default" office:value-type="string" calcext:value-type="string">
            <text:p>forward time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style-name="Default" table:number-columns-repeated="2"/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39723489" calcext:value-type="float">
            <text:p>39723489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7"/>
          <table:table-cell table:style-name="Default" office:value-type="float" office:value="39271480" calcext:value-type="float">
            <text:p>39271480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7"/>
          <table:table-cell table:style-name="Default" office:value-type="float" office:value="38003261" calcext:value-type="float">
            <text:p>38003261</text:p>
          </table:table-cell>
          <table:table-cell table:number-columns-repeated="16"/>
        </table:table-row>
        <table:table-row table:style-name="ro2">
          <table:table-cell table:style-name="Default"/>
          <table:table-cell table:number-columns-repeated="6"/>
          <table:table-cell table:style-name="Default" table:number-columns-repeated="7"/>
          <table:table-cell table:style-name="Default" office:value-type="float" office:value="39033470" calcext:value-type="float">
            <text:p>39033470</text:p>
          </table:table-cell>
          <table:table-cell office:value-type="string" calcext:value-type="string">
            <text:p>含min_max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6"/>
          <table:table-cell table:style-name="ce1"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Default"/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table:number-columns-repeated="2"/>
          <table:table-cell table:style-name="Default" office:value-type="float" office:value="43662364" calcext:value-type="float">
            <text:p>43662364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7"/>
          <table:table-cell table:style-name="Default" office:value-type="float" office:value="44381886" calcext:value-type="float">
            <text:p>44381886</text:p>
          </table:table-cell>
          <table:table-cell table:style-name="Default" office:value-type="string" calcext:value-type="string">
            <text:p>含min_max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9"/>
          <table:table-cell table:number-columns-repeated="15"/>
        </table:table-row>
        <table:table-row table:style-name="ro1">
          <table:table-cell table:style-name="Default"/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table:style-name="Default" table:number-columns-repeated="4"/>
          <table:table-cell table:style-name="Default" office:value-type="float" office:value="24387988" calcext:value-type="float">
            <text:p>24387988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7"/>
          <table:table-cell table:style-name="Default" office:value-type="float" office:value="24738279" calcext:value-type="float">
            <text:p>24738279</text:p>
          </table:table-cell>
          <table:table-cell table:style-name="Default" office:value-type="string" calcext:value-type="string">
            <text:p>含min_max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9"/>
          <table:table-cell table:number-columns-repeated="15"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fc1</text:p>
          </table:table-cell>
          <table:table-cell table:style-name="ce3" office:value-type="string" calcext:value-type="string">
            <text:p>fc2</text:p>
          </table:table-cell>
          <table:table-cell office:value-type="string" calcext:value-type="string">
            <text:p>fc3</text:p>
          </table:table-cell>
          <table:table-cell office:value-type="string" calcext:value-type="string">
            <text:p>fc4</text:p>
          </table:table-cell>
          <table:table-cell table:style-name="Default" table:number-columns-repeated="3"/>
          <table:table-cell table:number-columns-repeated="17"/>
        </table:table-row>
        <table:table-row table:style-name="ro1">
          <table:table-cell table:style-name="Default"/>
          <table:table-cell table:number-columns-repeated="6"/>
          <table:table-cell table:number-columns-repeated="4" office:value-type="string" calcext:value-type="string">
            <text:p>outputNumber</text:p>
          </table:table-cell>
          <table:table-cell table:style-name="Default" table:number-columns-repeated="3"/>
          <table:table-cell table:number-columns-repeated="17"/>
        </table:table-row>
        <table:table-row table:style-name="ro1">
          <table:table-cell table:style-name="Default"/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3"/>
          <table:table-cell office:value-type="float" office:value="334572" calcext:value-type="float">
            <text:p>334572</text:p>
          </table:table-cell>
          <table:table-cell table:number-columns-repeated="16"/>
        </table:table-row>
        <table:table-row table:style-name="ro2">
          <table:table-cell table:style-name="Default"/>
          <table:table-cell table:number-columns-repeated="6"/>
          <table:table-cell table:style-name="ce1"/>
          <table:table-cell table:style-name="Default" table:number-columns-repeated="6"/>
          <table:table-cell office:value-type="float" office:value="536431" calcext:value-type="float">
            <text:p>536431</text:p>
          </table:table-cell>
          <table:table-cell office:value-type="string" calcext:value-type="string">
            <text:p>含min_max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6"/>
          <table:table-cell table:style-name="ce1"/>
          <table:table-cell table:style-name="Default" table:number-columns-repeated="6"/>
          <table:table-cell table:number-columns-repeated="17"/>
        </table:table-row>
        <table:table-row table:style-name="ro1">
          <table:table-cell table:number-columns-repeated="7"/>
          <table:table-cell table:style-name="ce1"/>
          <table:table-cell table:style-name="Default" table:number-columns-repeated="6"/>
          <table:table-cell table:number-columns-repeated="17"/>
        </table:table-row>
        <table:table-row table:style-name="ro1">
          <table:table-cell table:number-columns-repeated="7"/>
          <table:table-cell table:style-name="ce3" office:value-type="string" calcext:value-type="string">
            <text:p>fc1</text:p>
          </table:table-cell>
          <table:table-cell table:style-name="ce3" office:value-type="string" calcext:value-type="string">
            <text:p>fc2</text:p>
          </table:table-cell>
          <table:table-cell office:value-type="string" calcext:value-type="string">
            <text:p>fc3</text:p>
          </table:table-cell>
          <table:table-cell office:value-type="string" calcext:value-type="string">
            <text:p>fc4</text:p>
          </table:table-cell>
          <table:table-cell table:style-name="Default" table:number-columns-repeated="3"/>
          <table:table-cell table:number-columns-repeated="17"/>
        </table:table-row>
        <table:table-row table:style-name="ro1">
          <table:table-cell table:number-columns-repeated="7"/>
          <table:table-cell table:number-columns-repeated="4" office:value-type="string" calcext:value-type="string">
            <text:p>outputNumber</text:p>
          </table:table-cell>
          <table:table-cell table:style-name="Default" table:number-columns-repeated="3"/>
          <table:table-cell table:number-columns-repeated="17"/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office:value-type="float" office:value="8587311" calcext:value-type="float">
            <text:p>8587311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1"/>
          <table:table-cell table:style-name="Default" table:number-columns-repeated="6"/>
          <table:table-cell office:value-type="float" office:value="8985385" calcext:value-type="float">
            <text:p>8985385</text:p>
          </table:table-cell>
          <table:table-cell office:value-type="string" calcext:value-type="string">
            <text:p>含min_max</text:p>
          </table:table-cell>
          <table:table-cell table:number-columns-repeated="15"/>
        </table:table-row>
        <table:table-row table:style-name="ro1">
          <table:table-cell table:number-columns-repeated="31"/>
        </table:table-row>
        <table:table-row table:style-name="ro1">
          <table:table-cell table:style-name="ce3" office:value-type="string" calcext:value-type="string" table:number-columns-spanned="3" table:number-rows-spanned="1">
            <text:p>conv2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conv4</text:p>
          </table:table-cell>
          <table:covered-table-cell table:number-columns-repeated="2"/>
          <table:table-cell table:style-name="ce3" office:value-type="string" calcext:value-type="string">
            <text:p>fc1</text:p>
          </table:table-cell>
          <table:table-cell table:style-name="ce3" office:value-type="string" calcext:value-type="string">
            <text:p>fc2</text:p>
          </table:table-cell>
          <table:table-cell office:value-type="string" calcext:value-type="string">
            <text:p>fc3</text:p>
          </table:table-cell>
          <table:table-cell office:value-type="string" calcext:value-type="string">
            <text:p>fc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rnel siz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outputNumber</text:p>
          </table:table-cell>
          <table:table-cell/>
          <table:table-cell office:value-type="string" calcext:value-type="string">
            <text:p>kernel size</text:p>
          </table:table-cell>
          <table:table-cell office:value-type="string" calcext:value-type="string">
            <text:p>stride</text:p>
          </table:table-cell>
          <table:table-cell table:number-columns-repeated="5" office:value-type="string" calcext:value-type="string">
            <text:p>outputNumber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35822617" calcext:value-type="float">
            <text:p>35822617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36066713" calcext:value-type="float">
            <text:p>36066713</text:p>
          </table:table-cell>
          <table:table-cell office:value-type="string" calcext:value-type="string">
            <text:p>含min_max</text:p>
          </table:table-cell>
          <table:table-cell table:number-columns-repeated="15"/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40439903" calcext:value-type="float">
            <text:p>40439903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41510199" calcext:value-type="float">
            <text:p>41510199</text:p>
          </table:table-cell>
          <table:table-cell office:value-type="string" calcext:value-type="string">
            <text:p>含min_max</text:p>
          </table:table-cell>
          <table:table-cell table:number-columns-repeated="15"/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6743285" calcext:value-type="float">
            <text:p>26743285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27158130" calcext:value-type="float">
            <text:p>27158130</text:p>
          </table:table-cell>
          <table:table-cell office:value-type="string" calcext:value-type="string">
            <text:p>含min_max</text:p>
          </table:table-cell>
          <table:table-cell table:number-columns-repeated="15"/>
        </table:table-row>
        <table:table-row table:style-name="ro1" table:number-rows-repeated="4">
          <table:table-cell table:number-columns-repeated="31"/>
        </table:table-row>
        <table:table-row table:style-name="ro2">
          <table:table-cell office:value-type="string" calcext:value-type="string">
            <text:p>9月11日</text:p>
          </table:table-cell>
          <table:table-cell table:number-columns-repeated="30"/>
        </table:table-row>
        <table:table-row table:style-name="ro1">
          <table:table-cell table:number-columns-repeated="7"/>
          <table:table-cell table:style-name="ce3" office:value-type="string" calcext:value-type="string">
            <text:p>fc1</text:p>
          </table:table-cell>
          <table:table-cell table:style-name="ce3" office:value-type="string" calcext:value-type="string">
            <text:p>fc2</text:p>
          </table:table-cell>
          <table:table-cell office:value-type="string" calcext:value-type="string">
            <text:p>fc3</text:p>
          </table:table-cell>
          <table:table-cell office:value-type="string" calcext:value-type="string">
            <text:p>fc4</text:p>
          </table:table-cell>
          <table:table-cell/>
          <table:table-cell office:value-type="string" calcext:value-type="string">
            <text:p>base_lr</text:p>
          </table:table-cell>
          <table:table-cell office:value-type="string" calcext:value-type="string">
            <text:p>stepsiz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iteration</text:p>
          </table:table-cell>
          <table:table-cell table:style-name="ce3" office:value-type="string" calcext:value-type="string" table:number-columns-spanned="2" table:number-rows-spanned="1">
            <text:p>batchsize</text:p>
          </table:table-cell>
          <table:covered-table-cell/>
          <table:table-cell office:value-type="string" calcext:value-type="string">
            <text:p>data size</text:p>
          </table:table-cell>
          <table:table-cell table:style-name="ce3" office:value-type="string" calcext:value-type="string" table:number-columns-spanned="2" table:number-rows-spanned="1">
            <text:p>start </text:p>
          </table:table-cell>
          <table:covered-table-cell/>
          <table:table-cell table:style-name="ce3" office:value-type="string" calcext:value-type="string" table:number-columns-spanned="2" table:number-rows-spanned="1">
            <text:p>final </text:p>
          </table:table-cell>
          <table:covered-table-cell/>
          <table:table-cell table:style-name="ce3" office:value-type="string" calcext:value-type="string" table:number-columns-spanned="2" table:number-rows-spanned="1">
            <text:p>tain</text:p>
          </table:table-cell>
          <table:covered-table-cell/>
          <table:table-cell table:style-name="ce3" office:value-type="string" calcext:value-type="string" table:number-columns-spanned="2" table:number-rows-spanned="1">
            <text:p>test</text:p>
          </table:table-cell>
          <table:covered-table-cell/>
          <table:table-cell office:value-type="string" calcext:value-type="string">
            <text:p>link_ratio</text:p>
          </table:table-cell>
          <table:table-cell office:value-type="string" calcext:value-type="string">
            <text:p>topo_ratio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string" calcext:value-type="string">
            <text:p>outputNumber</text:p>
          </table:table-cell>
          <table:table-cell table:number-columns-repeated="5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vg3-50</text:p>
          </table:table-cell>
          <table:table-cell table:style-name="ce9" office:value-type="float" office:value="0.01" calcext:value-type="float">
            <text:p>1.00E-002</text:p>
          </table:table-cell>
          <table:table-cell table:number-columns-repeated="2"/>
          <table:table-cell office:value-type="float" office:value="23369" calcext:value-type="float">
            <text:p>2336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0-10000</text:p>
          </table:table-cell>
          <table:table-cell table:number-columns-repeated="2"/>
          <table:table-cell office:value-type="float" office:value="0.027333" calcext:value-type="float">
            <text:p>0.027333</text:p>
          </table:table-cell>
          <table:table-cell office:value-type="float" office:value="1.406327" calcext:value-type="float">
            <text:p>1.4063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13" calcext:value-type="float">
            <text:p>4.113</text:p>
          </table:table-cell>
          <table:table-cell office:value-type="float" office:value="2.0913" calcext:value-type="float">
            <text:p>2.0913</text:p>
          </table:table-cell>
          <table:table-cell table:formula="of:=[.AA277]/[.Z277]" office:value-type="float" office:value="0.508460977388767" calcext:value-type="float">
            <text:p>0.5084609774</text:p>
          </table:table-cell>
          <table:table-cell office:value-type="float" office:value="0.2187" calcext:value-type="float">
            <text:p>0.2187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10000-1000</text:p>
          </table:table-cell>
          <table:table-cell table:number-columns-repeated="2"/>
          <table:table-cell office:value-type="float" office:value="0.027333" calcext:value-type="float">
            <text:p>0.027333</text:p>
          </table:table-cell>
          <table:table-cell office:value-type="float" office:value="1.430914" calcext:value-type="float">
            <text:p>1.4309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29" calcext:value-type="float">
            <text:p>4.129</text:p>
          </table:table-cell>
          <table:table-cell office:value-type="float" office:value="2.078" calcext:value-type="float">
            <text:p>2.078</text:p>
          </table:table-cell>
          <table:table-cell table:formula="of:=[.AA278]/[.Z278]" office:value-type="float" office:value="0.503269556793412" calcext:value-type="float">
            <text:p>0.5032695568</text:p>
          </table:table-cell>
          <table:table-cell office:value-type="float" office:value="0.224" calcext:value-type="float">
            <text:p>0.2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6252" calcext:value-type="float">
            <text:p>26252</text:p>
          </table:table-cell>
          <table:table-cell table:number-columns-repeated="2"/>
          <table:table-cell office:value-type="string" calcext:value-type="string">
            <text:p>19000-10000</text:p>
          </table:table-cell>
          <table:table-cell table:number-columns-repeated="2"/>
          <table:table-cell office:value-type="float" office:value="0.039131" calcext:value-type="float">
            <text:p>0.039131</text:p>
          </table:table-cell>
          <table:table-cell office:value-type="float" office:value="1.40279" calcext:value-type="float">
            <text:p>1.4027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211" calcext:value-type="float">
            <text:p>4.211</text:p>
          </table:table-cell>
          <table:table-cell office:value-type="float" office:value="2.068" calcext:value-type="float">
            <text:p>2.068</text:p>
          </table:table-cell>
          <table:table-cell table:formula="of:=[.AA279]/[.Z279]" office:value-type="float" office:value="0.491094751840418" calcext:value-type="float">
            <text:p>0.4910947518</text:p>
          </table:table-cell>
          <table:table-cell office:value-type="float" office:value="0.191" calcext:value-type="float">
            <text:p>0.191</text:p>
          </table:table-cell>
          <table:table-cell table:number-columns-repeated="2"/>
        </table:table-row>
        <table:table-row table:style-name="ro1">
          <table:table-cell table:number-columns-repeated="27"/>
          <table:table-cell table:formula="of:=[.AA280]/[.Z28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Avg3-25</text:p>
          </table:table-cell>
          <table:table-cell table:number-columns-repeated="3"/>
          <table:table-cell office:value-type="float" office:value="25800" calcext:value-type="float">
            <text:p>25800</text:p>
          </table:table-cell>
          <table:table-cell table:number-columns-repeated="2"/>
          <table:table-cell office:value-type="string" calcext:value-type="string">
            <text:p>10000-10000</text:p>
          </table:table-cell>
          <table:table-cell office:value-type="float" office:value="0.63" calcext:value-type="float">
            <text:p>0.63</text:p>
          </table:table-cell>
          <table:table-cell office:value-type="float" office:value="1.601" calcext:value-type="float">
            <text:p>1.601</text:p>
          </table:table-cell>
          <table:table-cell table:number-columns-repeated="6"/>
          <table:table-cell table:formula="of:=[.AA281]/[.Z28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continue from 3-50</text:p>
          </table:table-cell>
          <table:table-cell table:number-columns-repeated="7"/>
          <table:table-cell office:value-type="float" office:value="0.18" calcext:value-type="float">
            <text:p>0.18</text:p>
          </table:table-cell>
          <table:table-cell office:value-type="float" office:value="1.692" calcext:value-type="float">
            <text:p>1.692</text:p>
          </table:table-cell>
          <table:table-cell table:number-columns-repeated="6"/>
          <table:table-cell table:formula="of:=[.AA282]/[.Z28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0.12" calcext:value-type="float">
            <text:p>0.12</text:p>
          </table:table-cell>
          <table:table-cell office:value-type="float" office:value="1.522" calcext:value-type="float">
            <text:p>1.522</text:p>
          </table:table-cell>
          <table:table-cell table:number-columns-repeated="6"/>
          <table:table-cell table:formula="of:=[.AA283]/[.Z28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0.1" calcext:value-type="float">
            <text:p>0.1</text:p>
          </table:table-cell>
          <table:table-cell office:value-type="float" office:value="1.659" calcext:value-type="float">
            <text:p>1.659</text:p>
          </table:table-cell>
          <table:table-cell office:value-type="float" office:value="0.030747" calcext:value-type="float">
            <text:p>0.030747</text:p>
          </table:table-cell>
          <table:table-cell office:value-type="float" office:value="1.489685" calcext:value-type="float">
            <text:p>1.4896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6974" calcext:value-type="float">
            <text:p>4.6974</text:p>
          </table:table-cell>
          <table:table-cell office:value-type="float" office:value="1.9152" calcext:value-type="float">
            <text:p>1.9152</text:p>
          </table:table-cell>
          <table:table-cell table:formula="of:=[.AA284]/[.Z284]" office:value-type="float" office:value="0.407714906118278" calcext:value-type="float">
            <text:p>0.4077149061</text:p>
          </table:table-cell>
          <table:table-cell office:value-type="float" office:value="0.1146" calcext:value-type="float">
            <text:p>0.1146</text:p>
          </table:table-cell>
          <table: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1"/>
          <table:table-cell office:value-type="string" calcext:value-type="string">
            <text:p>Avg3-0</text:p>
          </table:table-cell>
          <table:table-cell table:number-columns-repeated="15"/>
          <table:table-cell table:formula="of:=[.AA286]/[.Z28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8478" calcext:value-type="float">
            <text:p>28478</text:p>
          </table:table-cell>
          <table:table-cell table:number-columns-repeated="2"/>
          <table:table-cell office:value-type="string" calcext:value-type="string">
            <text:p>10000-10000</text:p>
          </table:table-cell>
          <table:table-cell office:value-type="float" office:value="0.54" calcext:value-type="float">
            <text:p>0.54</text:p>
          </table:table-cell>
          <table:table-cell office:value-type="float" office:value="1.443" calcext:value-type="float">
            <text:p>1.443</text:p>
          </table:table-cell>
          <table:table-cell table:number-columns-repeated="6"/>
          <table:table-cell table:formula="of:=[.AA287]/[.Z28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0.18" calcext:value-type="float">
            <text:p>0.18</text:p>
          </table:table-cell>
          <table:table-cell office:value-type="float" office:value="1.446" calcext:value-type="float">
            <text:p>1.446</text:p>
          </table:table-cell>
          <table:table-cell table:number-columns-repeated="6"/>
          <table:table-cell table:formula="of:=[.AA288]/[.Z28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0.1" calcext:value-type="float">
            <text:p>0.1</text:p>
          </table:table-cell>
          <table:table-cell office:value-type="float" office:value="1.486" calcext:value-type="float">
            <text:p>1.486</text:p>
          </table:table-cell>
          <table:table-cell office:value-type="float" office:value="0.028993" calcext:value-type="float">
            <text:p>0.028993</text:p>
          </table:table-cell>
          <table:table-cell office:value-type="float" office:value="1.51284" calcext:value-type="float">
            <text:p>1.512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0979" calcext:value-type="float">
            <text:p>4.0979</text:p>
          </table:table-cell>
          <table:table-cell office:value-type="float" office:value="2.0713" calcext:value-type="float">
            <text:p>2.0713</text:p>
          </table:table-cell>
          <table:table-cell table:formula="of:=[.AA289]/[.Z289]" office:value-type="float" office:value="0.505454013031065" calcext:value-type="float">
            <text:p>0.505454013</text:p>
          </table:table-cell>
          <table:table-cell office:value-type="float" office:value="0.2443" calcext:value-type="float">
            <text:p>0.2443</text:p>
          </table:table-cell>
          <table:table-cell table:number-columns-repeated="2"/>
        </table:table-row>
        <table:table-row table:style-name="ro1">
          <table:table-cell table:number-columns-repeated="27"/>
          <table:table-cell table:formula="of:=[.AA290]/[.Z29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Avg1-50</text:p>
          </table:table-cell>
          <table:table-cell table:number-columns-repeated="3"/>
          <table:table-cell office:value-type="float" office:value="29918" calcext:value-type="float">
            <text:p>29918</text:p>
          </table:table-cell>
          <table:table-cell table:number-columns-repeated="2"/>
          <table:table-cell office:value-type="string" calcext:value-type="string">
            <text:p>10000-10000</text:p>
          </table:table-cell>
          <table:table-cell office:value-type="float" office:value="1.24" calcext:value-type="float">
            <text:p>1.24</text:p>
          </table:table-cell>
          <table:table-cell office:value-type="float" office:value="1.371" calcext:value-type="float">
            <text:p>1.371</text:p>
          </table:table-cell>
          <table:table-cell table:number-columns-repeated="6"/>
          <table:table-cell table:formula="of:=[.AA291]/[.Z29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0.31" calcext:value-type="float">
            <text:p>0.31</text:p>
          </table:table-cell>
          <table:table-cell office:value-type="float" office:value="1.554" calcext:value-type="float">
            <text:p>1.554</text:p>
          </table:table-cell>
          <table:table-cell table:number-columns-repeated="6"/>
          <table:table-cell table:formula="of:=[.AA292]/[.Z29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0.12" calcext:value-type="float">
            <text:p>0.12</text:p>
          </table:table-cell>
          <table:table-cell office:value-type="float" office:value="1.446" calcext:value-type="float">
            <text:p>1.446</text:p>
          </table:table-cell>
          <table:table-cell office:value-type="float" office:value="0.036352" calcext:value-type="float">
            <text:p>0.036352</text:p>
          </table:table-cell>
          <table:table-cell office:value-type="float" office:value="1.484997" calcext:value-type="float">
            <text:p>1.4849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376" calcext:value-type="float">
            <text:p>4.376</text:p>
          </table:table-cell>
          <table:table-cell office:value-type="float" office:value="2.0042" calcext:value-type="float">
            <text:p>2.0042</text:p>
          </table:table-cell>
          <table:table-cell table:formula="of:=[.AA293]/[.Z293]" office:value-type="float" office:value="0.457998171846435" calcext:value-type="float">
            <text:p>0.4579981718</text:p>
          </table:table-cell>
          <table:table-cell office:value-type="float" office:value="0.1686" calcext:value-type="float">
            <text:p>0.1686</text:p>
          </table:table-cell>
          <table:table-cell table:number-columns-repeated="2"/>
        </table:table-row>
        <table:table-row table:style-name="ro1">
          <table:table-cell table:number-columns-repeated="27"/>
          <table:table-cell table:formula="of:=[.AA294]/[.Z29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Avg1-25</text:p>
          </table:table-cell>
          <table:table-cell table:number-columns-repeated="3"/>
          <table:table-cell office:value-type="float" office:value="32261" calcext:value-type="float">
            <text:p>32261</text:p>
          </table:table-cell>
          <table:table-cell table:number-columns-repeated="2"/>
          <table:table-cell office:value-type="string" calcext:value-type="string">
            <text:p>10000-10000</text:p>
          </table:table-cell>
          <table:table-cell office:value-type="float" office:value="0.9" calcext:value-type="float">
            <text:p>0.9</text:p>
          </table:table-cell>
          <table:table-cell office:value-type="float" office:value="1.532" calcext:value-type="float">
            <text:p>1.532</text:p>
          </table:table-cell>
          <table:table-cell table:number-columns-repeated="6"/>
          <table:table-cell table:formula="of:=[.AA295]/[.Z29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0.27" calcext:value-type="float">
            <text:p>0.27</text:p>
          </table:table-cell>
          <table:table-cell office:value-type="float" office:value="1.702" calcext:value-type="float">
            <text:p>1.702</text:p>
          </table:table-cell>
          <table:table-cell table:number-columns-repeated="6"/>
          <table:table-cell table:formula="of:=[.AA296]/[.Z29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0.13" calcext:value-type="float">
            <text:p>0.13</text:p>
          </table:table-cell>
          <table:table-cell office:value-type="float" office:value="1.499" calcext:value-type="float">
            <text:p>1.499</text:p>
          </table:table-cell>
          <table:table-cell table:number-columns-repeated="6"/>
          <table:table-cell table:formula="of:=[.AA297]/[.Z29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0.11" calcext:value-type="float">
            <text:p>0.11</text:p>
          </table:table-cell>
          <table:table-cell office:value-type="float" office:value="1.403" calcext:value-type="float">
            <text:p>1.403</text:p>
          </table:table-cell>
          <table:table-cell office:value-type="float" office:value="0.023954" calcext:value-type="float">
            <text:p>0.023954</text:p>
          </table:table-cell>
          <table:table-cell office:value-type="float" office:value="1.551366" calcext:value-type="float">
            <text:p>1.5513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4867" calcext:value-type="float">
            <text:p>4.4867</text:p>
          </table:table-cell>
          <table:table-cell office:value-type="float" office:value="1.843" calcext:value-type="float">
            <text:p>1.843</text:p>
          </table:table-cell>
          <table:table-cell table:formula="of:=[.AA298]/[.Z298]" office:value-type="float" office:value="0.410769607952393" calcext:value-type="float">
            <text:p>0.410769608</text:p>
          </table:table-cell>
          <table:table-cell office:value-type="float" office:value="0.1242" calcext:value-type="float">
            <text:p>0.1242</text:p>
          </table:table-cell>
          <table:table-cell table:number-columns-repeated="2"/>
        </table:table-row>
        <table:table-row table:style-name="ro1">
          <table:table-cell table:number-columns-repeated="27"/>
          <table:table-cell table:formula="of:=[.AA299]/[.Z29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realtrace</text:p>
          </table:table-cell>
          <table:table-cell table:number-columns-repeated="6"/>
          <table:table-cell office:value-type="string" calcext:value-type="string">
            <text:p>500-273</text:p>
          </table:table-cell>
          <table:table-cell office:value-type="float" office:value="1162" calcext:value-type="float">
            <text:p>1162</text:p>
          </table:table-cell>
          <table:table-cell office:value-type="float" office:value="106.2" calcext:value-type="float">
            <text:p>106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月14日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2"/>
          <table:table-cell office:value-type="string" calcext:value-type="string">
            <text:p>base_lr</text:p>
          </table:table-cell>
          <table:table-cell office:value-type="string" calcext:value-type="string">
            <text:p>stepsiz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iteration</text:p>
          </table:table-cell>
          <table:table-cell table:style-name="ce3" office:value-type="string" calcext:value-type="string" table:number-columns-spanned="2" table:number-rows-spanned="1">
            <text:p>batchsize</text:p>
          </table:table-cell>
          <table:covered-table-cell/>
          <table:table-cell office:value-type="string" calcext:value-type="string">
            <text:p>data size</text:p>
          </table:table-cell>
          <table:table-cell table:style-name="ce3" office:value-type="string" calcext:value-type="string" table:number-columns-spanned="2" table:number-rows-spanned="1">
            <text:p>start </text:p>
          </table:table-cell>
          <table:covered-table-cell/>
          <table:table-cell table:style-name="ce3" office:value-type="string" calcext:value-type="string" table:number-columns-spanned="2" table:number-rows-spanned="1">
            <text:p>final </text:p>
          </table:table-cell>
          <table:covered-table-cell/>
          <table:table-cell table:style-name="ce3" office:value-type="string" calcext:value-type="string" table:number-columns-spanned="2" table:number-rows-spanned="1">
            <text:p>tain</text:p>
          </table:table-cell>
          <table:covered-table-cell/>
          <table:table-cell table:style-name="ce3" office:value-type="string" calcext:value-type="string" table:number-columns-spanned="2" table:number-rows-spanned="1">
            <text:p>test</text:p>
          </table:table-cell>
          <table:covered-table-cell/>
          <table:table-cell office:value-type="string" calcext:value-type="string">
            <text:p>link_ratio</text:p>
          </table:table-cell>
          <table:table-cell office:value-type="string" calcext:value-type="string">
            <text:p>topo_ratio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office:value-type="string" calcext:value-type="string">
            <text:p>inferLInkNum</text:p>
          </table:table-cell>
          <table:table-cell office:value-type="string" calcext:value-type="string">
            <text:p>correctLinkNum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Avg3-25</text:p>
          </table:table-cell>
          <table:table-cell table:style-name="ce9" office:value-type="float" office:value="0.001" calcext:value-type="float">
            <text:p>1.00E-003</text:p>
          </table:table-cell>
          <table:table-cell table:number-columns-repeated="2"/>
          <table:table-cell office:value-type="float" office:value="27999" calcext:value-type="float">
            <text:p>27999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number-columns-repeated="12"/>
          <table:table-cell table:style-name="ce9" office:value-type="float" office:value="0.01" calcext:value-type="float">
            <text:p>1.00E-002</text:p>
          </table:table-cell>
          <table:table-cell table:number-columns-repeated="2"/>
          <table:table-cell office:value-type="float" office:value="35783" calcext:value-type="float">
            <text:p>35783</text:p>
          </table:table-cell>
          <table:table-cell table:number-columns-repeated="2"/>
          <table:table-cell office:value-type="string" calcext:value-type="string">
            <text:p>10000-10000</text:p>
          </table:table-cell>
          <table:table-cell table:number-columns-repeated="2"/>
          <table:table-cell office:value-type="float" office:value="0.018088" calcext:value-type="float">
            <text:p>0.018088</text:p>
          </table:table-cell>
          <table:table-cell office:value-type="float" office:value="1.609015" calcext:value-type="float">
            <text:p>1.609015</text:p>
          </table:table-cell>
          <table:table-cell office:value-type="float" office:value="4.004" calcext:value-type="float">
            <text:p>4.004</text:p>
          </table:table-cell>
          <table:table-cell office:value-type="float" office:value="4" calcext:value-type="float">
            <text:p>4</text:p>
          </table:table-cell>
          <table:table-cell office:value-type="float" office:value="4.422" calcext:value-type="float">
            <text:p>4.422</text:p>
          </table:table-cell>
          <table:table-cell office:value-type="float" office:value="1.779" calcext:value-type="float">
            <text:p>1.779</text:p>
          </table:table-cell>
          <table:table-cell table:formula="of:=[.AA306]/[.Z306]" office:value-type="float" office:value="0.402306648575305" calcext:value-type="float">
            <text:p>0.4023066486</text:p>
          </table:table-cell>
          <table:table-cell office:value-type="float" office:value="0.133" calcext:value-type="float">
            <text:p>0.133</text:p>
          </table:table-cell>
          <table:table-cell table:number-columns-repeated="2"/>
        </table:table-row>
        <table:table-row table:style-name="ro1">
          <table:table-cell table:number-columns-repeated="27"/>
          <table:table-cell table:formula="of:=[.AA307]/[.Z30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7"/>
          <table:table-cell table:formula="of:=[.AA308]/[.Z30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7"/>
          <table:table-cell table:formula="of:=[.AA309]/[.Z30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7"/>
          <table:table-cell table:formula="of:=[.AA310]/[.Z3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7"/>
          <table:table-cell table:formula="of:=[.AA311]/[.Z31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Avg1-25</text:p>
          </table:table-cell>
          <table:table-cell table:style-name="ce9" office:value-type="float" office:value="0.001" calcext:value-type="float">
            <text:p>1.00E-003</text:p>
          </table:table-cell>
          <table:table-cell table:number-columns-repeated="2"/>
          <table:table-cell office:value-type="float" office:value="20032" calcext:value-type="float">
            <text:p>20032</text:p>
          </table:table-cell>
          <table:table-cell table:number-columns-repeated="2"/>
          <table:table-cell office:value-type="string" calcext:value-type="string">
            <text:p>10000-10000</text:p>
          </table:table-cell>
          <table:table-cell table:number-columns-repeated="2"/>
          <table:table-cell office:value-type="float" office:value="0.029457" calcext:value-type="float">
            <text:p>0.029457</text:p>
          </table:table-cell>
          <table:table-cell office:value-type="float" office:value="1.6312" calcext:value-type="float">
            <text:p>1.6312</text:p>
          </table:table-cell>
          <table:table-cell office:value-type="float" office:value="4.0164" calcext:value-type="float">
            <text:p>4.0164</text:p>
          </table:table-cell>
          <table:table-cell office:value-type="float" office:value="3.999" calcext:value-type="float">
            <text:p>3.999</text:p>
          </table:table-cell>
          <table:table-cell office:value-type="float" office:value="4.299" calcext:value-type="float">
            <text:p>4.299</text:p>
          </table:table-cell>
          <table:table-cell office:value-type="float" office:value="1.813" calcext:value-type="float">
            <text:p>1.813</text:p>
          </table:table-cell>
          <table:table-cell table:formula="of:=[.AA312]/[.Z312]" office:value-type="float" office:value="0.421725982786695" calcext:value-type="float">
            <text:p>0.4217259828</text:p>
          </table:table-cell>
          <table:table-cell office:value-type="float" office:value="0.145" calcext:value-type="float">
            <text:p>0.145</text:p>
          </table:table-cell>
          <table:table-cell table:number-columns-repeated="2"/>
        </table:table-row>
        <table:table-row table:style-name="ro1">
          <table:table-cell table:number-columns-repeated="27"/>
          <table:table-cell table:formula="of:=[.AA313]/[.Z31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7"/>
          <table:table-cell table:formula="of:=[.AA314]/[.Z31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7"/>
          <table:table-cell table:formula="of:=[.AA315]/[.Z31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7"/>
          <table:table-cell table:formula="of:=[.AA316]/[.Z31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7"/>
          <table:table-cell table:formula="of:=[.AA317]/[.Z31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7"/>
          <table:table-cell table:formula="of:=[.AA318]/[.Z31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7"/>
          <table:table-cell table:formula="of:=[.AA319]/[.Z31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1048256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15:53:19.525307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2:27:52.526235348</meta:creation-date>
    <dc:date>2016-09-14T21:22:56.189574084</dc:date>
    <meta:editing-duration>P1DT23H15M40S</meta:editing-duration>
    <meta:editing-cycles>40</meta:editing-cycles>
    <meta:generator>LibreOffice/4.2.8.2$Linux_X86_64 LibreOffice_project/420m0$Build-2</meta:generator>
    <meta:document-statistic meta:table-count="1" meta:cell-count="3305" meta:object-count="0"/>
  </office:meta>
</office:document-meta>
</file>